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_20__28_var_29_" svg:stroke-color="#808080" draw:textarea-vertical-align="middle"/>
    </style:style>
    <style:style style:name="gr6" style:family="graphic" style:parent-style-name="objectwithoutfill">
      <style:graphic-properties draw:stroke="dash" draw:stroke-dash="Fine_20_Dashed_20__28_var_29_" svg:stroke-color="#80808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_20__28_var_29_" draw:textarea-vertical-align="middle"/>
    </style:style>
    <style:style style:name="gr9" style:family="graphic" style:parent-style-name="objectwithoutfill">
      <style:graphic-properties draw:stroke="dash" draw:stroke-dash="Fine_20_Dashed_20__28_var_29_" svg:stroke-color="#666666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11" style:family="graphic" style:parent-style-name="objectwithoutfill">
      <style:graphic-properties draw:stroke="none" draw:marker-start="Arrow" draw:marker-start-width="0.305cm" draw:marker-end="" draw:marker-end-width="0.3cm" draw:fill="solid" draw:fill-color="#000000" draw:textarea-horizontal-align="center" draw:textarea-vertical-align="middle" draw:shadow="hidden"/>
    </style:style>
    <style:style style:name="gr12" style:family="graphic" style:parent-style-name="objectwithoutfill">
      <style:graphic-properties draw:stroke="none" draw:marker-start="Arrow" draw:marker-start-width="0.305cm" draw:marker-end="Arrow" draw:marker-end-width="0.3cm" draw:fill="solid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draw:stroke-dash="Fine_20_Dashed_20__28_var_29_" svg:stroke-color="#808080" draw:fill="solid" draw:fill-color="#808080" draw:textarea-horizontal-align="center" draw:textarea-vertical-align="middle" draw:shadow="hidden"/>
    </style:style>
    <style:style style:name="gr14" style:family="graphic" style:parent-style-name="objectwithoutfill">
      <style:graphic-properties draw:stroke="none" draw:stroke-dash="Fine_20_Dashed_20__28_var_29_" svg:stroke-color="#808080" draw:marker-start="Arrow" draw:marker-start-width="0.305cm" draw:marker-end="Arrow" draw:marker-end-width="0.3cm" draw:fill="solid" draw:fill-color="#808080" draw:textarea-horizontal-align="center" draw:textarea-vertical-align="middle" draw:shadow="hidden"/>
    </style:style>
    <style:style style:name="gr15" style:family="graphic" style:parent-style-name="objectwithoutfill">
      <style:graphic-properties draw:stroke="none" draw:marker-start="" draw:marker-start-width="0.305cm" draw:marker-end="Arrow" draw:marker-end-width="0.3cm" draw:fill="solid" draw:fill-color="#000000" draw:textarea-horizontal-align="center" draw:textarea-vertical-align="middle" draw:shadow="hidden"/>
    </style:style>
    <style:style style:name="gr16" style:family="graphic" style:parent-style-name="standard">
      <style:graphic-properties draw:stroke="none" draw:stroke-dash="Fine_20_Dashed_20__28_var_29_" draw:fill="solid" draw:fill-color="#80808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80808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81cm" svg:height="3.81cm" svg:x="10.049cm" svg:y="4.652cm">
            <text:p text:style-name="P1"><text:span text:style-name="T1">PIC32MZ-EF</text:span></text:p>
          </draw:rect>
          <draw:rect draw:style-name="gr2" draw:text-style-name="P3" draw:layer="layout" svg:width="2.54cm" svg:height="2.54cm" svg:x="9.731cm" svg:y="10.524cm">
            <text:p text:style-name="P1"><text:span text:style-name="T2">Stepper</text:span></text:p>
            <text:p text:style-name="P1"><text:span text:style-name="T2">Driver</text:span></text:p>
            <text:p text:style-name="P1"><text:span text:style-name="T2">A4988</text:span></text:p>
            <text:p text:style-name="P1"><text:span text:style-name="T2">x5</text:span></text:p>
          </draw:rect>
          <draw:line draw:style-name="gr3" draw:text-style-name="P4" draw:layer="layout" svg:x1="11.001cm" svg:y1="10.524cm" svg:x2="11.318cm" svg:y2="8.461cm">
            <text:p text:style-name="P1"><text:span text:style-name="T3">OC, GPIO</text:span></text:p>
            <text:p text:style-name="P1"><text:span text:style-name="T3"/></text:p>
          </draw:line>
          <draw:rect draw:style-name="gr2" draw:text-style-name="P3" draw:layer="layout" svg:width="2.222cm" svg:height="1.587cm" svg:x="6.556cm" svg:y="9.414cm">
            <text:p text:style-name="P1"><text:span text:style-name="T2">microSD</text:span></text:p>
          </draw:rect>
          <draw:line draw:style-name="gr4" draw:text-style-name="P4" draw:layer="layout" svg:x1="8.779cm" svg:y1="9.414cm" svg:x2="10.049cm" svg:y2="8.462cm">
            <text:p text:style-name="P1"><text:span text:style-name="T3">SPI</text:span></text:p>
            <text:p text:style-name="P1"><text:span text:style-name="T3"/></text:p>
          </draw:line>
          <draw:line draw:style-name="gr4" draw:text-style-name="P4" draw:layer="layout" svg:x1="7.985cm" svg:y1="7.827cm" svg:x2="10.049cm" svg:y2="7.35cm">
            <text:p text:style-name="P1"><text:span text:style-name="T3">RMII</text:span></text:p>
            <text:p text:style-name="P1"><text:span text:style-name="T3"/></text:p>
          </draw:line>
          <draw:rect draw:style-name="gr2" draw:text-style-name="P3" draw:layer="layout" svg:width="2.381cm" svg:height="1.746cm" svg:x="5.604cm" svg:y="7.033cm">
            <text:p text:style-name="P1"><text:span text:style-name="T2">PHY</text:span></text:p>
            <text:p text:style-name="P1"><text:span text:style-name="T2">LAN8720</text:span></text:p>
          </draw:rect>
          <draw:rect draw:style-name="gr2" draw:text-style-name="P3" draw:layer="layout" svg:width="1.746cm" svg:height="1.746cm" svg:x="1.635cm" svg:y="7.033cm">
            <text:p text:style-name="P1"><text:span text:style-name="T2">RJ45</text:span></text:p>
          </draw:rect>
          <draw:line draw:style-name="gr4" draw:text-style-name="P4" draw:layer="layout" svg:x1="3.381cm" svg:y1="7.985cm" svg:x2="5.604cm" svg:y2="7.985cm">
            <text:p text:style-name="P1"><text:span text:style-name="T3">100Base-TX</text:span></text:p>
            <text:p text:style-name="P1"><text:span text:style-name="T3"/></text:p>
          </draw:line>
          <draw:line draw:style-name="gr4" draw:text-style-name="P4" draw:layer="layout" svg:x1="7.985cm" svg:y1="5.287cm" svg:x2="10.049cm" svg:y2="5.287cm">
            <text:p text:style-name="P1"><text:span text:style-name="T3">HS USB</text:span></text:p>
            <text:p text:style-name="P1"><text:span text:style-name="T3"/></text:p>
          </draw:line>
          <draw:rect draw:style-name="gr2" draw:text-style-name="P3" draw:layer="layout" svg:width="2.858cm" svg:height="1.746cm" svg:x="5.127cm" svg:y="4.334cm">
            <text:p text:style-name="P1"><text:span text:style-name="T2">USB Switch</text:span></text:p>
            <text:p text:style-name="P1"><text:span text:style-name="T2">USB3740</text:span></text:p>
          </draw:rect>
          <draw:rect draw:style-name="gr2" draw:text-style-name="P3" draw:layer="layout" svg:width="1.746cm" svg:height="1.746cm" svg:x="1.635cm" svg:y="4.969cm">
            <text:p text:style-name="P1"><text:span text:style-name="T2">MiniB</text:span></text:p>
          </draw:rect>
          <draw:rect draw:style-name="gr2" draw:text-style-name="P3" draw:layer="layout" svg:width="1.746cm" svg:height="1.746cm" svg:x="1.635cm" svg:y="2.905cm">
            <text:p text:style-name="P1"><text:span text:style-name="T2">Host</text:span></text:p>
            <text:p text:style-name="P1"><text:span text:style-name="T2">conn</text:span></text:p>
          </draw:rect>
          <draw:line draw:style-name="gr4" draw:text-style-name="P4" draw:layer="layout" svg:x1="3.381cm" svg:y1="6.239cm" svg:x2="5.127cm" svg:y2="5.604cm">
            <text:p text:style-name="P1"><text:span text:style-name="T3">HS USB</text:span></text:p>
            <text:p text:style-name="P1"><text:span text:style-name="T3"/></text:p>
          </draw:line>
          <draw:line draw:style-name="gr4" draw:text-style-name="P4" draw:layer="layout" svg:x1="3.381cm" svg:y1="4.175cm" svg:x2="5.127cm" svg:y2="4.652cm">
            <text:p text:style-name="P1"><text:span text:style-name="T3">HS USB</text:span></text:p>
            <text:p text:style-name="P1"><text:span text:style-name="T3"/></text:p>
          </draw:line>
          <draw:rect draw:style-name="gr5" draw:text-style-name="P5" draw:layer="layout" svg:width="3.016cm" svg:height="1.905cm" svg:x="5.445cm" svg:y="1.159cm">
            <text:p text:style-name="P1"><text:span text:style-name="T4">WiFi</text:span></text:p>
            <text:p text:style-name="P1"><text:span text:style-name="T4">MRF24WG0</text:span></text:p>
          </draw:rect>
          <draw:line draw:style-name="gr6" draw:text-style-name="P4" draw:layer="layout" svg:x1="8.461cm" svg:y1="3.064cm" svg:x2="10.049cm" svg:y2="4.652cm">
            <text:p text:style-name="P1"><text:span text:style-name="T5">SPI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3.064cm">
            <text:p text:style-name="P1"><text:span text:style-name="T2">End</text:span></text:p>
            <text:p text:style-name="P1"><text:span text:style-name="T2">Stop</text:span></text:p>
            <text:p text:style-name="P1"><text:span text:style-name="T2">x6</text:span></text:p>
          </draw:rect>
          <draw:line draw:style-name="gr3" draw:text-style-name="P4" draw:layer="layout" svg:x1="13.858cm" svg:y1="5.286cm" svg:x2="16.24cm" svg:y2="4.016cm">
            <text:p text:style-name="P1"><text:span text:style-name="T3">GPIO/</text:span></text:p>
            <text:p text:style-name="P1"><text:span text:style-name="T3">ADC/CMP</text:span></text:p>
          </draw:line>
          <draw:rect draw:style-name="gr2" draw:text-style-name="P3" draw:layer="layout" svg:width="1.746cm" svg:height="1.746cm" svg:x="9.573cm" svg:y="1.001cm">
            <text:p text:style-name="P1"><text:span text:style-name="T2">Fan</text:span></text:p>
            <text:p text:style-name="P1"><text:span text:style-name="T2">PWM</text:span></text:p>
            <text:p text:style-name="P1"><text:span text:style-name="T2">x2</text:span></text:p>
          </draw:rect>
          <draw:rect draw:style-name="gr2" draw:text-style-name="P3" draw:layer="layout" svg:width="1.746cm" svg:height="1.746cm" svg:x="13.7cm" svg:y="1cm">
            <text:p text:style-name="P1"><text:span text:style-name="T2">NTC</text:span></text:p>
            <text:p text:style-name="P1"><text:span text:style-name="T2">Thermo</text:span></text:p>
            <text:p text:style-name="P1"><text:span text:style-name="T2">x7</text:span></text:p>
          </draw:rect>
          <draw:line draw:style-name="gr3" draw:text-style-name="P4" draw:layer="layout" svg:x1="13.383cm" svg:y1="4.652cm" svg:x2="14.017cm" svg:y2="2.747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1.746cm" svg:height="1.746cm" svg:x="11.636cm" svg:y="1cm">
            <text:p text:style-name="P1"><text:span text:style-name="T2">Fan</text:span></text:p>
            <text:p text:style-name="P1"><text:span text:style-name="T2">Tacho</text:span></text:p>
            <text:p text:style-name="P1"><text:span text:style-name="T2">x6</text:span></text:p>
          </draw:rect>
          <draw:line draw:style-name="gr3" draw:text-style-name="P4" draw:layer="layout" svg:x1="12.272cm" svg:y1="4.652cm" svg:x2="12.431cm" svg:y2="2.746cm">
            <text:p text:style-name="P1"><text:span text:style-name="T3">GPIO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5.127cm">
            <text:p text:style-name="P1"><text:span text:style-name="T2">Heater</text:span></text:p>
            <text:p text:style-name="P1"><text:span text:style-name="T2">x3</text:span></text:p>
          </draw:rect>
          <draw:line draw:style-name="gr7" draw:text-style-name="P4" draw:layer="layout" svg:x1="13.859cm" svg:y1="6.08cm" svg:x2="16.24cm" svg:y2="6.08cm">
            <text:p text:style-name="P1"><text:span text:style-name="T3">OC</text:span></text:p>
            <text:p text:style-name="P1"><text:span text:style-name="T3"/></text:p>
          </draw:line>
          <draw:rect draw:style-name="gr2" draw:text-style-name="P3" draw:layer="layout" svg:width="1.746cm" svg:height="1.746cm" svg:x="15.764cm" svg:y="1.001cm">
            <text:p text:style-name="P1"><text:span text:style-name="T2">PS Volt</text:span></text:p>
            <text:p text:style-name="P1"><text:span text:style-name="T2">Sense</text:span></text:p>
            <text:p text:style-name="P1"><text:span text:style-name="T2">x2</text:span></text:p>
          </draw:rect>
          <draw:line draw:style-name="gr3" draw:text-style-name="P4" draw:layer="layout" svg:x1="13.859cm" svg:y1="4.652cm" svg:x2="16.081cm" svg:y2="2.747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2.508cm" svg:height="1.587cm" svg:x="15.128cm" svg:y="9.255cm">
            <text:p text:style-name="P1"><text:span text:style-name="T2">Expansion</text:span></text:p>
            <text:p text:style-name="P1"><text:span text:style-name="T2">Header</text:span></text:p>
          </draw:rect>
          <draw:line draw:style-name="gr7" draw:text-style-name="P4" draw:layer="layout" svg:x1="13.858cm" svg:y1="8.461cm" svg:x2="15.128cm" svg:y2="9.255cm">
            <text:p text:style-name="P1"><text:span text:style-name="T3">GPIO, <text:s text:c="4"/></text:span></text:p>
            <text:p text:style-name="P1"><text:span text:style-name="T3">ADC, SPI <text:s text:c="5"/></text:span></text:p>
          </draw:line>
          <draw:line draw:style-name="gr3" draw:text-style-name="P4" draw:layer="layout" svg:x1="10.525cm" svg:y1="2.747cm" svg:x2="11.002cm" svg:y2="4.652cm">
            <text:p text:style-name="P1"><text:span text:style-name="T3">OC</text:span></text:p>
            <text:p text:style-name="P1"><text:span text:style-name="T3"/></text:p>
          </draw:line>
          <draw:rect draw:style-name="gr8" draw:text-style-name="P5" draw:layer="layout" svg:width="2.445cm" svg:height="1.746cm" svg:x="16.716cm" svg:y="11.477cm">
            <text:p text:style-name="P1"><text:span text:style-name="T4">Legacy</text:span></text:p>
            <text:p text:style-name="P1"><text:span text:style-name="T4">LCD</text:span></text:p>
            <text:p text:style-name="P1"><text:span text:style-name="T4">Controller</text:span></text:p>
          </draw:rect>
          <draw:rect draw:style-name="gr8" draw:text-style-name="P5" draw:layer="layout" svg:width="2.223cm" svg:height="1.746cm" svg:x="13.858cm" svg:y="11.477cm">
            <text:p text:style-name="P1"><text:span text:style-name="T4">Hi-Res</text:span></text:p>
            <text:p text:style-name="P1"><text:span text:style-name="T4">TFT</text:span></text:p>
            <text:p text:style-name="P1"><text:span text:style-name="T4">w/touch</text:span></text:p>
          </draw:rect>
          <draw:line draw:style-name="gr9" draw:text-style-name="P1" draw:layer="layout" svg:x1="15.936cm" svg:y1="10.825cm" svg:x2="15.605cm" svg:y2="11.477cm">
            <text:p/>
          </draw:line>
          <draw:line draw:style-name="gr9" draw:text-style-name="P1" draw:layer="layout" svg:x1="16.888cm" svg:y1="10.825cm" svg:x2="17.192cm" svg:y2="11.477cm">
            <text:p/>
          </draw:line>
          <draw:rect draw:style-name="gr2" draw:text-style-name="P3" draw:layer="layout" svg:width="2.223cm" svg:height="1.746cm" svg:x="16.239cm" svg:y="7.191cm">
            <text:p text:style-name="P1"><text:span text:style-name="T2">Expansion</text:span></text:p>
            <text:p text:style-name="P1"><text:span text:style-name="T2">Bus</text:span></text:p>
          </draw:rect>
          <draw:line draw:style-name="gr4" draw:text-style-name="P4" draw:layer="layout" svg:x1="13.858cm" svg:y1="7.35cm" svg:x2="16.24cm" svg:y2="7.985cm">
            <text:p text:style-name="P1"><text:span text:style-name="T3">UART</text:span></text:p>
            <text:p text:style-name="P1"><text:span text:style-name="T3"/></text:p>
          </draw:line>
          <draw:rect draw:style-name="gr1" draw:text-style-name="P2" draw:layer="layout" svg:width="3.81cm" svg:height="3.81cm" svg:x="10.049cm" svg:y="4.653cm">
            <text:p text:style-name="P1"><text:span text:style-name="T1">PIC32MZ-EF</text:span></text:p>
          </draw:rect>
          <draw:rect draw:style-name="gr2" draw:text-style-name="P3" draw:layer="layout" svg:width="2.54cm" svg:height="2.54cm" svg:x="9.731cm" svg:y="10.525cm">
            <text:p text:style-name="P1"><text:span text:style-name="T2">Stepper</text:span></text:p>
            <text:p text:style-name="P1"><text:span text:style-name="T2">Driver</text:span></text:p>
            <text:p text:style-name="P1"><text:span text:style-name="T2">A4988</text:span></text:p>
            <text:p text:style-name="P1"><text:span text:style-name="T2">x5</text:span></text:p>
          </draw:rect>
          <draw:line draw:style-name="gr3" draw:text-style-name="P4" draw:layer="layout" svg:x1="11.001cm" svg:y1="10.525cm" svg:x2="11.318cm" svg:y2="8.462cm">
            <text:p text:style-name="P1"><text:span text:style-name="T3">OC, GPIO</text:span></text:p>
            <text:p text:style-name="P1"><text:span text:style-name="T3"/></text:p>
          </draw:line>
          <draw:rect draw:style-name="gr2" draw:text-style-name="P3" draw:layer="layout" svg:width="2.222cm" svg:height="1.587cm" svg:x="6.556cm" svg:y="9.415cm">
            <text:p text:style-name="P1"><text:span text:style-name="T2">microSD</text:span></text:p>
          </draw:rect>
          <draw:line draw:style-name="gr4" draw:text-style-name="P4" draw:layer="layout" svg:x1="8.779cm" svg:y1="9.415cm" svg:x2="10.049cm" svg:y2="8.463cm">
            <text:p text:style-name="P1"><text:span text:style-name="T3">SPI</text:span></text:p>
            <text:p text:style-name="P1"><text:span text:style-name="T3"/></text:p>
          </draw:line>
          <draw:line draw:style-name="gr4" draw:text-style-name="P4" draw:layer="layout" svg:x1="7.985cm" svg:y1="7.828cm" svg:x2="10.049cm" svg:y2="7.351cm">
            <text:p text:style-name="P1"><text:span text:style-name="T3">RMII</text:span></text:p>
            <text:p text:style-name="P1"><text:span text:style-name="T3"/></text:p>
          </draw:line>
          <draw:rect draw:style-name="gr2" draw:text-style-name="P3" draw:layer="layout" svg:width="2.381cm" svg:height="1.746cm" svg:x="5.604cm" svg:y="7.034cm">
            <text:p text:style-name="P1"><text:span text:style-name="T2">PHY</text:span></text:p>
            <text:p text:style-name="P1"><text:span text:style-name="T2">LAN8720</text:span></text:p>
          </draw:rect>
          <draw:rect draw:style-name="gr2" draw:text-style-name="P3" draw:layer="layout" svg:width="1.746cm" svg:height="1.746cm" svg:x="1.635cm" svg:y="7.034cm">
            <text:p text:style-name="P1"><text:span text:style-name="T2">RJ45</text:span></text:p>
          </draw:rect>
          <draw:line draw:style-name="gr4" draw:text-style-name="P4" draw:layer="layout" svg:x1="3.381cm" svg:y1="7.986cm" svg:x2="5.604cm" svg:y2="7.986cm">
            <text:p text:style-name="P1"><text:span text:style-name="T3">100Base-TX</text:span></text:p>
            <text:p text:style-name="P1"><text:span text:style-name="T3"/></text:p>
          </draw:line>
          <draw:line draw:style-name="gr4" draw:text-style-name="P4" draw:layer="layout" svg:x1="7.985cm" svg:y1="5.288cm" svg:x2="10.049cm" svg:y2="5.288cm">
            <text:p text:style-name="P1"><text:span text:style-name="T3">HS USB</text:span></text:p>
            <text:p text:style-name="P1"><text:span text:style-name="T3"/></text:p>
          </draw:line>
          <draw:rect draw:style-name="gr2" draw:text-style-name="P3" draw:layer="layout" svg:width="2.858cm" svg:height="1.746cm" svg:x="5.127cm" svg:y="4.335cm">
            <text:p text:style-name="P1"><text:span text:style-name="T2">USB Switch</text:span></text:p>
            <text:p text:style-name="P1"><text:span text:style-name="T2">USB3740</text:span></text:p>
          </draw:rect>
          <draw:rect draw:style-name="gr2" draw:text-style-name="P3" draw:layer="layout" svg:width="1.746cm" svg:height="1.746cm" svg:x="1.635cm" svg:y="4.97cm">
            <text:p text:style-name="P1"><text:span text:style-name="T2">MiniB</text:span></text:p>
          </draw:rect>
          <draw:rect draw:style-name="gr2" draw:text-style-name="P3" draw:layer="layout" svg:width="1.746cm" svg:height="1.746cm" svg:x="1.635cm" svg:y="2.906cm">
            <text:p text:style-name="P1"><text:span text:style-name="T2">Host</text:span></text:p>
            <text:p text:style-name="P1"><text:span text:style-name="T2">conn</text:span></text:p>
          </draw:rect>
          <draw:line draw:style-name="gr4" draw:text-style-name="P4" draw:layer="layout" svg:x1="3.381cm" svg:y1="6.24cm" svg:x2="5.127cm" svg:y2="5.605cm">
            <text:p text:style-name="P1"><text:span text:style-name="T3">HS USB</text:span></text:p>
            <text:p text:style-name="P1"><text:span text:style-name="T3"/></text:p>
          </draw:line>
          <draw:line draw:style-name="gr4" draw:text-style-name="P4" draw:layer="layout" svg:x1="3.381cm" svg:y1="4.176cm" svg:x2="5.127cm" svg:y2="4.653cm">
            <text:p text:style-name="P1"><text:span text:style-name="T3">HS USB</text:span></text:p>
            <text:p text:style-name="P1"><text:span text:style-name="T3"/></text:p>
          </draw:line>
          <draw:rect draw:style-name="gr5" draw:text-style-name="P5" draw:layer="layout" svg:width="3.016cm" svg:height="1.905cm" svg:x="5.445cm" svg:y="1.16cm">
            <text:p text:style-name="P1"><text:span text:style-name="T4">WiFi</text:span></text:p>
            <text:p text:style-name="P1"><text:span text:style-name="T4">MRF24WG0</text:span></text:p>
          </draw:rect>
          <draw:line draw:style-name="gr6" draw:text-style-name="P4" draw:layer="layout" svg:x1="8.461cm" svg:y1="3.065cm" svg:x2="10.049cm" svg:y2="4.653cm">
            <text:p text:style-name="P1"><text:span text:style-name="T5">SPI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3.065cm">
            <text:p text:style-name="P1"><text:span text:style-name="T2">End</text:span></text:p>
            <text:p text:style-name="P1"><text:span text:style-name="T2">Stop</text:span></text:p>
            <text:p text:style-name="P1"><text:span text:style-name="T2">x6</text:span></text:p>
          </draw:rect>
          <draw:line draw:style-name="gr3" draw:text-style-name="P4" draw:layer="layout" svg:x1="13.858cm" svg:y1="5.287cm" svg:x2="16.24cm" svg:y2="4.017cm">
            <text:p text:style-name="P1"><text:span text:style-name="T3">GPIO/</text:span></text:p>
            <text:p text:style-name="P1"><text:span text:style-name="T3">ADC/CMP</text:span></text:p>
          </draw:line>
          <draw:rect draw:style-name="gr2" draw:text-style-name="P3" draw:layer="layout" svg:width="1.746cm" svg:height="1.746cm" svg:x="9.573cm" svg:y="1.002cm">
            <text:p text:style-name="P1"><text:span text:style-name="T2">Fan</text:span></text:p>
            <text:p text:style-name="P1"><text:span text:style-name="T2">PWM</text:span></text:p>
            <text:p text:style-name="P1"><text:span text:style-name="T2">x2</text:span></text:p>
          </draw:rect>
          <draw:rect draw:style-name="gr2" draw:text-style-name="P3" draw:layer="layout" svg:width="1.746cm" svg:height="1.746cm" svg:x="13.7cm" svg:y="1.001cm">
            <text:p text:style-name="P1"><text:span text:style-name="T2">NTC</text:span></text:p>
            <text:p text:style-name="P1"><text:span text:style-name="T2">Thermo</text:span></text:p>
            <text:p text:style-name="P1"><text:span text:style-name="T2">x7</text:span></text:p>
          </draw:rect>
          <draw:line draw:style-name="gr3" draw:text-style-name="P4" draw:layer="layout" svg:x1="13.383cm" svg:y1="4.653cm" svg:x2="14.017cm" svg:y2="2.748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1.746cm" svg:height="1.746cm" svg:x="11.636cm" svg:y="1.001cm">
            <text:p text:style-name="P1"><text:span text:style-name="T2">Fan</text:span></text:p>
            <text:p text:style-name="P1"><text:span text:style-name="T2">Tacho</text:span></text:p>
            <text:p text:style-name="P1"><text:span text:style-name="T2">x6</text:span></text:p>
          </draw:rect>
          <draw:line draw:style-name="gr3" draw:text-style-name="P4" draw:layer="layout" svg:x1="12.272cm" svg:y1="4.653cm" svg:x2="12.431cm" svg:y2="2.747cm">
            <text:p text:style-name="P1"><text:span text:style-name="T3">GPIO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5.128cm">
            <text:p text:style-name="P1"><text:span text:style-name="T2">Heater</text:span></text:p>
            <text:p text:style-name="P1"><text:span text:style-name="T2">x3</text:span></text:p>
          </draw:rect>
          <draw:line draw:style-name="gr7" draw:text-style-name="P4" draw:layer="layout" svg:x1="13.859cm" svg:y1="6.081cm" svg:x2="16.24cm" svg:y2="6.081cm">
            <text:p text:style-name="P1"><text:span text:style-name="T3">OC</text:span></text:p>
            <text:p text:style-name="P1"><text:span text:style-name="T3"/></text:p>
          </draw:line>
          <draw:rect draw:style-name="gr2" draw:text-style-name="P3" draw:layer="layout" svg:width="1.746cm" svg:height="1.746cm" svg:x="15.764cm" svg:y="1.002cm">
            <text:p text:style-name="P1"><text:span text:style-name="T2">PS Volt</text:span></text:p>
            <text:p text:style-name="P1"><text:span text:style-name="T2">Sense</text:span></text:p>
            <text:p text:style-name="P1"><text:span text:style-name="T2">x4</text:span></text:p>
          </draw:rect>
          <draw:line draw:style-name="gr3" draw:text-style-name="P4" draw:layer="layout" svg:x1="13.859cm" svg:y1="4.653cm" svg:x2="16.081cm" svg:y2="2.748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2.508cm" svg:height="1.587cm" svg:x="15.128cm" svg:y="9.256cm">
            <text:p text:style-name="P1"><text:span text:style-name="T2">Expansion</text:span></text:p>
            <text:p text:style-name="P1"><text:span text:style-name="T2">Header</text:span></text:p>
          </draw:rect>
          <draw:line draw:style-name="gr7" draw:text-style-name="P4" draw:layer="layout" svg:x1="13.858cm" svg:y1="8.462cm" svg:x2="15.128cm" svg:y2="9.256cm">
            <text:p text:style-name="P1"><text:span text:style-name="T3">GPIO, <text:s text:c="4"/></text:span></text:p>
            <text:p text:style-name="P1"><text:span text:style-name="T3">ADC, SPI <text:s text:c="5"/></text:span></text:p>
          </draw:line>
          <draw:line draw:style-name="gr3" draw:text-style-name="P4" draw:layer="layout" svg:x1="10.525cm" svg:y1="2.748cm" svg:x2="11.002cm" svg:y2="4.653cm">
            <text:p text:style-name="P1"><text:span text:style-name="T3">OC</text:span></text:p>
            <text:p text:style-name="P1"><text:span text:style-name="T3"/></text:p>
          </draw:line>
          <draw:rect draw:style-name="gr8" draw:text-style-name="P5" draw:layer="layout" svg:width="2.445cm" svg:height="1.746cm" svg:x="16.716cm" svg:y="11.478cm">
            <text:p text:style-name="P1"><text:span text:style-name="T4">Legacy</text:span></text:p>
            <text:p text:style-name="P1"><text:span text:style-name="T4">LCD</text:span></text:p>
            <text:p text:style-name="P1"><text:span text:style-name="T4">Controller</text:span></text:p>
          </draw:rect>
          <draw:rect draw:style-name="gr8" draw:text-style-name="P5" draw:layer="layout" svg:width="2.223cm" svg:height="1.746cm" svg:x="13.858cm" svg:y="11.478cm">
            <text:p text:style-name="P1"><text:span text:style-name="T4">Hi-Res</text:span></text:p>
            <text:p text:style-name="P1"><text:span text:style-name="T4">TFT</text:span></text:p>
            <text:p text:style-name="P1"><text:span text:style-name="T4">w/touch</text:span></text:p>
          </draw:rect>
          <draw:line draw:style-name="gr9" draw:text-style-name="P1" draw:layer="layout" svg:x1="15.936cm" svg:y1="10.826cm" svg:x2="15.605cm" svg:y2="11.478cm">
            <text:p/>
          </draw:line>
          <draw:line draw:style-name="gr9" draw:text-style-name="P1" draw:layer="layout" svg:x1="16.888cm" svg:y1="10.826cm" svg:x2="17.192cm" svg:y2="11.478cm">
            <text:p/>
          </draw:line>
          <draw:rect draw:style-name="gr2" draw:text-style-name="P3" draw:layer="layout" svg:width="2.223cm" svg:height="1.746cm" svg:x="16.239cm" svg:y="7.192cm">
            <text:p text:style-name="P1"><text:span text:style-name="T2">Expansion</text:span></text:p>
            <text:p text:style-name="P1"><text:span text:style-name="T2">Bus</text:span></text:p>
          </draw:rect>
          <draw:line draw:style-name="gr4" draw:text-style-name="P4" draw:layer="layout" svg:x1="13.858cm" svg:y1="7.351cm" svg:x2="16.24cm" svg:y2="7.986cm">
            <text:p text:style-name="P1"><text:span text:style-name="T3">UART</text:span></text:p>
            <text:p text:style-name="P1"><text:span text:style-name="T3"/></text:p>
          </draw:line>
        </draw:g>
        <draw:g>
          <draw:g>
            <draw:path draw:style-name="gr1" draw:text-style-name="P2" draw:layer="layout" svg:width="3.809cm" svg:height="3.809cm" svg:x="10.938cm" svg:y="17.828cm" svg:viewBox="0 0 3810 3810" svg:d="M0 3810c0-1270 0-2540 0-3810 1270 0 2540 0 3810 0 0 1270 0 2540 0 3810-1270 0-2540 0-3810 0z">
              <text:p/>
            </draw:path>
            <draw:path draw:style-name="gr10" draw:text-style-name="P2" draw:layer="layout" svg:width="0.27cm" svg:height="0.353cm" svg:x="11.44cm" svg:y="19.547cm" svg:viewBox="0 0 271 354" svg:d="M0 354v-354h134c23 0 42 1 54 3 17 3 32 9 44 17s21 19 28 34 11 31 11 48c0 30-10 56-29 77s-54 31-104 31h-91v144zM47 168h92c30 0 52-6 65-17s19-27 19-47c0-15-4-28-11-38-8-11-18-18-30-21-8-2-23-3-44-3h-91z">
              <text:p/>
            </draw:path>
            <draw:path draw:style-name="gr10" draw:text-style-name="P2" draw:layer="layout" svg:width="0.046cm" svg:height="0.353cm" svg:x="11.778cm" svg:y="19.547cm" svg:viewBox="0 0 47 354" svg:d="M0 354c0-118 0-236 0-354 16 0 31 0 47 0 0 118 0 236 0 354-16 0-31 0-47 0z">
              <text:p/>
            </draw:path>
            <draw:path draw:style-name="gr10" draw:text-style-name="P2" draw:layer="layout" svg:width="0.311cm" svg:height="0.365cm" svg:x="11.897cm" svg:y="19.541cm" svg:viewBox="0 0 312 366" svg:d="M265 236l47 12c-10 38-27 68-53 88-25 20-56 30-93 30-38 0-69-8-93-23-24-16-42-38-54-68-13-29-19-61-19-95 0-37 7-69 21-96 14-28 34-48 60-63 26-14 54-21 86-21 35 0 65 9 89 27s41 43 50 76l-46 11c-8-26-20-45-36-56-15-12-35-18-58-18-28 0-50 7-68 20-19 13-32 30-39 52s-11 45-11 68c0 30 4 57 13 79s22 39 41 50c18 11 38 17 60 17 26 0 48-8 66-23s31-37 37-67z">
              <text:p/>
            </draw:path>
            <draw:path draw:style-name="gr10" draw:text-style-name="P2" draw:layer="layout" svg:width="0.231cm" svg:height="0.36cm" svg:x="12.249cm" svg:y="19.546cm" svg:viewBox="0 0 232 361" svg:d="M0 262l45-6c5 24 13 42 25 53s26 16 44 16c20 0 38-7 51-21 14-14 21-32 21-52s-6-37-19-49c-13-13-30-20-50-20-8 0-18 2-30 5l5-38c3 0 5 0 7 0 17 0 33-4 48-14 14-10 21-25 21-45 0-16-5-29-16-39-11-11-24-16-41-16s-31 5-42 16-18 27-21 48l-45-8c5-29 17-52 36-68s42-24 70-24c20 0 38 4 54 12 16 9 28 20 37 34 9 15 13 30 13 46 0 15-4 29-12 42s-21 23-37 30c21 5 38 15 50 30s18 34 18 57c0 30-11 57-34 78-22 21-51 32-85 32-31 0-57-9-78-28-20-18-32-42-35-71z">
              <text:p/>
            </draw:path>
            <draw:path draw:style-name="gr10" draw:text-style-name="P2" draw:layer="layout" svg:width="0.234cm" svg:height="0.354cm" svg:x="12.516cm" svg:y="19.546cm" svg:viewBox="0 0 235 355" svg:d="M235 313v42h-235c0-10 1-21 5-30 6-16 16-32 29-47 13-16 32-34 57-54 38-31 64-56 78-75 14-18 21-36 21-52 0-17-6-32-19-43-12-12-28-18-48-18-21 0-38 6-51 19-12 13-19 30-19 53l-45-6c3-33 15-58 35-76 20-17 47-26 81-26s61 9 81 28 30 42 30 70c0 14-3 28-9 42-6 13-15 28-29 43s-36 36-67 62c-26 22-43 37-51 45-7 7-13 15-18 23z">
              <text:p/>
            </draw:path>
            <draw:path draw:style-name="gr10" draw:text-style-name="P2" draw:layer="layout" svg:width="0.336cm" svg:height="0.353cm" svg:x="12.815cm" svg:y="19.547cm" svg:viewBox="0 0 337 354" svg:d="M0 354v-354h70l84 250c7 24 13 41 17 53 4-13 10-32 19-57l86-246h61v354h-45v-296l-104 296h-41l-102-300v300z">
              <text:p/>
            </draw:path>
            <draw:path draw:style-name="gr10" draw:text-style-name="P2" draw:layer="layout" svg:width="0.279cm" svg:height="0.353cm" svg:x="13.198cm" svg:y="19.547cm" svg:viewBox="0 0 280 354" svg:d="M0 354v-44l182-225c13-16 25-31 37-43h-198v-42h253v42l-200 245-20 25h226v42z">
              <text:p/>
            </draw:path>
            <draw:path draw:style-name="gr10" draw:text-style-name="P2" draw:layer="layout" svg:width="0.134cm" svg:height="0.043cm" svg:x="13.504cm" svg:y="19.751cm" svg:viewBox="0 0 135 44" svg:d="M0 44c0-15 0-29 0-44 45 0 90 0 135 0 0 15 0 29 0 44-45 0-90 0-135 0z">
              <text:p/>
            </draw:path>
            <draw:path draw:style-name="gr10" draw:text-style-name="P2" draw:layer="layout" svg:width="0.262cm" svg:height="0.353cm" svg:x="13.694cm" svg:y="19.547cm" svg:viewBox="0 0 263 354" svg:d="M0 354c0-118 0-236 0-354 85 0 170 0 255 0 0 14 0 28 0 42-69 0-139 0-208 0 0 36 0 72 0 108 65 0 130 0 195 0 0 14 0 28 0 42-65 0-130 0-195 0 0 40 0 80 0 120 72 0 144 0 216 0 0 14 0 28 0 42-88 0-175 0-263 0z">
              <text:p/>
            </draw:path>
            <draw:path draw:style-name="gr10" draw:text-style-name="P2" draw:layer="layout" svg:width="0.237cm" svg:height="0.353cm" svg:x="14.024cm" svg:y="19.547cm" svg:viewBox="0 0 238 354" svg:d="M0 354c0-118 0-236 0-354 79 0 159 0 238 0 0 14 0 28 0 42-64 0-127 0-191 0 0 36 0 73 0 109 55 0 110 0 165 0 0 14 0 28 0 42-55 0-110 0-165 0 0 54 0 107 0 161-16 0-31 0-47 0z">
              <text:p/>
            </draw:path>
          </draw:g>
          <draw:g>
            <draw:path draw:style-name="gr2" draw:text-style-name="P3" draw:layer="layout" svg:width="2.539cm" svg:height="2.539cm" svg:x="10.62cm" svg:y="23.7cm" svg:viewBox="0 0 2540 2540" svg:d="M0 2540c0-847 0-1693 0-2540 847 0 1693 0 2540 0 0 847 0 1693 0 2540-847 0-1693 0-2540 0z">
              <text:p/>
            </draw:path>
            <draw:path draw:style-name="gr10" draw:text-style-name="P3" draw:layer="layout" svg:width="0.239cm" svg:height="0.312cm" svg:x="11.164cm" svg:y="24.095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1.436cm" svg:y="24.10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1.562cm" svg:y="24.17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9cm" svg:height="0.308cm" svg:x="11.811cm" svg:y="24.17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19cm" svg:height="0.308cm" svg:x="12.048cm" svg:y="24.17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1cm" svg:height="0.229cm" svg:x="12.273cm" svg:y="24.17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522cm" svg:y="24.17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48cm" svg:height="0.302cm" svg:x="11.362cm" svg:y="24.574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0" draw:text-style-name="P3" draw:layer="layout" svg:width="0.118cm" svg:height="0.224cm" svg:x="11.661cm" svg:y="24.652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036cm" svg:height="0.302cm" svg:x="11.803cm" svg:y="24.574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cm" svg:height="0.219cm" svg:x="11.872cm" svg:y="24.657cm" svg:viewBox="0 0 201 220" svg:d="M82 220l-82-220h39l47 132c6 14 10 29 15 44 3-12 7-25 13-42l48-134h39l-80 220z">
              <text:p/>
            </draw:path>
            <draw:path draw:style-name="gr10" draw:text-style-name="P3" draw:layer="layout" svg:width="0.201cm" svg:height="0.229cm" svg:x="12.089cm" svg:y="24.65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338cm" svg:y="24.652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81cm" svg:height="0.302cm" svg:x="11.273cm" svg:y="25.048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1cm" svg:height="0.302cm" svg:x="11.563cm" svg:y="25.048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11.813cm" svg:y="25.047cm" svg:viewBox="0 0 198 309" svg:d="M5 234l36-3c3 16 9 28 17 36 9 7 19 11 33 11 11 0 21-3 29-8 9-5 16-12 21-21 6-8 10-20 14-35 3-15 5-30 5-45 0-2 0-5 0-8-7 12-17 22-30 29s-27 11-41 11c-25 0-46-9-63-27s-26-42-26-72c0-31 9-55 27-74s41-28 68-28c19 0 37 5 53 16 17 10 29 26 37 45 9 20 13 48 13 85 0 39-4 70-13 93-8 23-20 40-37 52-16 12-36 18-58 18-24 0-43-7-58-20s-24-31-27-55zM157 100c0-21-6-38-17-50-11-13-25-19-41-19-17 0-31 7-43 20-12 14-18 31-18 52 0 19 6 35 17 47 12 12 26 18 43 18s31-6 42-18 17-29 17-50z">
              <text:p/>
            </draw:path>
            <draw:path draw:style-name="gr10" draw:text-style-name="P3" draw:layer="layout" svg:width="0.198cm" svg:height="0.308cm" svg:x="12.049cm" svg:y="25.047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8cm" svg:height="0.308cm" svg:x="12.286cm" svg:y="25.047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203cm" svg:height="0.219cm" svg:x="11.671cm" svg:y="25.605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3cm" svg:x="11.893cm" svg:y="25.526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3" draw:text-style-name="P4" draw:layer="layout" svg:width="0.316cm" svg:height="2.062cm" svg:x="11.89cm" svg:y="21.637cm" svg:viewBox="0 0 317 2063" svg:d="M0 2063c106-688 211-1375 317-2063">
              <text:p/>
            </draw:path>
            <draw:path draw:style-name="gr11" draw:text-style-name="P4" draw:layer="layout" svg:width="0.207cm" svg:height="0.193cm" svg:x="11.699cm" svg:y="23.079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  <draw:path draw:style-name="gr11" draw:text-style-name="P4" draw:layer="layout" svg:width="0.207cm" svg:height="0.18cm" svg:x="11.733cm" svg:y="22.874cm" svg:viewBox="0 0 208 181" svg:d="M142 33l11-26c21 9 36 22 45 38s12 35 9 56c-3 22-10 39-21 51s-25 21-43 25c-18 5-36 5-55 3-21-4-38-10-52-21-14-10-24-23-30-39s-7-33-5-50c3-20 11-36 23-48 13-12 29-19 48-22l2 28c-15 2-26 7-34 15s-13 18-15 32c-3 15-1 28 5 40 5 11 14 20 25 26 12 6 24 10 37 12 17 2 32 2 45-1s24-9 31-19c8-10 13-21 15-33 2-15 0-28-7-40s-18-21-34-27z">
              <text:p/>
            </draw:path>
            <draw:path draw:style-name="gr11" draw:text-style-name="P4" draw:layer="layout" svg:width="0.066cm" svg:height="0.035cm" svg:x="11.927cm" svg:y="22.825cm" svg:viewBox="0 0 67 36" svg:d="M28 32l-28-4 4-28 28 4c10 2 18 5 23 9 6 5 10 11 12 19l-11 4c-1-5-4-8-8-11s-10-5-18-7z">
              <text:p/>
            </draw:path>
            <draw:path draw:style-name="gr11" draw:text-style-name="P4" draw:layer="layout" svg:width="0.208cm" svg:height="0.188cm" svg:x="11.789cm" svg:y="22.504cm" svg:viewBox="0 0 209 189" svg:d="M126 91l-24-4 13-84 74 12c8 14 14 29 17 43 3 15 4 29 1 44-3 19-9 36-20 51s-25 25-42 30c-17 6-35 8-55 5-19-3-37-10-52-21-16-11-26-24-32-41-6-16-7-34-4-54 2-14 6-27 13-38 6-11 14-19 23-24 10-5 22-9 36-10l2 26c-10 1-18 3-25 7-6 4-12 9-16 17-5 7-8 16-10 26-2 12-1 23 1 32s6 17 11 24c5 6 11 11 18 15 11 7 24 11 38 14 18 2 33 2 46-3 12-4 23-11 30-22 8-11 12-23 14-36 2-11 2-23-1-34-3-12-6-20-10-27l-37-5z">
              <text:p/>
            </draw:path>
            <draw:path draw:style-name="gr11" draw:text-style-name="P4" draw:layer="layout" svg:width="0.203cm" svg:height="0.172cm" svg:x="11.813cm" svg:y="22.309cm" svg:viewBox="0 0 204 173" svg:d="M200 173l-200-31 11-74c2-13 5-23 7-30 3-9 7-17 13-23 6-5 13-10 22-12 9-3 18-4 28-2 17 2 30 10 41 22 10 13 13 33 8 60l-7 51 81 12zM99 130l8-51c2-16 1-29-4-37-6-8-14-13-25-14-9-2-16-1-23 3-6 3-11 8-14 14-2 4-4 12-5 24l-8 50z">
              <text:p/>
            </draw:path>
            <draw:path draw:style-name="gr11" draw:text-style-name="P4" draw:layer="layout" svg:width="0.203cm" svg:height="0.056cm" svg:x="11.842cm" svg:y="22.234cm" svg:viewBox="0 0 204 57" svg:d="M200 57c-67-10-133-20-200-30 1-9 3-18 4-27 67 10 133 20 200 31-2 9-3 17-4 26z">
              <text:p/>
            </draw:path>
            <draw:path draw:style-name="gr11" draw:text-style-name="P4" draw:layer="layout" svg:width="0.207cm" svg:height="0.193cm" svg:x="11.863cm" svg:y="22.016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</draw:g>
          <draw:g>
            <draw:path draw:style-name="gr2" draw:text-style-name="P3" draw:layer="layout" svg:width="2.221cm" svg:height="1.586cm" svg:x="7.445cm" svg:y="22.59cm" svg:viewBox="0 0 2222 1587" svg:d="M0 1587c0-529 0-1058 0-1587 741 0 1481 0 2222 0 0 529 0 1058 0 1587-741 0-1481 0-2222 0z">
              <text:p/>
            </draw:path>
            <draw:path draw:style-name="gr10" draw:text-style-name="P3" draw:layer="layout" svg:width="0.296cm" svg:height="0.224cm" svg:x="7.77cm" svg:y="23.303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036cm" svg:height="0.302cm" svg:x="8.128cm" svg:y="23.22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91cm" svg:height="0.229cm" svg:x="8.209cm" svg:y="23.303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18cm" svg:height="0.224cm" svg:x="8.43cm" svg:y="23.30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29cm" svg:x="8.557cm" svg:y="23.30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39cm" svg:height="0.312cm" svg:x="8.799cm" svg:y="23.2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48cm" svg:height="0.302cm" svg:x="9.097cm" svg:y="23.225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</draw:g>
          <draw:g>
            <draw:path draw:style-name="gr4" draw:text-style-name="P4" draw:layer="layout" svg:width="1.269cm" svg:height="0.951cm" svg:x="9.668cm" svg:y="21.638cm" svg:viewBox="0 0 1270 952" svg:d="M0 952c423-317 847-635 1270-952">
              <text:p/>
            </draw:path>
            <draw:path draw:style-name="gr12" draw:text-style-name="P4" draw:layer="layout" svg:width="0.197cm" svg:height="0.204cm" svg:x="9.997cm" svg:y="21.963cm" svg:viewBox="0 0 198 205" svg:d="M54 178l19-16c7 7 14 12 21 15 8 2 16 3 26 0 10-2 19-6 28-13 8-6 14-13 18-20 5-7 7-13 7-20-1-6-3-12-6-17-4-5-9-8-14-10-6-1-13-1-21 1-6 2-17 6-34 13-17 8-30 12-38 13-11 2-21 1-29-2s-15-8-21-15c-6-9-9-18-10-28-1-11 2-21 8-32 6-10 15-19 26-27 11-9 23-15 35-18s23-3 34 1c10 4 19 10 27 20l-21 17c-9-9-18-14-28-14-9-1-20 3-32 12-13 10-20 19-22 28s-1 17 4 23c4 6 10 9 17 10 6 1 20-3 39-12 20-9 34-14 43-16 13-3 24-3 33 1 10 3 18 9 24 17 7 9 10 19 11 30s-2 22-8 33c-6 12-15 21-26 30-15 11-28 18-41 21-14 3-26 2-38-2-12-5-23-12-31-23z">
              <text:p/>
            </draw:path>
            <draw:path draw:style-name="gr12" draw:text-style-name="P4" draw:layer="layout" svg:width="0.169cm" svg:height="0.23cm" svg:x="10.13cm" svg:y="21.842cm" svg:viewBox="0 0 170 231" svg:d="M121 231l-121-162 60-45c11-8 19-14 26-17 8-4 17-7 25-7s16 2 24 6c9 4 16 10 22 19 10 13 14 28 13 44s-13 32-36 49l-40 31 49 65zM79 130l41-31c14-10 21-20 23-30 2-9 0-18-7-28-5-6-11-11-18-13s-14-2-21 0c-4 2-11 6-20 13l-41 31z">
              <text:p/>
            </draw:path>
            <draw:path draw:style-name="gr12" draw:text-style-name="P4" draw:layer="layout" svg:width="0.142cm" svg:height="0.177cm" svg:x="10.283cm" svg:y="21.78cm" svg:viewBox="0 0 143 178" svg:d="M121 178c-40-54-81-108-121-162 7-5 14-11 22-16 40 54 80 108 121 162-7 5-15 10-22 16z">
              <text:p/>
            </draw:path>
          </draw:g>
          <draw:g>
            <draw:path draw:style-name="gr4" draw:text-style-name="P4" draw:layer="layout" svg:width="2.063cm" svg:height="0.476cm" svg:x="8.874cm" svg:y="20.526cm" svg:viewBox="0 0 2064 477" svg:d="M0 477c688-159 1376-318 2064-477">
              <text:p/>
            </draw:path>
            <draw:path draw:style-name="gr12" draw:text-style-name="P4" draw:layer="layout" svg:width="0.216cm" svg:height="0.22cm" svg:x="9.578cm" svg:y="20.543cm" svg:viewBox="0 0 217 221" svg:d="M45 221l-45-196 87-21c18-4 31-5 41-3 10 1 19 6 26 13 8 8 13 17 15 28 3 14 2 27-5 38-7 12-19 21-38 28 8 2 14 4 18 7 9 5 18 12 27 21l46 46-31 7-36-35c-10-10-18-18-25-23-6-5-11-8-16-10-4-2-9-3-13-3-3 0-8 1-14 3l-30 7 20 87zM46 104l56-13c12-2 21-6 27-10s10-9 13-15c2-6 2-12 1-19-2-9-7-16-16-20-8-4-19-5-34-1l-62 14z">
              <text:p/>
            </draw:path>
            <draw:path draw:style-name="gr12" draw:text-style-name="P4" draw:layer="layout" svg:width="0.234cm" svg:height="0.24cm" svg:x="9.773cm" svg:y="20.478cm" svg:viewBox="0 0 235 241" svg:d="M45 241l-45-197 40-9 79 128c7 12 12 21 16 27 1-8 2-19 3-34l17-148 35-8 45 197-26 6-38-165-20 178-23 6-95-154 39 167z">
              <text:p/>
            </draw:path>
            <draw:path draw:style-name="gr12" draw:text-style-name="P4" draw:layer="layout" svg:width="0.071cm" svg:height="0.202cm" svg:x="10.004cm" svg:y="20.463cm" svg:viewBox="0 0 72 203" svg:d="M45 203c-15-66-30-131-45-197 9-2 18-4 26-6 15 66 31 131 46 197-9 2-18 4-27 6z">
              <text:p/>
            </draw:path>
            <draw:path draw:style-name="gr12" draw:text-style-name="P4" draw:layer="layout" svg:width="0.071cm" svg:height="0.202cm" svg:x="10.082cm" svg:y="20.445cm" svg:viewBox="0 0 72 203" svg:d="M45 203c-15-66-30-131-45-197 9-2 18-4 26-6 15 66 31 131 46 197-9 2-18 4-27 6z">
              <text:p/>
            </draw:path>
          </draw:g>
          <draw:g>
            <draw:path draw:style-name="gr2" draw:text-style-name="P3" draw:layer="layout" svg:width="2.38cm" svg:height="1.745cm" svg:x="6.493cm" svg:y="20.209cm" svg:viewBox="0 0 2381 1746" svg:d="M0 1746c0-582 0-1164 0-1746 794 0 1587 0 2381 0 0 582 0 1164 0 1746-794 0-1587 0-2381 0z">
              <text:p/>
            </draw:path>
            <draw:path draw:style-name="gr10" draw:text-style-name="P3" draw:layer="layout" svg:width="0.23cm" svg:height="0.302cm" svg:x="7.283cm" svg:y="20.686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6cm" svg:height="0.302cm" svg:x="7.568cm" svg:y="20.686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77cm" svg:height="0.302cm" svg:x="7.838cm" svg:y="20.686cm" svg:viewBox="0 0 278 303" svg:d="M117 303v-128l-117-175h48l60 92c11 17 21 34 31 51 9-16 20-34 33-54l59-89h47l-121 175v128z">
              <text:p/>
            </draw:path>
            <draw:path draw:style-name="gr10" draw:text-style-name="P3" draw:layer="layout" svg:width="0.188cm" svg:height="0.302cm" svg:x="6.828cm" svg:y="21.16cm" svg:viewBox="0 0 189 303" svg:d="M0 303c0-101 0-202 0-303 13 0 27 0 40 0 0 89 0 178 0 267 50 0 99 0 149 0 0 12 0 24 0 36-63 0-126 0-189 0z">
              <text:p/>
            </draw:path>
            <draw:path draw:style-name="gr10" draw:text-style-name="P3" draw:layer="layout" svg:width="0.281cm" svg:height="0.302cm" svg:x="7.033cm" svg:y="21.16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38cm" svg:height="0.302cm" svg:x="7.35cm" svg:y="21.16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198cm" svg:height="0.308cm" svg:x="7.64cm" svg:y="21.159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5cm" svg:height="0.298cm" svg:x="7.88cm" svg:y="21.164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cm" svg:height="0.303cm" svg:x="8.108cm" svg:y="21.159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0" draw:text-style-name="P3" draw:layer="layout" svg:width="0.197cm" svg:height="0.308cm" svg:x="8.352cm" svg:y="21.159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20.209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64cm" svg:height="0.302cm" svg:x="2.936cm" svg:y="20.923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0" draw:text-style-name="P3" draw:layer="layout" svg:width="0.164cm" svg:height="0.307cm" svg:x="3.219cm" svg:y="20.923cm" svg:viewBox="0 0 165 308" svg:d="M0 217l36-5c1 23 5 39 13 47 7 9 18 13 31 13 10 0 18-2 25-7s12-11 15-19 4-20 4-38v-208h41v206c0 26-3 45-9 59s-16 25-29 32-29 11-46 11c-27 0-47-8-61-23s-21-38-20-68z">
              <text:p/>
            </draw:path>
            <draw:path draw:style-name="gr10" draw:text-style-name="P3" draw:layer="layout" svg:width="0.21cm" svg:height="0.302cm" svg:x="3.423cm" svg:y="20.923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9cm" svg:height="0.303cm" svg:x="3.674cm" svg:y="20.927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4" draw:text-style-name="P4" draw:layer="layout" svg:width="2.222cm" svg:height="0cm" svg:x="4.27cm" svg:y="21.161cm" svg:viewBox="0 0 2223 0" svg:d="M0 0c741 0 1482 0 2223 0">
              <text:p/>
            </draw:path>
            <draw:path draw:style-name="gr12" draw:text-style-name="P4" draw:layer="layout" svg:width="0.074cm" svg:height="0.201cm" svg:x="4.629cm" svg:y="20.895cm" svg:viewBox="0 0 75 202" svg:d="M75 202h-25v-157c-6 5-14 11-24 17-9 5-18 10-26 12v-23c14-7 26-15 37-24 10-9 18-18 22-27h16z">
              <text:p/>
            </draw:path>
            <draw:path draw:style-name="gr12" draw:text-style-name="P4" draw:layer="layout" svg:width="0.13cm" svg:height="0.204cm" svg:x="4.769cm" svg:y="20.895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3cm" svg:height="0.204cm" svg:x="4.925cm" svg:y="20.895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51cm" svg:height="0.201cm" svg:x="5.09cm" svg:y="20.895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12" draw:text-style-name="P4" draw:layer="layout" svg:width="0.134cm" svg:height="0.152cm" svg:x="5.27cm" svg:y="20.947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12" draw:text-style-name="P4" draw:layer="layout" svg:width="0.119cm" svg:height="0.152cm" svg:x="5.426cm" svg:y="20.94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12" draw:text-style-name="P4" draw:layer="layout" svg:width="0.135cm" svg:height="0.152cm" svg:x="5.57cm" svg:y="20.94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12" draw:text-style-name="P4" draw:layer="layout" svg:width="0.076cm" svg:height="0.023cm" svg:x="5.726cm" svg:y="21.012cm" svg:viewBox="0 0 77 24" svg:d="M0 24c0-8 0-16 0-24 26 0 51 0 77 0 0 8 0 16 0 24-26 0-51 0-77 0z">
              <text:p/>
            </draw:path>
            <draw:path draw:style-name="gr12" draw:text-style-name="P4" draw:layer="layout" svg:width="0.16cm" svg:height="0.201cm" svg:x="5.816cm" svg:y="20.895cm" svg:viewBox="0 0 161 202" svg:d="M67 202c0-59 0-119 0-178-22 0-45 0-67 0 0-8 0-16 0-24 54 0 107 0 161 0 0 8 0 16 0 24-22 0-45 0-67 0 0 59 0 119 0 178-9 0-18 0-27 0z">
              <text:p/>
            </draw:path>
            <draw:path draw:style-name="gr12" draw:text-style-name="P4" draw:layer="layout" svg:width="0.182cm" svg:height="0.201cm" svg:x="5.984cm" svg:y="20.895cm" svg:viewBox="0 0 183 202" svg:d="M0 202l77-105-69-97h33l36 52c8 11 13 19 16 24 5-7 10-15 16-23l39-53h31l-70 97 74 105h-33l-50-71c-3-4-5-8-7-11-4 5-7 10-9 12l-51 70z">
              <text:p/>
            </draw:path>
          </draw:g>
          <draw:g>
            <draw:path draw:style-name="gr4" draw:text-style-name="P4" draw:layer="layout" svg:width="2.063cm" svg:height="0cm" svg:x="8.874cm" svg:y="18.463cm" svg:viewBox="0 0 2064 0" svg:d="M0 0c688 0 1376 0 2064 0">
              <text:p/>
            </draw:path>
            <draw:path draw:style-name="gr12" draw:text-style-name="P4" draw:layer="layout" svg:width="0.157cm" svg:height="0.201cm" svg:x="9.4cm" svg:y="18.197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12" draw:text-style-name="P4" draw:layer="layout" svg:width="0.159cm" svg:height="0.207cm" svg:x="9.593cm" svg:y="18.194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7cm" svg:height="0.204cm" svg:x="9.874cm" svg:y="18.197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12" draw:text-style-name="P4" draw:layer="layout" svg:width="0.159cm" svg:height="0.207cm" svg:x="10.067cm" svg:y="18.194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1cm" svg:height="0.201cm" svg:x="10.266cm" svg:y="18.197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</draw:g>
          <draw:g>
            <draw:path draw:style-name="gr2" draw:text-style-name="P3" draw:layer="layout" svg:width="2.857cm" svg:height="1.745cm" svg:x="6.016cm" svg:y="17.51cm" svg:viewBox="0 0 2858 1746" svg:d="M0 1746c0-582 0-1164 0-1746 953 0 1905 0 2858 0 0 582 0 1164 0 1746-953 0-1905 0-2858 0z">
              <text:p/>
            </draw:path>
            <draw:path draw:style-name="gr10" draw:text-style-name="P3" draw:layer="layout" svg:width="0.236cm" svg:height="0.307cm" svg:x="6.362cm" svg:y="17.987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652cm" svg:y="17.98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6.947cm" svg:y="17.987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239cm" svg:height="0.312cm" svg:x="7.338cm" svg:y="17.98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99cm" svg:height="0.219cm" svg:x="7.602cm" svg:y="18.07cm" svg:viewBox="0 0 300 220" svg:d="M67 220l-67-220h39l35 127 12 47c1-2 5-17 12-45l34-129h38l33 128 10 42 13-43 38-127h36l-70 220h-38l-34-131-8-38-45 169z">
              <text:p/>
            </draw:path>
            <draw:path draw:style-name="gr10" draw:text-style-name="P3" draw:layer="layout" svg:width="0.036cm" svg:height="0.302cm" svg:x="7.932cm" svg:y="17.987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06cm" svg:height="0.299cm" svg:x="8.003cm" svg:y="17.993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8.131cm" svg:y="18.065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8.355cm" svg:y="17.987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36cm" svg:height="0.307cm" svg:x="6.569cm" svg:y="18.461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859cm" svg:y="18.45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7.154cm" svg:y="18.461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97cm" svg:height="0.308cm" svg:x="7.425cm" svg:y="18.46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  <draw:path draw:style-name="gr10" draw:text-style-name="P3" draw:layer="layout" svg:width="0.195cm" svg:height="0.298cm" svg:x="7.664cm" svg:y="18.465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1cm" svg:height="0.302cm" svg:x="7.886cm" svg:y="18.461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8.136cm" svg:y="18.4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18.145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89cm" svg:height="0.302cm" svg:x="2.899cm" svg:y="18.859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036cm" svg:height="0.302cm" svg:x="3.248cm" svg:y="18.85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76cm" svg:height="0.224cm" svg:x="3.342cm" svg:y="18.93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036cm" svg:height="0.302cm" svg:x="3.579cm" svg:y="18.85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27cm" svg:height="0.302cm" svg:x="3.674cm" svg:y="18.859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</draw:g>
          <draw:g>
            <draw:path draw:style-name="gr2" draw:text-style-name="P3" draw:layer="layout" svg:width="1.745cm" svg:height="1.745cm" svg:x="2.524cm" svg:y="16.081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6cm" svg:height="0.302cm" svg:x="2.995cm" svg:y="16.558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3cm" svg:height="0.229cm" svg:x="3.28cm" svg:y="16.636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81cm" svg:height="0.229cm" svg:x="3.517cm" svg:y="16.636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106cm" svg:height="0.299cm" svg:x="3.722cm" svg:y="16.56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2.953cm" svg:y="17.1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203cm" svg:height="0.229cm" svg:x="3.162cm" svg:y="17.11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3.414cm" svg:y="17.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76cm" svg:height="0.224cm" svg:x="3.651cm" svg:y="17.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</draw:g>
          <draw:g>
            <draw:path draw:style-name="gr4" draw:text-style-name="P4" draw:layer="layout" svg:width="1.745cm" svg:height="0.634cm" svg:x="4.27cm" svg:y="18.78cm" svg:viewBox="0 0 1746 635" svg:d="M0 635c582-212 1164-423 1746-635">
              <text:p/>
            </draw:path>
            <draw:path draw:style-name="gr12" draw:text-style-name="P4" draw:layer="layout" svg:width="0.217cm" svg:height="0.243cm" svg:x="4.576cm" svg:y="18.967cm" svg:viewBox="0 0 218 244" svg:d="M69 244c-23-63-46-127-69-190 8-3 17-6 25-9 10 26 19 52 29 78 32-12 65-24 97-36-9-26-18-52-28-78 9-3 17-6 25-9 23 63 47 127 70 190-9 3-17 6-26 9-11-30-21-59-32-89-33 12-65 23-98 35 11 30 22 60 32 90-8 3-17 6-25 9z">
              <text:p/>
            </draw:path>
            <draw:path draw:style-name="gr12" draw:text-style-name="P4" draw:layer="layout" svg:width="0.18cm" svg:height="0.207cm" svg:x="4.78cm" svg:y="18.918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7cm" svg:height="0.226cm" svg:x="5.022cm" svg:y="18.805cm" svg:viewBox="0 0 198 227" svg:d="M123 9l25-9 40 109c7 19 11 35 10 48 0 13-4 25-13 36s-22 20-40 26c-18 7-34 9-47 7s-25-8-34-18-17-24-24-45l-40-109 25-9 40 109c6 16 12 27 18 34 5 7 13 11 22 12 9 2 18 1 29-3 18-7 30-16 34-27 5-11 3-28-5-52z">
              <text:p/>
            </draw:path>
            <draw:path draw:style-name="gr12" draw:text-style-name="P4" draw:layer="layout" svg:width="0.18cm" svg:height="0.207cm" svg:x="5.225cm" svg:y="18.756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5cm" svg:height="0.222cm" svg:x="5.39cm" svg:y="18.692cm" svg:viewBox="0 0 196 223" svg:d="M69 223l-69-190 71-26c14-5 27-8 37-7s19 4 27 10c7 7 13 14 16 23 3 8 4 17 2 25-2 9-7 18-14 25 13-1 24 2 33 8 9 5 16 14 20 25 3 9 4 18 3 27s-3 16-7 22-10 12-17 17c-8 5-18 10-30 14zM54 103l41-14c11-4 18-8 22-11 6-4 10-9 11-15 2-5 1-11-1-18-2-6-6-11-11-15-4-4-10-5-16-5s-16 3-29 8l-37 13zM86 191l47-17c9-3 14-6 17-8 6-3 10-6 13-10s5-8 6-14c0-5 0-11-2-17-3-7-7-13-13-16-6-4-13-6-20-5-7 0-16 2-28 6l-43 16z">
              <text:p/>
            </draw:path>
          </draw:g>
          <draw:g>
            <draw:path draw:style-name="gr4" draw:text-style-name="P4" draw:layer="layout" svg:width="1.745cm" svg:height="0.476cm" svg:x="4.27cm" svg:y="17.351cm" svg:viewBox="0 0 1746 477" svg:d="M0 0c582 159 1164 318 1746 477">
              <text:p/>
            </draw:path>
            <draw:path draw:style-name="gr12" draw:text-style-name="P4" draw:layer="layout" svg:width="0.205cm" svg:height="0.235cm" svg:x="4.671cm" svg:y="17.199cm" svg:viewBox="0 0 206 236" svg:d="M0 195c18-65 35-130 53-195 9 2 18 5 26 7-7 27-14 53-22 80 34 9 67 18 101 28 7-27 14-54 22-80 8 2 17 4 26 7-18 65-36 130-54 194-8-2-17-4-26-7 9-30 17-61 25-91-33-9-66-19-100-28-8 31-17 61-25 92-9-2-17-5-26-7z">
              <text:p/>
            </draw:path>
            <draw:path draw:style-name="gr12" draw:text-style-name="P4" draw:layer="layout" svg:width="0.172cm" svg:height="0.209cm" svg:x="4.873cm" svg:y="17.264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89cm" svg:height="0.222cm" svg:x="5.145cm" svg:y="17.324cm" svg:viewBox="0 0 190 223" svg:d="M164 35l26 7-31 112c-5 20-12 34-19 45-8 10-18 17-32 21-13 4-29 4-48-1-18-5-32-12-42-22-10-9-16-21-17-34-2-13 0-30 5-51l31-112 26 7-30 112c-5 17-7 29-6 38s5 17 11 23c7 6 15 11 26 14 19 5 33 4 44-2 10-6 18-22 25-46z">
              <text:p/>
            </draw:path>
            <draw:path draw:style-name="gr12" draw:text-style-name="P4" draw:layer="layout" svg:width="0.172cm" svg:height="0.209cm" svg:x="5.33cm" svg:y="17.389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77cm" svg:height="0.219cm" svg:x="5.507cm" svg:y="17.428cm" svg:viewBox="0 0 178 220" svg:d="M0 195l53-195 73 20c15 4 26 9 34 16 8 6 13 14 16 24 3 9 3 19 1 28-3 8-7 15-14 21s-15 10-26 12c11 7 19 16 23 26 5 10 5 20 2 32-2 9-7 17-13 23-6 7-12 12-19 15-7 2-15 4-24 3-9 0-20-2-32-5zM57 89l41 11c11 3 20 5 25 5 7 0 13-2 17-6 5-4 8-9 10-16 1-6 1-12 0-18-2-6-5-10-11-14-5-3-14-7-28-10l-38-11zM32 179l49 13c8 2 14 4 18 4 6 0 11 0 16-1 5-2 9-4 13-8s6-9 8-16 2-14-1-20c-3-7-7-12-13-16s-15-7-27-11l-44-12z">
              <text:p/>
            </draw:path>
          </draw:g>
          <draw:g>
            <draw:path draw:style-name="gr5" draw:text-style-name="P5" draw:layer="layout" svg:width="3.015cm" svg:height="1.904cm" svg:x="6.334cm" svg:y="14.335cm" svg:viewBox="0 0 3016 1905" svg:d="M0 1905c0-635 0-1270 0-1905 1005 0 2011 0 3016 0 0 635 0 1270 0 1905-1005 0-2011 0-3016 0z">
              <text:p/>
            </draw:path>
            <draw:path draw:style-name="gr13" draw:text-style-name="P5" draw:layer="layout" svg:width="0.387cm" svg:height="0.302cm" svg:x="7.415cm" svg:y="14.892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036cm" svg:height="0.302cm" svg:x="7.858cm" svg:y="14.892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03cm" svg:height="0.302cm" svg:x="7.956cm" svg:y="14.892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036cm" svg:height="0.302cm" svg:x="8.209cm" svg:y="14.892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89cm" svg:height="0.302cm" svg:x="6.686cm" svg:y="15.366cm" svg:viewBox="0 0 290 303" svg:d="M0 303v-303h60l72 214c7 20 11 35 15 45 3-11 9-27 16-48l74-211h53v303h-39v-254l-90 254h-35l-87-257v257z">
              <text:p/>
            </draw:path>
            <draw:path draw:style-name="gr13" draw:text-style-name="P5" draw:layer="layout" svg:width="0.264cm" svg:height="0.302cm" svg:x="7.04cm" svg:y="15.366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3" draw:text-style-name="P5" draw:layer="layout" svg:width="0.203cm" svg:height="0.302cm" svg:x="7.345cm" svg:y="15.366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2cm" svg:height="0.303cm" svg:x="7.58cm" svg:y="15.365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3" draw:text-style-name="P5" draw:layer="layout" svg:width="0.21cm" svg:height="0.302cm" svg:x="7.811cm" svg:y="15.366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3" draw:text-style-name="P5" draw:layer="layout" svg:width="0.387cm" svg:height="0.302cm" svg:x="8.049cm" svg:y="15.366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279cm" svg:height="0.312cm" svg:x="8.486cm" svg:y="15.361cm" svg:viewBox="0 0 280 313" svg:d="M151 190v-36h129v112c-20 16-40 27-61 35s-42 12-64 12c-30 0-57-6-81-19-25-13-43-31-55-55-13-24-19-51-19-81s6-57 18-83c13-25 31-44 54-56 23-13 49-19 80-19 21 0 41 4 59 11s31 17 41 29c11 13 18 30 23 50l-36 10c-5-16-11-28-17-37-7-9-17-16-29-21-13-5-27-8-42-8-18 0-34 3-47 8-13 6-24 13-32 22-9 9-15 19-19 30-8 19-12 39-12 61 0 27 5 50 14 68s23 32 40 41c18 9 37 13 57 13 17 0 34-3 51-10 16-7 28-14 37-21v-56z">
              <text:p/>
            </draw:path>
            <draw:path draw:style-name="gr13" draw:text-style-name="P5" draw:layer="layout" svg:width="0.197cm" svg:height="0.308cm" svg:x="8.811cm" svg:y="15.365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6" draw:text-style-name="P4" draw:layer="layout" svg:width="1.587cm" svg:height="1.587cm" svg:x="9.35cm" svg:y="16.24cm" svg:viewBox="0 0 1588 1588" svg:d="M0 0c529 529 1059 1059 1588 1588">
              <text:p/>
            </draw:path>
            <draw:path draw:style-name="gr14" draw:text-style-name="P4" draw:layer="layout" svg:width="0.2cm" svg:height="0.203cm" svg:x="10.063cm" svg:y="16.72cm" svg:viewBox="0 0 201 204" svg:d="M20 69l19 16c-7 8-11 16-12 23-2 8-1 16 3 26 3 9 9 17 17 25 7 8 14 13 22 16s15 4 21 3 12-4 16-8 7-9 8-15c0-6-1-13-4-21-3-5-9-16-18-31-10-16-16-28-18-36-4-11-4-20-2-29 1-9 6-16 12-23 7-7 16-12 26-14 11-2 21-1 33 4 11 4 21 11 30 21 11 10 19 21 23 33 5 11 6 22 4 33-3 11-8 21-16 30l-19-19c7-9 11-19 10-29s-7-20-18-30c-11-11-21-17-30-18s-17 1-23 7c-5 5-7 11-7 18s6 19 17 38c12 18 19 31 22 40 5 12 6 23 5 33-2 10-7 18-15 26-7 7-16 12-27 15-11 2-23 1-35-3-12-5-22-12-33-22-13-13-21-26-26-38-5-13-6-25-4-38 3-12 9-24 19-33z">
              <text:p/>
            </draw:path>
            <draw:path draw:style-name="gr14" draw:text-style-name="P4" draw:layer="layout" svg:width="0.226cm" svg:height="0.167cm" svg:x="10.178cm" svg:y="16.834cm" svg:viewBox="0 0 227 168" svg:d="M0 143l143-143 53 53c9 9 16 17 20 23 6 8 9 16 11 24 1 8 0 16-3 25s-8 17-15 24c-12 12-26 18-42 19s-34-8-54-28l-36-36-58 58zM94 87l36 36c12 12 23 18 33 19 9 0 18-3 26-12 6-6 10-12 11-19 1-8 0-14-3-21-2-3-8-10-16-18l-36-36z">
              <text:p/>
            </draw:path>
            <draw:path draw:style-name="gr14" draw:text-style-name="P4" draw:layer="layout" svg:width="0.161cm" svg:height="0.161cm" svg:x="10.313cm" svg:y="16.97cm" svg:viewBox="0 0 162 162" svg:d="M0 143c48-48 95-95 143-143 6 6 13 13 19 19-48 48-95 95-143 143-6-6-13-13-19-19z">
              <text:p/>
            </draw:path>
          </draw:g>
          <draw:g>
            <draw:path draw:style-name="gr2" draw:text-style-name="P3" draw:layer="layout" svg:width="1.778cm" svg:height="1.745cm" svg:x="17.129cm" svg:y="16.24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24cm" svg:height="0.302cm" svg:x="17.674cm" svg:y="16.48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176cm" svg:height="0.224cm" svg:x="17.953cm" svg:y="16.55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9cm" svg:height="0.307cm" svg:x="18.175cm" svg:y="16.48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39cm" svg:height="0.312cm" svg:x="17.6cm" svg:y="16.949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7.872cm" svg:y="16.9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3cm" svg:height="0.229cm" svg:x="17.997cm" svg:y="17.03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9cm" svg:height="0.308cm" svg:x="18.247cm" svg:y="17.032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3cm" svg:height="0.219cm" svg:x="17.799cm" svg:y="17.511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8.019cm" svg:y="17.427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2.381cm" svg:height="1.269cm" svg:x="14.747cm" svg:y="17.192cm" svg:viewBox="0 0 2382 1270" svg:d="M0 1270c794-423 1588-847 2382-1270">
              <text:p/>
            </draw:path>
            <draw:path draw:style-name="gr11" draw:text-style-name="P4" draw:layer="layout" svg:width="0.212cm" svg:height="0.208cm" svg:x="15.51cm" svg:y="17.709cm" svg:viewBox="0 0 213 209" svg:d="M114 124l-11-21 75-40 35 65c-7 16-15 29-25 40s-21 20-34 27c-17 10-35 14-53 14-19 1-35-5-50-15s-27-24-36-41c-9-18-14-36-15-54-1-19 4-36 13-50 10-15 24-27 41-36 13-7 26-11 39-13 12-1 23 1 33 5s20 12 29 22l-18 18c-8-8-15-13-21-16-7-3-15-4-24-3s-18 3-27 8c-10 6-19 12-25 20-6 7-10 15-12 23-2 7-2 15-2 23 2 13 6 26 12 39 9 16 18 27 30 35 11 8 23 11 36 11s25-4 37-10c10-5 19-13 26-22 8-9 13-17 16-24l-18-33z">
              <text:p/>
            </draw:path>
            <draw:path draw:style-name="gr11" draw:text-style-name="P4" draw:layer="layout" svg:width="0.169cm" svg:height="0.229cm" svg:x="15.678cm" svg:y="17.613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  <draw:path draw:style-name="gr11" draw:text-style-name="P4" draw:layer="layout" svg:width="0.118cm" svg:height="0.19cm" svg:x="15.848cm" svg:y="17.561cm" svg:viewBox="0 0 119 191" svg:d="M95 191c-32-59-63-119-95-178 8-5 16-9 24-13 32 59 63 119 95 178-8 4-16 9-24 13z">
              <text:p/>
            </draw:path>
            <draw:path draw:style-name="gr11" draw:text-style-name="P4" draw:layer="layout" svg:width="0.199cm" svg:height="0.207cm" svg:x="15.941cm" svg:y="17.481cm" svg:viewBox="0 0 200 208" svg:d="M16 152c-15-30-20-57-13-82s23-45 48-58c17-9 34-13 51-12s33 6 48 17c14 10 26 24 35 42 10 18 15 36 15 54 1 18-4 34-13 49-10 14-22 25-38 34-17 9-34 13-51 12-18-1-34-7-48-17-14-11-25-24-34-39zM40 139c11 21 26 35 44 41s36 4 54-5c18-10 29-24 34-42 5-19 2-39-10-62-8-14-17-25-28-33-10-8-22-12-35-13-12-1-24 2-36 8-17 9-28 22-35 40-6 18-2 40 12 66z">
              <text:p/>
            </draw:path>
            <draw:path draw:style-name="gr11" draw:text-style-name="P4" draw:layer="layout" svg:width="0.062cm" svg:height="0.22cm" svg:x="16.141cm" svg:y="17.404cm" svg:viewBox="0 0 63 221" svg:d="M46 221c-15-71-31-141-46-212 6-3 12-6 18-9 15 70 30 141 45 211-5 3-11 7-17 10z">
              <text:p/>
            </draw:path>
            <draw:path draw:style-name="gr11" draw:text-style-name="P4" draw:layer="layout" svg:width="0.193cm" svg:height="0.227cm" svg:x="15.454cm" svg:y="18.13cm" svg:viewBox="0 0 194 228" svg:d="M28 228l-28-214 27-14 167 140-27 14-49-43-75 40 10 64zM39 128l62-33-45-39c-14-12-25-22-33-30 3 13 6 26 8 39z">
              <text:p/>
            </draw:path>
            <draw:path draw:style-name="gr11" draw:text-style-name="P4" draw:layer="layout" svg:width="0.209cm" svg:height="0.227cm" svg:x="15.576cm" svg:y="18.03cm" svg:viewBox="0 0 210 228" svg:d="M95 228l-95-179 61-32c14-7 25-12 33-14 11-3 22-4 33-1 13 2 26 9 37 19s21 23 29 38c8 14 13 27 15 39s3 23 2 32c-2 10-4 18-8 25s-9 14-16 20c-7 7-16 13-27 19zM108 194l37-20c12-7 21-13 26-18 6-6 9-12 11-18 3-9 3-18 1-29-2-12-6-24-14-37-9-19-20-31-32-38-11-7-22-10-32-8-8 0-19 5-33 12l-37 20z">
              <text:p/>
            </draw:path>
            <draw:path draw:style-name="gr11" draw:text-style-name="P4" draw:layer="layout" svg:width="0.194cm" svg:height="0.207cm" svg:x="15.778cm" svg:y="17.93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062cm" svg:height="0.22cm" svg:x="15.965cm" svg:y="17.859cm" svg:viewBox="0 0 63 221" svg:d="M46 221c-15-71-31-141-46-212 6-3 12-6 18-9 15 70 30 141 45 211-5 3-11 7-17 10z">
              <text:p/>
            </draw:path>
            <draw:path draw:style-name="gr11" draw:text-style-name="P4" draw:layer="layout" svg:width="0.194cm" svg:height="0.207cm" svg:x="16.028cm" svg:y="17.796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266cm" svg:height="0.269cm" svg:x="16.182cm" svg:y="17.664cm" svg:viewBox="0 0 267 270" svg:d="M95 270l-95-178 36-19 110 103c10 10 17 17 22 22-1-8-3-19-5-34l-23-147 32-17 95 178-24 13-79-149 27 177-21 11-132-124 81 151z">
              <text:p/>
            </draw:path>
            <draw:path draw:style-name="gr11" draw:text-style-name="P4" draw:layer="layout" svg:width="0.169cm" svg:height="0.229cm" svg:x="16.39cm" svg:y="17.594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</draw:g>
          <draw:g>
            <draw:path draw:style-name="gr2" draw:text-style-name="P3" draw:layer="layout" svg:width="1.745cm" svg:height="1.745cm" svg:x="10.462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1.003cm" svg:y="14.41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1.242cm" svg:y="14.495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1.493cm" svg:y="14.495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cm" svg:height="0.302cm" svg:x="10.841cm" svg:y="14.891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387cm" svg:height="0.302cm" svg:x="11.097cm" svg:y="14.891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0" draw:text-style-name="P3" draw:layer="layout" svg:width="0.289cm" svg:height="0.302cm" svg:x="11.542cm" svg:y="14.891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203cm" svg:height="0.219cm" svg:x="11.116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1.331cm" svg:y="15.364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2" draw:text-style-name="P3" draw:layer="layout" svg:width="1.745cm" svg:height="1.745cm" svg:x="14.589cm" svg:y="14.17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8cm" svg:height="0.302cm" svg:x="15.058cm" svg:y="14.416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239cm" svg:height="0.302cm" svg:x="15.341cm" svg:y="14.416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66cm" svg:height="0.312cm" svg:x="15.614cm" svg:y="14.411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0" draw:text-style-name="P3" draw:layer="layout" svg:width="0.239cm" svg:height="0.302cm" svg:x="14.737cm" svg:y="14.89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176cm" svg:height="0.302cm" svg:x="15.018cm" svg:y="14.89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1cm" svg:height="0.229cm" svg:x="15.242cm" svg:y="14.96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5.491cm" svg:y="14.96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96cm" svg:height="0.224cm" svg:x="15.631cm" svg:y="14.968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203cm" svg:height="0.229cm" svg:x="15.973cm" svg:y="14.96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5.242cm" svg:y="15.44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5cm" svg:height="0.298cm" svg:x="15.466cm" svg:y="15.368cm" svg:viewBox="0 0 196 299" svg:d="M0 36v-36h196v29c-19 21-39 48-58 82s-33 69-44 105c-7 25-12 53-14 83h-38c0-24 5-53 14-86 9-34 22-67 39-98 16-31 34-58 53-79z">
              <text:p/>
            </draw:path>
          </draw:g>
          <draw:g>
            <draw:path draw:style-name="gr3" draw:text-style-name="P4" draw:layer="layout" svg:width="0.633cm" svg:height="1.904cm" svg:x="14.272cm" svg:y="15.923cm" svg:viewBox="0 0 634 1905" svg:d="M0 1905c211-635 423-1270 634-1905">
              <text:p/>
            </draw:path>
            <draw:path draw:style-name="gr11" draw:text-style-name="P4" draw:layer="layout" svg:width="0.226cm" svg:height="0.177cm" svg:x="14.266cm" svg:y="16.961cm" svg:viewBox="0 0 227 178" svg:d="M168 178l-168-136 10-28 217-14-10 29-65 2-27 81 52 39zM107 98l22-66-60 2c-18 1-33 1-44 1 11 7 22 14 33 23z">
              <text:p/>
            </draw:path>
            <draw:path draw:style-name="gr11" draw:text-style-name="P4" draw:layer="layout" svg:width="0.221cm" svg:height="0.197cm" svg:x="14.31cm" svg:y="16.738cm" svg:viewBox="0 0 222 198" svg:d="M192 198l-192-64 22-66c5-15 9-26 14-33 6-10 14-18 23-23 12-7 25-11 40-12 15 0 31 2 48 8 15 5 27 11 37 18s18 14 24 22c5 8 9 15 11 23 3 8 3 16 2 26 0 10-3 20-6 32zM177 164l14-40c4-13 6-23 6-31s-1-15-4-20c-4-8-11-16-20-22-9-7-20-13-35-18-20-6-36-8-49-5s-23 8-30 16c-4 6-9 17-14 32l-14 40z">
              <text:p/>
            </draw:path>
            <draw:path draw:style-name="gr11" draw:text-style-name="P4" draw:layer="layout" svg:width="0.207cm" svg:height="0.186cm" svg:x="14.393cm" svg:y="16.54cm" svg:viewBox="0 0 208 187" svg:d="M150 44l15-23c19 12 32 27 39 45 6 17 6 36-1 56-7 21-17 37-29 47-13 10-29 16-47 18-18 1-36-1-54-7-20-7-36-16-49-29-12-13-19-27-22-44-3-16-2-33 4-50 6-19 16-34 30-43 15-10 31-15 51-14l-3 28c-15 0-27 3-36 9s-16 16-20 29c-5 14-6 28-2 40s11 22 21 30 22 14 34 18c16 5 31 8 44 7 14-1 25-6 35-14 9-8 15-18 19-30 5-14 5-28 1-40-5-13-15-24-30-33z">
              <text:p/>
            </draw:path>
          </draw:g>
          <draw:g>
            <draw:path draw:style-name="gr2" draw:text-style-name="P3" draw:layer="layout" svg:width="1.745cm" svg:height="1.745cm" svg:x="12.525cm" svg:y="14.17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3.066cm" svg:y="14.416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3.305cm" svg:y="14.494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3.556cm" svg:y="14.494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9cm" svg:height="0.302cm" svg:x="12.839cm" svg:y="14.89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02cm" svg:height="0.229cm" svg:x="13.06cm" svg:y="14.96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1cm" svg:height="0.229cm" svg:x="13.299cm" svg:y="14.968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13.523cm" svg:y="14.89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3cm" svg:height="0.229cm" svg:x="13.745cm" svg:y="14.96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3.179cm" svg:y="15.44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3.399cm" svg:y="15.363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0.158cm" svg:height="1.905cm" svg:x="13.161cm" svg:y="15.922cm" svg:viewBox="0 0 159 1906" svg:d="M0 1906c53-635 106-1271 159-1906">
              <text:p/>
            </draw:path>
            <draw:path draw:style-name="gr11" draw:text-style-name="P4" draw:layer="layout" svg:width="0.207cm" svg:height="0.185cm" svg:x="12.952cm" svg:y="17.015cm" svg:viewBox="0 0 208 186" svg:d="M126 87l-24-2 7-85 75 7c9 13 16 28 20 42s5 29 4 43c-2 20-7 37-17 53-10 15-23 26-40 33-16 7-35 10-54 8-20-2-38-7-54-17-16-9-28-22-35-38s-9-34-8-54c2-15 5-27 11-39 6-11 13-20 22-26s21-10 34-12l5 25c-10 2-19 5-25 9s-11 10-15 18-7 17-8 27c-1 13 0 23 3 32s7 17 13 23c5 6 12 10 19 14 11 6 25 10 39 11 18 1 33 0 45-6 13-5 22-13 29-24s11-23 12-37c1-11 0-22-4-34-3-11-7-20-12-26l-37-3z">
              <text:p/>
            </draw:path>
            <draw:path draw:style-name="gr11" draw:text-style-name="P4" draw:layer="layout" svg:width="0.203cm" svg:height="0.163cm" svg:x="12.966cm" svg:y="16.819cm" svg:viewBox="0 0 204 164" svg:d="M201 164l-201-17 6-75c1-13 3-23 5-30 2-10 6-18 11-24s12-11 21-14 18-5 28-4c17 2 31 8 42 20s15 31 13 59l-4 51 82 7zM98 128l4-51c2-17-1-29-6-37-6-8-15-12-27-13-8 0-15 1-22 5-6 3-10 9-13 15-1 5-3 13-4 24l-4 51z">
              <text:p/>
            </draw:path>
            <draw:path draw:style-name="gr11" draw:text-style-name="P4" draw:layer="layout" svg:width="0.203cm" svg:height="0.043cm" svg:x="12.982cm" svg:y="16.746cm" svg:viewBox="0 0 204 44" svg:d="M201 44c-67-6-134-11-201-17 1-9 1-18 2-27 67 6 134 11 202 17-1 9-2 18-3 27z">
              <text:p/>
            </draw:path>
            <draw:path draw:style-name="gr11" draw:text-style-name="P4" draw:layer="layout" svg:width="0.207cm" svg:height="0.192cm" svg:x="12.992cm" svg:y="16.521cm" svg:viewBox="0 0 208 193" svg:d="M99 193c-34-3-59-14-76-33-17-20-25-44-23-72 2-19 8-35 18-49s23-25 40-31c16-7 34-9 54-7 21 1 39 7 54 16 15 10 26 23 33 38 7 16 10 33 9 50-2 19-8 36-18 50-11 14-24 24-40 31-17 6-34 9-51 7zM101 166c24 2 43-3 58-15s23-28 25-48c1-20-4-37-17-51s-32-22-57-25c-16-1-30 1-43 5-12 5-22 12-30 22-7 11-12 22-13 36-1 19 4 36 15 50 12 15 33 24 62 26z">
              <text:p/>
            </draw:path>
          </draw:g>
          <draw:g>
            <draw:path draw:style-name="gr2" draw:text-style-name="P3" draw:layer="layout" svg:width="1.778cm" svg:height="1.745cm" svg:x="17.129cm" svg:y="18.303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36cm" svg:height="0.302cm" svg:x="17.416cm" svg:y="18.78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7.702cm" svg:y="18.85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939cm" svg:y="18.85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06cm" svg:height="0.299cm" svg:x="18.168cm" svg:y="18.78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8.294cm" svg:y="18.85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8.544cm" svg:y="18.85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19cm" svg:x="17.799cm" svg:y="19.33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7cm" svg:height="0.308cm" svg:x="18.021cm" svg:y="19.253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</draw:g>
          <draw:g>
            <draw:path draw:style-name="gr7" draw:text-style-name="P4" draw:layer="layout" svg:width="2.38cm" svg:height="0cm" svg:x="14.748cm" svg:y="19.256cm" svg:viewBox="0 0 2381 0" svg:d="M0 0c794 0 1587 0 2381 0">
              <text:p/>
            </draw:path>
            <draw:path draw:style-name="gr15" draw:text-style-name="P4" draw:layer="layout" svg:width="0.192cm" svg:height="0.207cm" svg:x="15.74cm" svg:y="18.987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15" draw:text-style-name="P4" draw:layer="layout" svg:width="0.179cm" svg:height="0.207cm" svg:x="15.96cm" svg:y="18.987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2" draw:text-style-name="P3" draw:layer="layout" svg:width="1.745cm" svg:height="1.745cm" svg:x="16.653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cm" svg:height="0.302cm" svg:x="16.862cm" svg:y="14.417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9cm" svg:height="0.312cm" svg:x="17.132cm" svg:y="14.41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75cm" svg:height="0.302cm" svg:x="17.518cm" svg:y="14.417cm" svg:viewBox="0 0 276 303" svg:d="M117 303l-117-303h42l79 220c6 18 12 34 16 50 5-17 10-34 16-50l82-220h41l-118 303z">
              <text:p/>
            </draw:path>
            <draw:path draw:style-name="gr10" draw:text-style-name="P3" draw:layer="layout" svg:width="0.203cm" svg:height="0.229cm" svg:x="17.787cm" svg:y="14.495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036cm" svg:height="0.302cm" svg:x="18.037cm" svg:y="14.417cm" svg:viewBox="0 0 37 303" svg:d="M0 303c0-101 0-202 0-303 12 0 25 0 37 0 0 101 0 202 0 303-12 0-25 0-37 0z">
              <text:p/>
            </draw:path>
            <draw:path draw:style-name="gr10" draw:text-style-name="P3" draw:layer="layout" svg:width="0.106cm" svg:height="0.299cm" svg:x="18.11cm" svg:y="14.423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39cm" svg:height="0.312cm" svg:x="16.941cm" svg:y="14.88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01cm" svg:height="0.229cm" svg:x="17.221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76cm" svg:height="0.224cm" svg:x="17.472cm" svg:y="14.96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694cm" svg:y="14.969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201cm" svg:height="0.229cm" svg:x="17.906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3cm" svg:height="0.219cm" svg:x="17.306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7.522cm" svg:y="15.364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3" draw:text-style-name="P4" draw:layer="layout" svg:width="2.221cm" svg:height="1.904cm" svg:x="14.748cm" svg:y="15.923cm" svg:viewBox="0 0 2222 1905" svg:d="M0 1905c741-635 1481-1270 2222-1905">
              <text:p/>
            </draw:path>
            <draw:path draw:style-name="gr11" draw:text-style-name="P4" draw:layer="layout" svg:width="0.215cm" svg:height="0.221cm" svg:x="15.516cm" svg:y="16.799cm" svg:viewBox="0 0 216 222" svg:d="M74 222l-74-202 23-20 193 100-23 20-56-32-65 56 23 60zM63 122l53-45-53-28c-15-9-28-17-38-23 6 12 12 24 17 36z">
              <text:p/>
            </draw:path>
            <draw:path draw:style-name="gr11" draw:text-style-name="P4" draw:layer="layout" svg:width="0.222cm" svg:height="0.227cm" svg:x="15.621cm" svg:y="16.655cm" svg:viewBox="0 0 223 228" svg:d="M131 228l-131-154 53-45c11-10 21-17 29-21 10-5 21-8 31-8 14 0 28 4 41 11s25 17 37 31c10 12 18 23 23 35 5 11 7 21 8 31 1 9 0 18-2 26-2 7-6 15-11 23-6 8-13 16-23 23zM136 192l33-28c10-9 17-16 21-23s7-13 7-20c1-9-1-18-5-29-5-10-12-21-22-33-13-16-27-26-39-30-13-4-24-4-34-1-7 3-17 9-29 19l-32 28z">
              <text:p/>
            </draw:path>
            <draw:path draw:style-name="gr11" draw:text-style-name="P4" draw:layer="layout" svg:width="0.2cm" svg:height="0.204cm" svg:x="15.804cm" svg:y="16.517cm" svg:viewBox="0 0 201 205" svg:d="M165 85l25-12c10 20 13 40 10 58-4 18-14 34-30 48s-33 23-49 25-32-1-49-9c-16-8-31-19-43-34-14-16-22-32-27-49-4-17-3-34 3-49 6-16 16-30 30-41 15-14 31-21 48-22 18-1 34 4 51 15l-17 22c-13-8-25-12-36-11s-21 6-32 15c-11 10-19 21-22 33s-2 25 2 37c5 12 12 23 20 33 11 12 23 22 35 28s24 8 36 6 23-7 33-15c11-10 18-22 21-35 2-13-1-28-9-43z">
              <text:p/>
            </draw:path>
          </draw:g>
          <draw:g>
            <draw:path draw:style-name="gr2" draw:text-style-name="P3" draw:layer="layout" svg:width="2.507cm" svg:height="1.586cm" svg:x="16.017cm" svg:y="22.431cm" svg:viewBox="0 0 2508 1587" svg:d="M0 1587c0-529 0-1058 0-1587 836 0 1672 0 2508 0 0 529 0 1058 0 1587-836 0-1672 0-2508 0z">
              <text:p/>
            </draw:path>
            <draw:path draw:style-name="gr10" draw:text-style-name="P3" draw:layer="layout" svg:width="0.224cm" svg:height="0.302cm" svg:x="16.315cm" svg:y="22.829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6.568cm" svg:y="22.912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6.799cm" svg:y="22.907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024cm" svg:y="22.907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7.275cm" svg:y="22.90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497cm" svg:y="22.90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7.724cm" svg:y="22.82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7.802cm" svg:y="22.907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8.054cm" svg:y="22.90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6cm" svg:height="0.302cm" svg:x="16.609cm" svg:y="23.303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6.895cm" svg:y="23.38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132cm" svg:y="23.381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cm" svg:height="0.307cm" svg:x="17.368cm" svg:y="23.303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01cm" svg:height="0.229cm" svg:x="17.606cm" svg:y="23.38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7.855cm" svg:y="23.381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7" draw:text-style-name="P4" draw:layer="layout" svg:width="1.269cm" svg:height="0.793cm" svg:x="14.747cm" svg:y="21.637cm" svg:viewBox="0 0 1270 794" svg:d="M0 0c423 265 847 529 1270 794">
              <text:p/>
            </draw:path>
            <draw:path draw:style-name="gr15" draw:text-style-name="P4" draw:layer="layout" svg:width="0.201cm" svg:height="0.213cm" svg:x="14.957cm" svg:y="21.533cm" svg:viewBox="0 0 202 214" svg:d="M93 125l13-20 72 45-40 63c-17 2-32 1-47-2-14-3-28-8-40-16-17-10-30-23-39-39s-13-33-12-50c2-18 8-36 18-53 11-16 24-29 40-39 16-11 32-15 50-14 17 1 34 7 51 18 13 8 22 17 30 27 7 10 12 21 13 31 1 11-1 23-5 37l-25-8c3-10 4-19 4-26-1-7-4-15-9-22s-12-14-21-19c-10-7-20-11-29-12-10-2-19-1-26 1-8 2-15 5-21 10-11 8-21 18-28 30-10 15-15 29-16 43-1 13 2 25 8 37 7 11 16 20 28 27 9 6 20 10 32 12 11 2 21 2 28 1l20-31z">
              <text:p/>
            </draw:path>
            <draw:path draw:style-name="gr15" draw:text-style-name="P4" draw:layer="layout" svg:width="0.214cm" svg:height="0.185cm" svg:x="15.115cm" svg:y="21.621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279cm" svg:y="21.723cm" svg:viewBox="0 0 130 186" svg:d="M0 171c36-57 71-114 107-171 8 5 15 10 23 14-36 57-71 115-107 172-8-5-15-10-23-15z">
              <text:p/>
            </draw:path>
            <draw:path draw:style-name="gr15" draw:text-style-name="P4" draw:layer="layout" svg:width="0.2cm" svg:height="0.207cm" svg:x="15.371cm" svg:y="21.792cm" svg:viewBox="0 0 201 208" svg:d="M17 55c18-28 39-46 65-52 25-7 50-2 74 13 16 10 28 22 35 38 8 15 12 32 10 49-2 18-8 35-19 52-11 18-24 31-39 40-16 9-32 14-49 13-18-1-34-7-49-16-16-10-28-23-35-39-8-15-11-32-9-49 1-18 7-34 16-49zM40 70c-13 20-17 39-13 58s14 33 31 44c17 10 35 13 53 9 19-5 35-18 48-40 9-14 14-27 16-40 1-14-1-26-6-37-6-11-14-21-26-28-16-10-33-13-52-10-18 4-35 18-51 44z">
              <text:p/>
            </draw:path>
            <draw:path draw:style-name="gr15" draw:text-style-name="P4" draw:layer="layout" svg:width="0.053cm" svg:height="0.059cm" svg:x="15.518cm" svg:y="22.029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6cm" svg:height="0.23cm" svg:x="14.525cm" svg:y="21.667cm" svg:viewBox="0 0 197 231" svg:d="M0 131l172-131 25 16-38 215-25-17 13-63-73-46-50 41zM92 91l60 37 11-59c4-18 7-32 10-43-9 9-19 18-30 27z">
              <text:p/>
            </draw:path>
            <draw:path draw:style-name="gr15" draw:text-style-name="P4" draw:layer="layout" svg:width="0.215cm" svg:height="0.227cm" svg:x="14.707cm" svg:y="21.74cm" svg:viewBox="0 0 216 228" svg:d="M0 171l107-171 59 37c13 8 23 15 29 21 8 8 14 18 17 28 4 13 5 27 2 42-3 14-10 29-19 45-8 13-17 23-26 31-10 9-19 15-27 18-9 4-18 6-26 6s-16-1-25-4c-10-3-19-8-30-14zM36 165l36 23c11 7 21 11 28 13 8 2 15 2 21 1 9-2 18-7 26-14 9-7 17-17 25-30 11-18 17-33 17-47 0-13-3-24-9-32-5-6-14-14-27-22l-36-22z">
              <text:p/>
            </draw:path>
            <draw:path draw:style-name="gr15" draw:text-style-name="P4" draw:layer="layout" svg:width="0.195cm" svg:height="0.206cm" svg:x="14.904cm" svg:y="21.875cm" svg:viewBox="0 0 196 207" svg:d="M134 160l19 20c-16 15-34 24-52 26-19 2-37-2-55-14-19-11-32-24-39-39-6-15-9-31-6-49s9-36 20-52c11-18 24-31 39-40s31-13 48-12 33 6 48 16c17 11 29 24 35 40s6 34 1 52l-26-9c4-15 3-27-1-37-4-11-12-19-23-26-13-9-26-12-39-12-12 1-24 5-34 14-10 8-18 17-25 28-9 15-15 29-17 42-3 13-1 25 5 36s14 20 24 27c13 8 26 11 40 9 13-1 26-8 38-20z">
              <text:p/>
            </draw:path>
            <draw:path draw:style-name="gr15" draw:text-style-name="P4" draw:layer="layout" svg:width="0.053cm" svg:height="0.059cm" svg:x="15.037cm" svg:y="22.104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cm" svg:height="0.208cm" svg:x="15.204cm" svg:y="22.06cm" svg:viewBox="0 0 191 209" svg:d="M10 91l22 11c-4 10-6 18-6 26s3 16 9 24c5 8 13 15 22 21s17 9 25 10c8 2 15 1 21-1 6-3 11-6 14-12 3-5 5-10 4-16 0-6-3-13-9-20-3-4-11-13-24-26s-21-24-25-31c-6-10-9-19-9-28s2-17 7-25c6-8 13-15 23-19 9-5 20-6 32-4 11 2 23 6 34 14 13 7 23 16 30 27 7 10 11 20 11 31 0 12-3 22-8 32l-24-13c5-11 7-21 3-31-3-9-11-18-23-25-14-9-25-12-34-11s-16 5-20 12c-4 6-5 13-3 19 2 7 10 18 25 33s25 27 30 34c8 11 11 21 12 31 0 10-2 20-8 29s-14 16-24 21-21 6-34 5c-12-2-25-7-37-14-15-10-27-20-34-31-8-11-12-23-12-36s3-25 10-37z">
              <text:p/>
            </draw:path>
            <draw:path draw:style-name="gr15" draw:text-style-name="P4" draw:layer="layout" svg:width="0.214cm" svg:height="0.185cm" svg:x="15.349cm" svg:y="22.141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512cm" svg:y="22.244cm" svg:viewBox="0 0 130 186" svg:d="M0 171c36-57 71-114 107-171 8 5 15 10 23 14-36 57-71 115-107 172-8-5-15-10-23-15z">
              <text:p/>
            </draw:path>
          </draw:g>
          <draw:g>
            <draw:path draw:style-name="gr3" draw:text-style-name="P4" draw:layer="layout" svg:width="0.476cm" svg:height="1.904cm" svg:x="11.414cm" svg:y="15.923cm" svg:viewBox="0 0 477 1905" svg:d="M0 0c159 635 318 1270 477 1905">
              <text:p/>
            </draw:path>
            <draw:path draw:style-name="gr11" draw:text-style-name="P4" draw:layer="layout" svg:width="0.207cm" svg:height="0.194cm" svg:x="11.684cm" svg:y="16.639cm" svg:viewBox="0 0 208 195" svg:d="M78 5c32-8 60-6 83 7 22 13 37 33 44 61 5 18 4 35-1 52-5 16-14 30-27 42-14 11-30 19-50 24s-38 6-56 2c-17-4-32-13-44-26-12-12-19-27-24-44-4-19-4-36 1-53s15-31 28-42c14-11 29-19 46-23zM84 31c-23 6-39 17-50 33-10 16-12 34-8 53 5 20 16 34 33 43 16 10 37 11 62 5 16-4 28-10 39-18 10-9 17-19 21-31s4-24 1-38c-5-18-15-32-31-43-15-10-38-11-67-4z">
              <text:p/>
            </draw:path>
            <draw:path draw:style-name="gr11" draw:text-style-name="P4" draw:layer="layout" svg:width="0.208cm" svg:height="0.187cm" svg:x="11.736cm" svg:y="16.852cm" svg:viewBox="0 0 209 188" svg:d="M90 160v28c-22 0-41-6-56-17-15-12-25-28-30-48-5-22-5-40 0-55 5-16 15-29 29-40 15-11 32-19 50-24 20-5 39-5 56-1s32 12 43 24c11 13 19 28 24 45 5 19 4 37-3 53s-19 29-35 39l-13-25c13-8 22-17 26-28 4-10 4-21 1-35-4-15-10-26-20-35-10-8-21-13-34-14s-26 0-38 3c-17 5-30 11-41 19s-18 17-22 29c-3 12-3 24 0 36 3 15 11 27 21 35 11 8 25 12 42 11z">
              <text:p/>
            </draw:path>
          </draw:g>
          <draw:g>
            <draw:path draw:style-name="gr8" draw:text-style-name="P5" draw:layer="layout" svg:width="2.444cm" svg:height="1.745cm" svg:x="17.605cm" svg:y="24.653cm" svg:viewBox="0 0 2445 1746" svg:d="M0 1746c0-582 0-1164 0-1746 815 0 1630 0 2445 0 0 582 0 1164 0 1746-815 0-1630 0-2445 0z">
              <text:p/>
            </draw:path>
            <draw:path draw:style-name="gr16" draw:text-style-name="P5" draw:layer="layout" svg:width="0.188cm" svg:height="0.302cm" svg:x="18.177cm" svg:y="24.893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01cm" svg:height="0.229cm" svg:x="18.398cm" svg:y="24.97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92cm" svg:height="0.313cm" svg:x="18.634cm" svg:y="24.971cm" svg:viewBox="0 0 193 314" svg:d="M7 242l37 5c2 12 6 20 13 25 9 7 21 11 37 11 18 0 31-3 40-10 10-7 16-16 19-28 2-8 3-23 3-47-16 18-37 27-61 27-30 0-54-11-70-33-17-22-25-48-25-78 0-21 4-41 11-58 8-18 19-32 34-41 14-10 31-15 51-15 26 0 47 11 64 32v-27h33v190c0 34-3 58-10 73-7 14-18 25-34 34-15 8-33 12-55 12-26 0-48-6-64-18s-24-30-23-54zM38 111c0 29 6 50 17 63 12 13 26 20 43 20 18 0 32-7 44-20 11-13 17-34 17-62 0-27-6-47-18-61-12-13-26-20-43-20s-31 7-43 20c-11 14-17 34-17 60z">
              <text:p/>
            </draw:path>
            <draw:path draw:style-name="gr16" draw:text-style-name="P5" draw:layer="layout" svg:width="0.202cm" svg:height="0.229cm" svg:x="18.868cm" svg:y="24.971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6" draw:text-style-name="P5" draw:layer="layout" svg:width="0.191cm" svg:height="0.229cm" svg:x="19.107cm" svg:y="24.97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2cm" svg:height="0.308cm" svg:x="19.309cm" svg:y="24.976cm" svg:viewBox="0 0 201 309" svg:d="M20 304l-5-34c8 2 15 3 22 3 8 0 15-1 20-4s9-7 12-12c2-3 6-13 12-27 0-3 1-6 3-10l-84-220h40l46 127c6 16 11 33 16 50 4-16 9-32 15-48l47-129h37l-82 224c-9 24-16 41-21 50-7 12-15 21-23 26-9 6-19 9-31 9-7 0-15-2-24-5z">
              <text:p/>
            </draw:path>
            <draw:path draw:style-name="gr16" draw:text-style-name="P5" draw:layer="layout" svg:width="0.188cm" svg:height="0.302cm" svg:x="18.435cm" svg:y="25.367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66cm" svg:height="0.312cm" svg:x="18.662cm" svg:y="25.362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48cm" svg:height="0.302cm" svg:x="18.979cm" svg:y="25.367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6" draw:text-style-name="P5" draw:layer="layout" svg:width="0.266cm" svg:height="0.312cm" svg:x="17.93cm" svg:y="25.836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03cm" svg:height="0.229cm" svg:x="18.228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6cm" svg:height="0.224cm" svg:x="18.48cm" svg:y="25.91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6" draw:text-style-name="P5" draw:layer="layout" svg:width="0.106cm" svg:height="0.299cm" svg:x="18.695cm" svg:y="25.84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118cm" svg:height="0.224cm" svg:x="18.833cm" svg:y="25.919cm" svg:viewBox="0 0 119 225" svg:d="M0 225v-220h32v33c9-16 17-26 24-31s15-7 24-7c13 0 26 4 39 12l-13 34c-9-5-18-8-27-8-8 0-15 2-22 7-6 5-11 12-14 21-4 13-6 28-6 43v116z">
              <text:p/>
            </draw:path>
            <draw:path draw:style-name="gr16" draw:text-style-name="P5" draw:layer="layout" svg:width="0.203cm" svg:height="0.229cm" svg:x="18.96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036cm" svg:height="0.302cm" svg:x="19.21cm" svg:y="25.841cm" svg:viewBox="0 0 37 303" svg:d="M0 303c0-101 0-202 0-303 12 0 25 0 37 0 0 101 0 202 0 303-12 0-25 0-37 0z">
              <text:p/>
            </draw:path>
            <draw:path draw:style-name="gr16" draw:text-style-name="P5" draw:layer="layout" svg:width="0.036cm" svg:height="0.302cm" svg:x="19.303cm" svg:y="25.841cm" svg:viewBox="0 0 37 303" svg:d="M0 303c0-101 0-202 0-303 12 0 25 0 37 0 0 101 0 202 0 303-12 0-25 0-37 0z">
              <text:p/>
            </draw:path>
            <draw:path draw:style-name="gr16" draw:text-style-name="P5" draw:layer="layout" svg:width="0.201cm" svg:height="0.229cm" svg:x="19.385cm" svg:y="25.91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18cm" svg:height="0.224cm" svg:x="19.634cm" svg:y="25.919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8" draw:text-style-name="P5" draw:layer="layout" svg:width="2.222cm" svg:height="1.745cm" svg:x="14.747cm" svg:y="24.653cm" svg:viewBox="0 0 2223 1746" svg:d="M0 1746c0-582 0-1164 0-1746 741 0 1482 0 2223 0 0 582 0 1164 0 1746-741 0-1482 0-2223 0z">
              <text:p/>
            </draw:path>
            <draw:path draw:style-name="gr16" draw:text-style-name="P5" draw:layer="layout" svg:width="0.236cm" svg:height="0.302cm" svg:x="15.247cm" svg:y="24.893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6" draw:text-style-name="P5" draw:layer="layout" svg:width="0.036cm" svg:height="0.302cm" svg:x="15.547cm" svg:y="24.893cm" svg:viewBox="0 0 37 303" svg:d="M0 42c0-14 0-28 0-42 12 0 25 0 37 0 0 14 0 28 0 42-12 0-25 0-37 0zM0 303c0-73 0-147 0-220 12 0 25 0 37 0 0 73 0 147 0 220-12 0-25 0-37 0z">
              <text:p/>
            </draw:path>
            <draw:path draw:style-name="gr16" draw:text-style-name="P5" draw:layer="layout" svg:width="0.114cm" svg:height="0.036cm" svg:x="15.624cm" svg:y="25.068cm" svg:viewBox="0 0 115 37" svg:d="M0 37c0-12 0-25 0-37 38 0 77 0 115 0 0 12 0 25 0 37-38 0-77 0-115 0z">
              <text:p/>
            </draw:path>
            <draw:path draw:style-name="gr16" draw:text-style-name="P5" draw:layer="layout" svg:width="0.264cm" svg:height="0.302cm" svg:x="15.785cm" svg:y="24.893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6" draw:text-style-name="P5" draw:layer="layout" svg:width="0.201cm" svg:height="0.229cm" svg:x="16.07cm" svg:y="24.97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81cm" svg:height="0.229cm" svg:x="16.307cm" svg:y="24.971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6" draw:text-style-name="P5" draw:layer="layout" svg:width="0.239cm" svg:height="0.302cm" svg:x="15.477cm" svg:y="25.367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03cm" svg:height="0.302cm" svg:x="15.763cm" svg:y="25.36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6" draw:text-style-name="P5" draw:layer="layout" svg:width="0.239cm" svg:height="0.302cm" svg:x="15.998cm" svg:y="25.367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99cm" svg:height="0.219cm" svg:x="15.128cm" svg:y="25.924cm" svg:viewBox="0 0 300 220" svg:d="M67 220l-67-220h39l35 127 12 47c1-2 5-17 12-45l34-129h38l33 128 10 42 13-43 38-127h36l-70 220h-38l-34-131-8-38-45 169z">
              <text:p/>
            </draw:path>
            <draw:path draw:style-name="gr16" draw:text-style-name="P5" draw:layer="layout" svg:width="0.117cm" svg:height="0.312cm" svg:x="15.429cm" svg:y="25.836cm" svg:viewBox="0 0 118 313" svg:d="M0 313c29-104 59-209 88-313 10 0 20 0 30 0-29 104-59 209-88 313-10 0-20 0-30 0z">
              <text:p/>
            </draw:path>
            <draw:path draw:style-name="gr16" draw:text-style-name="P5" draw:layer="layout" svg:width="0.106cm" svg:height="0.299cm" svg:x="15.554cm" svg:y="25.84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203cm" svg:height="0.229cm" svg:x="15.68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8cm" svg:height="0.224cm" svg:x="15.93cm" svg:y="25.924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6" draw:text-style-name="P5" draw:layer="layout" svg:width="0.191cm" svg:height="0.229cm" svg:x="16.157cm" svg:y="25.919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176cm" svg:height="0.302cm" svg:x="16.38cm" svg:y="25.841cm" svg:viewBox="0 0 177 303" svg:d="M0 303v-303h37v108c17-20 39-30 65-30 16 0 30 3 42 10 12 6 20 15 25 26 5 12 8 28 8 50v139h-37v-140c0-18-4-32-12-40-8-9-19-13-34-13-11 0-21 3-30 9-10 5-17 13-21 23s-6 23-6 41v120z">
              <text:p/>
            </draw:path>
          </draw:g>
          <draw:path draw:style-name="gr9" draw:text-style-name="P1" draw:layer="layout" svg:width="0.33cm" svg:height="0.651cm" svg:x="16.494cm" svg:y="24.001cm" svg:viewBox="0 0 331 652" svg:d="M331 0c-110 217-221 435-331 652">
            <text:p/>
          </draw:path>
          <draw:path draw:style-name="gr9" draw:text-style-name="P1" draw:layer="layout" svg:width="0.303cm" svg:height="0.651cm" svg:x="17.777cm" svg:y="24.001cm" svg:viewBox="0 0 304 652" svg:d="M0 0c101 217 203 435 304 652">
            <text:p/>
          </draw:path>
          <draw:g>
            <draw:path draw:style-name="gr2" draw:text-style-name="P3" draw:layer="layout" svg:width="2.222cm" svg:height="1.745cm" svg:x="17.128cm" svg:y="20.367cm" svg:viewBox="0 0 2223 1746" svg:d="M0 1746c0-582 0-1164 0-1746 741 0 1482 0 2223 0 0 582 0 1164 0 1746-741 0-1482 0-2223 0z">
              <text:p/>
            </draw:path>
            <draw:path draw:style-name="gr10" draw:text-style-name="P3" draw:layer="layout" svg:width="0.224cm" svg:height="0.302cm" svg:x="17.283cm" svg:y="20.844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7.536cm" svg:y="20.92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7.767cm" svg:y="20.922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992cm" svg:y="20.92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8.243cm" svg:y="20.92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8.465cm" svg:y="20.922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8.692cm" svg:y="20.844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8.77cm" svg:y="20.92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9.022cm" svg:y="20.92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27cm" svg:height="0.302cm" svg:x="17.905cm" svg:y="21.318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78cm" svg:height="0.224cm" svg:x="18.185cm" svg:y="21.401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0" draw:text-style-name="P3" draw:layer="layout" svg:width="0.181cm" svg:height="0.229cm" svg:x="18.409cm" svg:y="21.396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</draw:g>
          <draw:g>
            <draw:path draw:style-name="gr4" draw:text-style-name="P4" draw:layer="layout" svg:width="2.381cm" svg:height="0.634cm" svg:x="14.747cm" svg:y="20.526cm" svg:viewBox="0 0 2382 635" svg:d="M0 0c794 212 1588 423 2382 635">
              <text:p/>
            </draw:path>
            <draw:path draw:style-name="gr12" draw:text-style-name="P4" draw:layer="layout" svg:width="0.188cm" svg:height="0.222cm" svg:x="15.622cm" svg:y="20.494cm" svg:viewBox="0 0 189 223" svg:d="M163 34l26 7-30 112c-5 20-12 35-19 45-8 10-18 18-32 22-13 4-29 4-48-1-18-5-32-12-42-22-10-9-16-20-17-34-2-13 0-30 5-50l30-113 26 7-29 112c-5 17-7 29-6 38s5 17 11 23c7 6 15 11 26 14 19 5 34 4 44-2 10-7 19-22 25-46z">
              <text:p/>
            </draw:path>
            <draw:path draw:style-name="gr12" draw:text-style-name="P4" draw:layer="layout" svg:width="0.181cm" svg:height="0.223cm" svg:x="15.78cm" svg:y="20.56cm" svg:viewBox="0 0 182 224" svg:d="M0 176l126-176 29 8 27 216-30-8-6-65-82-22-36 54zM77 110l67 18-6-59c-2-18-3-33-3-45-7 12-14 23-21 35z">
              <text:p/>
            </draw:path>
            <draw:path draw:style-name="gr12" draw:text-style-name="P4" draw:layer="layout" svg:width="0.195cm" svg:height="0.239cm" svg:x="15.987cm" svg:y="20.595cm" svg:viewBox="0 0 196 240" svg:d="M0 195l52-195 86 23c18 5 30 10 39 16 8 6 13 14 16 24s3 21 0 32c-3 14-11 24-22 31-12 7-27 10-46 7 5 5 9 10 12 14 5 9 10 20 14 31l19 62-31-8-15-47c-4-14-8-25-11-32-3-8-6-13-10-17-3-3-6-6-10-8-3-2-7-3-14-5l-30-8-23 87zM55 92l56 15c11 3 21 4 28 3 8 0 14-3 19-7s8-10 10-16c2-9 1-17-5-25-5-8-15-14-29-17l-62-17z">
              <text:p/>
            </draw:path>
            <draw:path draw:style-name="gr12" draw:text-style-name="P4" draw:layer="layout" svg:width="0.161cm" svg:height="0.218cm" svg:x="16.209cm" svg:y="20.642cm" svg:viewBox="0 0 162 219" svg:d="M19 212c15-57 30-114 46-172-22-5-43-11-65-17 2-8 4-15 6-23 52 14 104 28 156 41-2 8-4 16-6 24-22-6-44-12-65-18-15 58-31 115-46 172-9-2-17-4-26-7z">
              <text:p/>
            </draw:path>
          </draw:g>
          <draw:g>
            <draw:path draw:style-name="gr1" draw:text-style-name="P2" draw:layer="layout" svg:width="3.809cm" svg:height="3.809cm" svg:x="10.938cm" svg:y="17.829cm" svg:viewBox="0 0 3810 3810" svg:d="M0 3810c0-1270 0-2540 0-3810 1270 0 2540 0 3810 0 0 1270 0 2540 0 3810-1270 0-2540 0-3810 0z">
              <text:p/>
            </draw:path>
            <draw:path draw:style-name="gr10" draw:text-style-name="P2" draw:layer="layout" svg:width="0.27cm" svg:height="0.353cm" svg:x="11.44cm" svg:y="19.548cm" svg:viewBox="0 0 271 354" svg:d="M0 354v-354h134c23 0 42 1 54 3 17 3 32 9 44 17s21 19 28 34 11 31 11 48c0 30-10 56-29 77s-54 31-104 31h-91v144zM47 168h92c30 0 52-6 65-17s19-27 19-47c0-15-4-28-11-38-8-11-18-18-30-21-8-2-23-3-44-3h-91z">
              <text:p/>
            </draw:path>
            <draw:path draw:style-name="gr10" draw:text-style-name="P2" draw:layer="layout" svg:width="0.046cm" svg:height="0.353cm" svg:x="11.778cm" svg:y="19.548cm" svg:viewBox="0 0 47 354" svg:d="M0 354c0-118 0-236 0-354 16 0 31 0 47 0 0 118 0 236 0 354-16 0-31 0-47 0z">
              <text:p/>
            </draw:path>
            <draw:path draw:style-name="gr10" draw:text-style-name="P2" draw:layer="layout" svg:width="0.311cm" svg:height="0.365cm" svg:x="11.897cm" svg:y="19.542cm" svg:viewBox="0 0 312 366" svg:d="M265 236l47 12c-10 38-27 68-53 88-25 20-56 30-93 30-38 0-69-8-93-23-24-16-42-38-54-68-13-29-19-61-19-95 0-37 7-69 21-96 14-28 34-48 60-63 26-14 54-21 86-21 35 0 65 9 89 27s41 43 50 76l-46 11c-8-26-20-45-36-56-15-12-35-18-58-18-28 0-50 7-68 20-19 13-32 30-39 52s-11 45-11 68c0 30 4 57 13 79s22 39 41 50c18 11 38 17 60 17 26 0 48-8 66-23s31-37 37-67z">
              <text:p/>
            </draw:path>
            <draw:path draw:style-name="gr10" draw:text-style-name="P2" draw:layer="layout" svg:width="0.231cm" svg:height="0.36cm" svg:x="12.249cm" svg:y="19.547cm" svg:viewBox="0 0 232 361" svg:d="M0 262l45-6c5 24 13 42 25 53s26 16 44 16c20 0 38-7 51-21 14-14 21-32 21-52s-6-37-19-49c-13-13-30-20-50-20-8 0-18 2-30 5l5-38c3 0 5 0 7 0 17 0 33-4 48-14 14-10 21-25 21-45 0-16-5-29-16-39-11-11-24-16-41-16s-31 5-42 16-18 27-21 48l-45-8c5-29 17-52 36-68s42-24 70-24c20 0 38 4 54 12 16 9 28 20 37 34 9 15 13 30 13 46 0 15-4 29-12 42s-21 23-37 30c21 5 38 15 50 30s18 34 18 57c0 30-11 57-34 78-22 21-51 32-85 32-31 0-57-9-78-28-20-18-32-42-35-71z">
              <text:p/>
            </draw:path>
            <draw:path draw:style-name="gr10" draw:text-style-name="P2" draw:layer="layout" svg:width="0.234cm" svg:height="0.354cm" svg:x="12.516cm" svg:y="19.547cm" svg:viewBox="0 0 235 355" svg:d="M235 313v42h-235c0-10 1-21 5-30 6-16 16-32 29-47 13-16 32-34 57-54 38-31 64-56 78-75 14-18 21-36 21-52 0-17-6-32-19-43-12-12-28-18-48-18-21 0-38 6-51 19-12 13-19 30-19 53l-45-6c3-33 15-58 35-76 20-17 47-26 81-26s61 9 81 28 30 42 30 70c0 14-3 28-9 42-6 13-15 28-29 43s-36 36-67 62c-26 22-43 37-51 45-7 7-13 15-18 23z">
              <text:p/>
            </draw:path>
            <draw:path draw:style-name="gr10" draw:text-style-name="P2" draw:layer="layout" svg:width="0.336cm" svg:height="0.353cm" svg:x="12.815cm" svg:y="19.548cm" svg:viewBox="0 0 337 354" svg:d="M0 354v-354h70l84 250c7 24 13 41 17 53 4-13 10-32 19-57l86-246h61v354h-45v-296l-104 296h-41l-102-300v300z">
              <text:p/>
            </draw:path>
            <draw:path draw:style-name="gr10" draw:text-style-name="P2" draw:layer="layout" svg:width="0.279cm" svg:height="0.353cm" svg:x="13.198cm" svg:y="19.548cm" svg:viewBox="0 0 280 354" svg:d="M0 354v-44l182-225c13-16 25-31 37-43h-198v-42h253v42l-200 245-20 25h226v42z">
              <text:p/>
            </draw:path>
            <draw:path draw:style-name="gr10" draw:text-style-name="P2" draw:layer="layout" svg:width="0.134cm" svg:height="0.043cm" svg:x="13.504cm" svg:y="19.752cm" svg:viewBox="0 0 135 44" svg:d="M0 44c0-15 0-29 0-44 45 0 90 0 135 0 0 15 0 29 0 44-45 0-90 0-135 0z">
              <text:p/>
            </draw:path>
            <draw:path draw:style-name="gr10" draw:text-style-name="P2" draw:layer="layout" svg:width="0.262cm" svg:height="0.353cm" svg:x="13.694cm" svg:y="19.548cm" svg:viewBox="0 0 263 354" svg:d="M0 354c0-118 0-236 0-354 85 0 170 0 255 0 0 14 0 28 0 42-69 0-139 0-208 0 0 36 0 72 0 108 65 0 130 0 195 0 0 14 0 28 0 42-65 0-130 0-195 0 0 40 0 80 0 120 72 0 144 0 216 0 0 14 0 28 0 42-88 0-175 0-263 0z">
              <text:p/>
            </draw:path>
            <draw:path draw:style-name="gr10" draw:text-style-name="P2" draw:layer="layout" svg:width="0.237cm" svg:height="0.353cm" svg:x="14.024cm" svg:y="19.548cm" svg:viewBox="0 0 238 354" svg:d="M0 354c0-118 0-236 0-354 79 0 159 0 238 0 0 14 0 28 0 42-64 0-127 0-191 0 0 36 0 73 0 109 55 0 110 0 165 0 0 14 0 28 0 42-55 0-110 0-165 0 0 54 0 107 0 161-16 0-31 0-47 0z">
              <text:p/>
            </draw:path>
          </draw:g>
          <draw:g>
            <draw:path draw:style-name="gr2" draw:text-style-name="P3" draw:layer="layout" svg:width="2.539cm" svg:height="2.539cm" svg:x="10.62cm" svg:y="23.701cm" svg:viewBox="0 0 2540 2540" svg:d="M0 2540c0-847 0-1693 0-2540 847 0 1693 0 2540 0 0 847 0 1693 0 2540-847 0-1693 0-2540 0z">
              <text:p/>
            </draw:path>
            <draw:path draw:style-name="gr10" draw:text-style-name="P3" draw:layer="layout" svg:width="0.239cm" svg:height="0.312cm" svg:x="11.164cm" svg:y="24.09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1.436cm" svg:y="24.10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1.562cm" svg:y="24.17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9cm" svg:height="0.308cm" svg:x="11.811cm" svg:y="24.179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19cm" svg:height="0.308cm" svg:x="12.048cm" svg:y="24.179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1cm" svg:height="0.229cm" svg:x="12.273cm" svg:y="24.17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522cm" svg:y="24.17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48cm" svg:height="0.302cm" svg:x="11.362cm" svg:y="24.575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0" draw:text-style-name="P3" draw:layer="layout" svg:width="0.118cm" svg:height="0.224cm" svg:x="11.661cm" svg:y="24.65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036cm" svg:height="0.302cm" svg:x="11.803cm" svg:y="24.57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cm" svg:height="0.219cm" svg:x="11.872cm" svg:y="24.658cm" svg:viewBox="0 0 201 220" svg:d="M82 220l-82-220h39l47 132c6 14 10 29 15 44 3-12 7-25 13-42l48-134h39l-80 220z">
              <text:p/>
            </draw:path>
            <draw:path draw:style-name="gr10" draw:text-style-name="P3" draw:layer="layout" svg:width="0.201cm" svg:height="0.229cm" svg:x="12.089cm" svg:y="24.653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338cm" svg:y="24.65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81cm" svg:height="0.302cm" svg:x="11.273cm" svg:y="25.049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1cm" svg:height="0.302cm" svg:x="11.563cm" svg:y="25.049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11.813cm" svg:y="25.048cm" svg:viewBox="0 0 198 309" svg:d="M5 234l36-3c3 16 9 28 17 36 9 7 19 11 33 11 11 0 21-3 29-8 9-5 16-12 21-21 6-8 10-20 14-35 3-15 5-30 5-45 0-2 0-5 0-8-7 12-17 22-30 29s-27 11-41 11c-25 0-46-9-63-27s-26-42-26-72c0-31 9-55 27-74s41-28 68-28c19 0 37 5 53 16 17 10 29 26 37 45 9 20 13 48 13 85 0 39-4 70-13 93-8 23-20 40-37 52-16 12-36 18-58 18-24 0-43-7-58-20s-24-31-27-55zM157 100c0-21-6-38-17-50-11-13-25-19-41-19-17 0-31 7-43 20-12 14-18 31-18 52 0 19 6 35 17 47 12 12 26 18 43 18s31-6 42-18 17-29 17-50z">
              <text:p/>
            </draw:path>
            <draw:path draw:style-name="gr10" draw:text-style-name="P3" draw:layer="layout" svg:width="0.198cm" svg:height="0.308cm" svg:x="12.049cm" svg:y="25.048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8cm" svg:height="0.308cm" svg:x="12.286cm" svg:y="25.048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203cm" svg:height="0.219cm" svg:x="11.671cm" svg:y="25.606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3cm" svg:x="11.893cm" svg:y="25.527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3" draw:text-style-name="P4" draw:layer="layout" svg:width="0.316cm" svg:height="2.062cm" svg:x="11.89cm" svg:y="21.638cm" svg:viewBox="0 0 317 2063" svg:d="M0 2063c106-688 211-1375 317-2063">
              <text:p/>
            </draw:path>
            <draw:path draw:style-name="gr11" draw:text-style-name="P4" draw:layer="layout" svg:width="0.207cm" svg:height="0.193cm" svg:x="11.699cm" svg:y="23.08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  <draw:path draw:style-name="gr11" draw:text-style-name="P4" draw:layer="layout" svg:width="0.207cm" svg:height="0.18cm" svg:x="11.733cm" svg:y="22.875cm" svg:viewBox="0 0 208 181" svg:d="M142 33l11-26c21 9 36 22 45 38s12 35 9 56c-3 22-10 39-21 51s-25 21-43 25c-18 5-36 5-55 3-21-4-38-10-52-21-14-10-24-23-30-39s-7-33-5-50c3-20 11-36 23-48 13-12 29-19 48-22l2 28c-15 2-26 7-34 15s-13 18-15 32c-3 15-1 28 5 40 5 11 14 20 25 26 12 6 24 10 37 12 17 2 32 2 45-1s24-9 31-19c8-10 13-21 15-33 2-15 0-28-7-40s-18-21-34-27z">
              <text:p/>
            </draw:path>
            <draw:path draw:style-name="gr11" draw:text-style-name="P4" draw:layer="layout" svg:width="0.066cm" svg:height="0.035cm" svg:x="11.927cm" svg:y="22.826cm" svg:viewBox="0 0 67 36" svg:d="M28 32l-28-4 4-28 28 4c10 2 18 5 23 9 6 5 10 11 12 19l-11 4c-1-5-4-8-8-11s-10-5-18-7z">
              <text:p/>
            </draw:path>
            <draw:path draw:style-name="gr11" draw:text-style-name="P4" draw:layer="layout" svg:width="0.208cm" svg:height="0.188cm" svg:x="11.789cm" svg:y="22.505cm" svg:viewBox="0 0 209 189" svg:d="M126 91l-24-4 13-84 74 12c8 14 14 29 17 43 3 15 4 29 1 44-3 19-9 36-20 51s-25 25-42 30c-17 6-35 8-55 5-19-3-37-10-52-21-16-11-26-24-32-41-6-16-7-34-4-54 2-14 6-27 13-38 6-11 14-19 23-24 10-5 22-9 36-10l2 26c-10 1-18 3-25 7-6 4-12 9-16 17-5 7-8 16-10 26-2 12-1 23 1 32s6 17 11 24c5 6 11 11 18 15 11 7 24 11 38 14 18 2 33 2 46-3 12-4 23-11 30-22 8-11 12-23 14-36 2-11 2-23-1-34-3-12-6-20-10-27l-37-5z">
              <text:p/>
            </draw:path>
            <draw:path draw:style-name="gr11" draw:text-style-name="P4" draw:layer="layout" svg:width="0.203cm" svg:height="0.172cm" svg:x="11.813cm" svg:y="22.31cm" svg:viewBox="0 0 204 173" svg:d="M200 173l-200-31 11-74c2-13 5-23 7-30 3-9 7-17 13-23 6-5 13-10 22-12 9-3 18-4 28-2 17 2 30 10 41 22 10 13 13 33 8 60l-7 51 81 12zM99 130l8-51c2-16 1-29-4-37-6-8-14-13-25-14-9-2-16-1-23 3-6 3-11 8-14 14-2 4-4 12-5 24l-8 50z">
              <text:p/>
            </draw:path>
            <draw:path draw:style-name="gr11" draw:text-style-name="P4" draw:layer="layout" svg:width="0.203cm" svg:height="0.056cm" svg:x="11.842cm" svg:y="22.235cm" svg:viewBox="0 0 204 57" svg:d="M200 57c-67-10-133-20-200-30 1-9 3-18 4-27 67 10 133 20 200 31-2 9-3 17-4 26z">
              <text:p/>
            </draw:path>
            <draw:path draw:style-name="gr11" draw:text-style-name="P4" draw:layer="layout" svg:width="0.207cm" svg:height="0.193cm" svg:x="11.863cm" svg:y="22.017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</draw:g>
          <draw:g>
            <draw:path draw:style-name="gr2" draw:text-style-name="P3" draw:layer="layout" svg:width="2.221cm" svg:height="1.586cm" svg:x="7.445cm" svg:y="22.591cm" svg:viewBox="0 0 2222 1587" svg:d="M0 1587c0-529 0-1058 0-1587 741 0 1481 0 2222 0 0 529 0 1058 0 1587-741 0-1481 0-2222 0z">
              <text:p/>
            </draw:path>
            <draw:path draw:style-name="gr10" draw:text-style-name="P3" draw:layer="layout" svg:width="0.296cm" svg:height="0.224cm" svg:x="7.77cm" svg:y="23.304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036cm" svg:height="0.302cm" svg:x="8.128cm" svg:y="23.22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91cm" svg:height="0.229cm" svg:x="8.209cm" svg:y="23.304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18cm" svg:height="0.224cm" svg:x="8.43cm" svg:y="23.304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29cm" svg:x="8.557cm" svg:y="23.304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39cm" svg:height="0.312cm" svg:x="8.799cm" svg:y="23.221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48cm" svg:height="0.302cm" svg:x="9.097cm" svg:y="23.226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</draw:g>
          <draw:g>
            <draw:path draw:style-name="gr4" draw:text-style-name="P4" draw:layer="layout" svg:width="1.269cm" svg:height="0.951cm" svg:x="9.668cm" svg:y="21.639cm" svg:viewBox="0 0 1270 952" svg:d="M0 952c423-317 847-635 1270-952">
              <text:p/>
            </draw:path>
            <draw:path draw:style-name="gr12" draw:text-style-name="P4" draw:layer="layout" svg:width="0.197cm" svg:height="0.204cm" svg:x="9.997cm" svg:y="21.964cm" svg:viewBox="0 0 198 205" svg:d="M54 178l19-16c7 7 14 12 21 15 8 2 16 3 26 0 10-2 19-6 28-13 8-6 14-13 18-20 5-7 7-13 7-20-1-6-3-12-6-17-4-5-9-8-14-10-6-1-13-1-21 1-6 2-17 6-34 13-17 8-30 12-38 13-11 2-21 1-29-2s-15-8-21-15c-6-9-9-18-10-28-1-11 2-21 8-32 6-10 15-19 26-27 11-9 23-15 35-18s23-3 34 1c10 4 19 10 27 20l-21 17c-9-9-18-14-28-14-9-1-20 3-32 12-13 10-20 19-22 28s-1 17 4 23c4 6 10 9 17 10 6 1 20-3 39-12 20-9 34-14 43-16 13-3 24-3 33 1 10 3 18 9 24 17 7 9 10 19 11 30s-2 22-8 33c-6 12-15 21-26 30-15 11-28 18-41 21-14 3-26 2-38-2-12-5-23-12-31-23z">
              <text:p/>
            </draw:path>
            <draw:path draw:style-name="gr12" draw:text-style-name="P4" draw:layer="layout" svg:width="0.169cm" svg:height="0.23cm" svg:x="10.13cm" svg:y="21.843cm" svg:viewBox="0 0 170 231" svg:d="M121 231l-121-162 60-45c11-8 19-14 26-17 8-4 17-7 25-7s16 2 24 6c9 4 16 10 22 19 10 13 14 28 13 44s-13 32-36 49l-40 31 49 65zM79 130l41-31c14-10 21-20 23-30 2-9 0-18-7-28-5-6-11-11-18-13s-14-2-21 0c-4 2-11 6-20 13l-41 31z">
              <text:p/>
            </draw:path>
            <draw:path draw:style-name="gr12" draw:text-style-name="P4" draw:layer="layout" svg:width="0.142cm" svg:height="0.177cm" svg:x="10.283cm" svg:y="21.781cm" svg:viewBox="0 0 143 178" svg:d="M121 178c-40-54-81-108-121-162 7-5 14-11 22-16 40 54 80 108 121 162-7 5-15 10-22 16z">
              <text:p/>
            </draw:path>
          </draw:g>
          <draw:g>
            <draw:path draw:style-name="gr4" draw:text-style-name="P4" draw:layer="layout" svg:width="2.063cm" svg:height="0.476cm" svg:x="8.874cm" svg:y="20.527cm" svg:viewBox="0 0 2064 477" svg:d="M0 477c688-159 1376-318 2064-477">
              <text:p/>
            </draw:path>
            <draw:path draw:style-name="gr12" draw:text-style-name="P4" draw:layer="layout" svg:width="0.216cm" svg:height="0.22cm" svg:x="9.578cm" svg:y="20.544cm" svg:viewBox="0 0 217 221" svg:d="M45 221l-45-196 87-21c18-4 31-5 41-3 10 1 19 6 26 13 8 8 13 17 15 28 3 14 2 27-5 38-7 12-19 21-38 28 8 2 14 4 18 7 9 5 18 12 27 21l46 46-31 7-36-35c-10-10-18-18-25-23-6-5-11-8-16-10-4-2-9-3-13-3-3 0-8 1-14 3l-30 7 20 87zM46 104l56-13c12-2 21-6 27-10s10-9 13-15c2-6 2-12 1-19-2-9-7-16-16-20-8-4-19-5-34-1l-62 14z">
              <text:p/>
            </draw:path>
            <draw:path draw:style-name="gr12" draw:text-style-name="P4" draw:layer="layout" svg:width="0.234cm" svg:height="0.24cm" svg:x="9.773cm" svg:y="20.479cm" svg:viewBox="0 0 235 241" svg:d="M45 241l-45-197 40-9 79 128c7 12 12 21 16 27 1-8 2-19 3-34l17-148 35-8 45 197-26 6-38-165-20 178-23 6-95-154 39 167z">
              <text:p/>
            </draw:path>
            <draw:path draw:style-name="gr12" draw:text-style-name="P4" draw:layer="layout" svg:width="0.071cm" svg:height="0.202cm" svg:x="10.004cm" svg:y="20.464cm" svg:viewBox="0 0 72 203" svg:d="M45 203c-15-66-30-131-45-197 9-2 18-4 26-6 15 66 31 131 46 197-9 2-18 4-27 6z">
              <text:p/>
            </draw:path>
            <draw:path draw:style-name="gr12" draw:text-style-name="P4" draw:layer="layout" svg:width="0.071cm" svg:height="0.202cm" svg:x="10.082cm" svg:y="20.446cm" svg:viewBox="0 0 72 203" svg:d="M45 203c-15-66-30-131-45-197 9-2 18-4 26-6 15 66 31 131 46 197-9 2-18 4-27 6z">
              <text:p/>
            </draw:path>
          </draw:g>
          <draw:g>
            <draw:path draw:style-name="gr2" draw:text-style-name="P3" draw:layer="layout" svg:width="2.38cm" svg:height="1.745cm" svg:x="6.493cm" svg:y="20.21cm" svg:viewBox="0 0 2381 1746" svg:d="M0 1746c0-582 0-1164 0-1746 794 0 1587 0 2381 0 0 582 0 1164 0 1746-794 0-1587 0-2381 0z">
              <text:p/>
            </draw:path>
            <draw:path draw:style-name="gr10" draw:text-style-name="P3" draw:layer="layout" svg:width="0.23cm" svg:height="0.302cm" svg:x="7.283cm" svg:y="20.687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6cm" svg:height="0.302cm" svg:x="7.568cm" svg:y="20.687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77cm" svg:height="0.302cm" svg:x="7.838cm" svg:y="20.687cm" svg:viewBox="0 0 278 303" svg:d="M117 303v-128l-117-175h48l60 92c11 17 21 34 31 51 9-16 20-34 33-54l59-89h47l-121 175v128z">
              <text:p/>
            </draw:path>
            <draw:path draw:style-name="gr10" draw:text-style-name="P3" draw:layer="layout" svg:width="0.188cm" svg:height="0.302cm" svg:x="6.828cm" svg:y="21.161cm" svg:viewBox="0 0 189 303" svg:d="M0 303c0-101 0-202 0-303 13 0 27 0 40 0 0 89 0 178 0 267 50 0 99 0 149 0 0 12 0 24 0 36-63 0-126 0-189 0z">
              <text:p/>
            </draw:path>
            <draw:path draw:style-name="gr10" draw:text-style-name="P3" draw:layer="layout" svg:width="0.281cm" svg:height="0.302cm" svg:x="7.033cm" svg:y="21.161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38cm" svg:height="0.302cm" svg:x="7.35cm" svg:y="21.161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198cm" svg:height="0.308cm" svg:x="7.64cm" svg:y="21.16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5cm" svg:height="0.298cm" svg:x="7.88cm" svg:y="21.165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cm" svg:height="0.303cm" svg:x="8.108cm" svg:y="21.16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0" draw:text-style-name="P3" draw:layer="layout" svg:width="0.197cm" svg:height="0.308cm" svg:x="8.352cm" svg:y="21.1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20.21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64cm" svg:height="0.302cm" svg:x="2.936cm" svg:y="20.924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0" draw:text-style-name="P3" draw:layer="layout" svg:width="0.164cm" svg:height="0.307cm" svg:x="3.219cm" svg:y="20.924cm" svg:viewBox="0 0 165 308" svg:d="M0 217l36-5c1 23 5 39 13 47 7 9 18 13 31 13 10 0 18-2 25-7s12-11 15-19 4-20 4-38v-208h41v206c0 26-3 45-9 59s-16 25-29 32-29 11-46 11c-27 0-47-8-61-23s-21-38-20-68z">
              <text:p/>
            </draw:path>
            <draw:path draw:style-name="gr10" draw:text-style-name="P3" draw:layer="layout" svg:width="0.21cm" svg:height="0.302cm" svg:x="3.423cm" svg:y="20.924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9cm" svg:height="0.303cm" svg:x="3.674cm" svg:y="20.928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4" draw:text-style-name="P4" draw:layer="layout" svg:width="2.222cm" svg:height="0cm" svg:x="4.27cm" svg:y="21.162cm" svg:viewBox="0 0 2223 0" svg:d="M0 0c741 0 1482 0 2223 0">
              <text:p/>
            </draw:path>
            <draw:path draw:style-name="gr12" draw:text-style-name="P4" draw:layer="layout" svg:width="0.074cm" svg:height="0.201cm" svg:x="4.629cm" svg:y="20.896cm" svg:viewBox="0 0 75 202" svg:d="M75 202h-25v-157c-6 5-14 11-24 17-9 5-18 10-26 12v-23c14-7 26-15 37-24 10-9 18-18 22-27h16z">
              <text:p/>
            </draw:path>
            <draw:path draw:style-name="gr12" draw:text-style-name="P4" draw:layer="layout" svg:width="0.13cm" svg:height="0.204cm" svg:x="4.769cm" svg:y="20.896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3cm" svg:height="0.204cm" svg:x="4.925cm" svg:y="20.896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51cm" svg:height="0.201cm" svg:x="5.09cm" svg:y="20.896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12" draw:text-style-name="P4" draw:layer="layout" svg:width="0.134cm" svg:height="0.152cm" svg:x="5.27cm" svg:y="20.94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12" draw:text-style-name="P4" draw:layer="layout" svg:width="0.119cm" svg:height="0.152cm" svg:x="5.426cm" svg:y="20.948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12" draw:text-style-name="P4" draw:layer="layout" svg:width="0.135cm" svg:height="0.152cm" svg:x="5.57cm" svg:y="20.94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12" draw:text-style-name="P4" draw:layer="layout" svg:width="0.076cm" svg:height="0.023cm" svg:x="5.726cm" svg:y="21.013cm" svg:viewBox="0 0 77 24" svg:d="M0 24c0-8 0-16 0-24 26 0 51 0 77 0 0 8 0 16 0 24-26 0-51 0-77 0z">
              <text:p/>
            </draw:path>
            <draw:path draw:style-name="gr12" draw:text-style-name="P4" draw:layer="layout" svg:width="0.16cm" svg:height="0.201cm" svg:x="5.816cm" svg:y="20.896cm" svg:viewBox="0 0 161 202" svg:d="M67 202c0-59 0-119 0-178-22 0-45 0-67 0 0-8 0-16 0-24 54 0 107 0 161 0 0 8 0 16 0 24-22 0-45 0-67 0 0 59 0 119 0 178-9 0-18 0-27 0z">
              <text:p/>
            </draw:path>
            <draw:path draw:style-name="gr12" draw:text-style-name="P4" draw:layer="layout" svg:width="0.182cm" svg:height="0.201cm" svg:x="5.984cm" svg:y="20.896cm" svg:viewBox="0 0 183 202" svg:d="M0 202l77-105-69-97h33l36 52c8 11 13 19 16 24 5-7 10-15 16-23l39-53h31l-70 97 74 105h-33l-50-71c-3-4-5-8-7-11-4 5-7 10-9 12l-51 70z">
              <text:p/>
            </draw:path>
          </draw:g>
          <draw:g>
            <draw:path draw:style-name="gr4" draw:text-style-name="P4" draw:layer="layout" svg:width="2.063cm" svg:height="0cm" svg:x="8.874cm" svg:y="18.464cm" svg:viewBox="0 0 2064 0" svg:d="M0 0c688 0 1376 0 2064 0">
              <text:p/>
            </draw:path>
            <draw:path draw:style-name="gr12" draw:text-style-name="P4" draw:layer="layout" svg:width="0.157cm" svg:height="0.201cm" svg:x="9.4cm" svg:y="18.198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12" draw:text-style-name="P4" draw:layer="layout" svg:width="0.159cm" svg:height="0.207cm" svg:x="9.593cm" svg:y="18.195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7cm" svg:height="0.204cm" svg:x="9.874cm" svg:y="18.198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12" draw:text-style-name="P4" draw:layer="layout" svg:width="0.159cm" svg:height="0.207cm" svg:x="10.067cm" svg:y="18.195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1cm" svg:height="0.201cm" svg:x="10.266cm" svg:y="18.198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</draw:g>
          <draw:g>
            <draw:path draw:style-name="gr2" draw:text-style-name="P3" draw:layer="layout" svg:width="2.857cm" svg:height="1.745cm" svg:x="6.016cm" svg:y="17.511cm" svg:viewBox="0 0 2858 1746" svg:d="M0 1746c0-582 0-1164 0-1746 953 0 1905 0 2858 0 0 582 0 1164 0 1746-953 0-1905 0-2858 0z">
              <text:p/>
            </draw:path>
            <draw:path draw:style-name="gr10" draw:text-style-name="P3" draw:layer="layout" svg:width="0.236cm" svg:height="0.307cm" svg:x="6.362cm" svg:y="17.988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652cm" svg:y="17.98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6.947cm" svg:y="17.988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239cm" svg:height="0.312cm" svg:x="7.338cm" svg:y="17.98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99cm" svg:height="0.219cm" svg:x="7.602cm" svg:y="18.071cm" svg:viewBox="0 0 300 220" svg:d="M67 220l-67-220h39l35 127 12 47c1-2 5-17 12-45l34-129h38l33 128 10 42 13-43 38-127h36l-70 220h-38l-34-131-8-38-45 169z">
              <text:p/>
            </draw:path>
            <draw:path draw:style-name="gr10" draw:text-style-name="P3" draw:layer="layout" svg:width="0.036cm" svg:height="0.302cm" svg:x="7.932cm" svg:y="17.988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06cm" svg:height="0.299cm" svg:x="8.003cm" svg:y="17.99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8.131cm" svg:y="18.066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8.355cm" svg:y="17.988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36cm" svg:height="0.307cm" svg:x="6.569cm" svg:y="18.462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859cm" svg:y="18.457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7.154cm" svg:y="18.462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97cm" svg:height="0.308cm" svg:x="7.425cm" svg:y="18.461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  <draw:path draw:style-name="gr10" draw:text-style-name="P3" draw:layer="layout" svg:width="0.195cm" svg:height="0.298cm" svg:x="7.664cm" svg:y="18.466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1cm" svg:height="0.302cm" svg:x="7.886cm" svg:y="18.462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8.136cm" svg:y="18.461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18.14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89cm" svg:height="0.302cm" svg:x="2.899cm" svg:y="18.86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036cm" svg:height="0.302cm" svg:x="3.248cm" svg:y="18.8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76cm" svg:height="0.224cm" svg:x="3.342cm" svg:y="18.93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036cm" svg:height="0.302cm" svg:x="3.579cm" svg:y="18.8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27cm" svg:height="0.302cm" svg:x="3.674cm" svg:y="18.86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</draw:g>
          <draw:g>
            <draw:path draw:style-name="gr2" draw:text-style-name="P3" draw:layer="layout" svg:width="1.745cm" svg:height="1.745cm" svg:x="2.524cm" svg:y="16.082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6cm" svg:height="0.302cm" svg:x="2.995cm" svg:y="16.559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3cm" svg:height="0.229cm" svg:x="3.28cm" svg:y="16.637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81cm" svg:height="0.229cm" svg:x="3.517cm" svg:y="16.63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106cm" svg:height="0.299cm" svg:x="3.722cm" svg:y="16.565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2.953cm" svg:y="17.11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203cm" svg:height="0.229cm" svg:x="3.162cm" svg:y="17.111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3.414cm" svg:y="17.1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76cm" svg:height="0.224cm" svg:x="3.651cm" svg:y="17.1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</draw:g>
          <draw:g>
            <draw:path draw:style-name="gr4" draw:text-style-name="P4" draw:layer="layout" svg:width="1.745cm" svg:height="0.634cm" svg:x="4.27cm" svg:y="18.781cm" svg:viewBox="0 0 1746 635" svg:d="M0 635c582-212 1164-423 1746-635">
              <text:p/>
            </draw:path>
            <draw:path draw:style-name="gr12" draw:text-style-name="P4" draw:layer="layout" svg:width="0.217cm" svg:height="0.243cm" svg:x="4.576cm" svg:y="18.968cm" svg:viewBox="0 0 218 244" svg:d="M69 244c-23-63-46-127-69-190 8-3 17-6 25-9 10 26 19 52 29 78 32-12 65-24 97-36-9-26-18-52-28-78 9-3 17-6 25-9 23 63 47 127 70 190-9 3-17 6-26 9-11-30-21-59-32-89-33 12-65 23-98 35 11 30 22 60 32 90-8 3-17 6-25 9z">
              <text:p/>
            </draw:path>
            <draw:path draw:style-name="gr12" draw:text-style-name="P4" draw:layer="layout" svg:width="0.18cm" svg:height="0.207cm" svg:x="4.78cm" svg:y="18.919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7cm" svg:height="0.226cm" svg:x="5.022cm" svg:y="18.806cm" svg:viewBox="0 0 198 227" svg:d="M123 9l25-9 40 109c7 19 11 35 10 48 0 13-4 25-13 36s-22 20-40 26c-18 7-34 9-47 7s-25-8-34-18-17-24-24-45l-40-109 25-9 40 109c6 16 12 27 18 34 5 7 13 11 22 12 9 2 18 1 29-3 18-7 30-16 34-27 5-11 3-28-5-52z">
              <text:p/>
            </draw:path>
            <draw:path draw:style-name="gr12" draw:text-style-name="P4" draw:layer="layout" svg:width="0.18cm" svg:height="0.207cm" svg:x="5.225cm" svg:y="18.757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5cm" svg:height="0.222cm" svg:x="5.39cm" svg:y="18.693cm" svg:viewBox="0 0 196 223" svg:d="M69 223l-69-190 71-26c14-5 27-8 37-7s19 4 27 10c7 7 13 14 16 23 3 8 4 17 2 25-2 9-7 18-14 25 13-1 24 2 33 8 9 5 16 14 20 25 3 9 4 18 3 27s-3 16-7 22-10 12-17 17c-8 5-18 10-30 14zM54 103l41-14c11-4 18-8 22-11 6-4 10-9 11-15 2-5 1-11-1-18-2-6-6-11-11-15-4-4-10-5-16-5s-16 3-29 8l-37 13zM86 191l47-17c9-3 14-6 17-8 6-3 10-6 13-10s5-8 6-14c0-5 0-11-2-17-3-7-7-13-13-16-6-4-13-6-20-5-7 0-16 2-28 6l-43 16z">
              <text:p/>
            </draw:path>
          </draw:g>
          <draw:g>
            <draw:path draw:style-name="gr4" draw:text-style-name="P4" draw:layer="layout" svg:width="1.745cm" svg:height="0.476cm" svg:x="4.27cm" svg:y="17.352cm" svg:viewBox="0 0 1746 477" svg:d="M0 0c582 159 1164 318 1746 477">
              <text:p/>
            </draw:path>
            <draw:path draw:style-name="gr12" draw:text-style-name="P4" draw:layer="layout" svg:width="0.205cm" svg:height="0.235cm" svg:x="4.671cm" svg:y="17.2cm" svg:viewBox="0 0 206 236" svg:d="M0 195c18-65 35-130 53-195 9 2 18 5 26 7-7 27-14 53-22 80 34 9 67 18 101 28 7-27 14-54 22-80 8 2 17 4 26 7-18 65-36 130-54 194-8-2-17-4-26-7 9-30 17-61 25-91-33-9-66-19-100-28-8 31-17 61-25 92-9-2-17-5-26-7z">
              <text:p/>
            </draw:path>
            <draw:path draw:style-name="gr12" draw:text-style-name="P4" draw:layer="layout" svg:width="0.172cm" svg:height="0.209cm" svg:x="4.873cm" svg:y="17.265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89cm" svg:height="0.222cm" svg:x="5.145cm" svg:y="17.325cm" svg:viewBox="0 0 190 223" svg:d="M164 35l26 7-31 112c-5 20-12 34-19 45-8 10-18 17-32 21-13 4-29 4-48-1-18-5-32-12-42-22-10-9-16-21-17-34-2-13 0-30 5-51l31-112 26 7-30 112c-5 17-7 29-6 38s5 17 11 23c7 6 15 11 26 14 19 5 33 4 44-2 10-6 18-22 25-46z">
              <text:p/>
            </draw:path>
            <draw:path draw:style-name="gr12" draw:text-style-name="P4" draw:layer="layout" svg:width="0.172cm" svg:height="0.209cm" svg:x="5.33cm" svg:y="17.39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77cm" svg:height="0.219cm" svg:x="5.507cm" svg:y="17.429cm" svg:viewBox="0 0 178 220" svg:d="M0 195l53-195 73 20c15 4 26 9 34 16 8 6 13 14 16 24 3 9 3 19 1 28-3 8-7 15-14 21s-15 10-26 12c11 7 19 16 23 26 5 10 5 20 2 32-2 9-7 17-13 23-6 7-12 12-19 15-7 2-15 4-24 3-9 0-20-2-32-5zM57 89l41 11c11 3 20 5 25 5 7 0 13-2 17-6 5-4 8-9 10-16 1-6 1-12 0-18-2-6-5-10-11-14-5-3-14-7-28-10l-38-11zM32 179l49 13c8 2 14 4 18 4 6 0 11 0 16-1 5-2 9-4 13-8s6-9 8-16 2-14-1-20c-3-7-7-12-13-16s-15-7-27-11l-44-12z">
              <text:p/>
            </draw:path>
          </draw:g>
          <draw:g>
            <draw:path draw:style-name="gr5" draw:text-style-name="P5" draw:layer="layout" svg:width="3.015cm" svg:height="1.904cm" svg:x="6.334cm" svg:y="14.336cm" svg:viewBox="0 0 3016 1905" svg:d="M0 1905c0-635 0-1270 0-1905 1005 0 2011 0 3016 0 0 635 0 1270 0 1905-1005 0-2011 0-3016 0z">
              <text:p/>
            </draw:path>
            <draw:path draw:style-name="gr13" draw:text-style-name="P5" draw:layer="layout" svg:width="0.387cm" svg:height="0.302cm" svg:x="7.415cm" svg:y="14.893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036cm" svg:height="0.302cm" svg:x="7.858cm" svg:y="14.893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03cm" svg:height="0.302cm" svg:x="7.956cm" svg:y="14.893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036cm" svg:height="0.302cm" svg:x="8.209cm" svg:y="14.893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89cm" svg:height="0.302cm" svg:x="6.686cm" svg:y="15.367cm" svg:viewBox="0 0 290 303" svg:d="M0 303v-303h60l72 214c7 20 11 35 15 45 3-11 9-27 16-48l74-211h53v303h-39v-254l-90 254h-35l-87-257v257z">
              <text:p/>
            </draw:path>
            <draw:path draw:style-name="gr13" draw:text-style-name="P5" draw:layer="layout" svg:width="0.264cm" svg:height="0.302cm" svg:x="7.04cm" svg:y="15.367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3" draw:text-style-name="P5" draw:layer="layout" svg:width="0.203cm" svg:height="0.302cm" svg:x="7.345cm" svg:y="15.36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2cm" svg:height="0.303cm" svg:x="7.58cm" svg:y="15.366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3" draw:text-style-name="P5" draw:layer="layout" svg:width="0.21cm" svg:height="0.302cm" svg:x="7.811cm" svg:y="15.367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3" draw:text-style-name="P5" draw:layer="layout" svg:width="0.387cm" svg:height="0.302cm" svg:x="8.049cm" svg:y="15.367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279cm" svg:height="0.312cm" svg:x="8.486cm" svg:y="15.362cm" svg:viewBox="0 0 280 313" svg:d="M151 190v-36h129v112c-20 16-40 27-61 35s-42 12-64 12c-30 0-57-6-81-19-25-13-43-31-55-55-13-24-19-51-19-81s6-57 18-83c13-25 31-44 54-56 23-13 49-19 80-19 21 0 41 4 59 11s31 17 41 29c11 13 18 30 23 50l-36 10c-5-16-11-28-17-37-7-9-17-16-29-21-13-5-27-8-42-8-18 0-34 3-47 8-13 6-24 13-32 22-9 9-15 19-19 30-8 19-12 39-12 61 0 27 5 50 14 68s23 32 40 41c18 9 37 13 57 13 17 0 34-3 51-10 16-7 28-14 37-21v-56z">
              <text:p/>
            </draw:path>
            <draw:path draw:style-name="gr13" draw:text-style-name="P5" draw:layer="layout" svg:width="0.197cm" svg:height="0.308cm" svg:x="8.811cm" svg:y="15.36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6" draw:text-style-name="P4" draw:layer="layout" svg:width="1.587cm" svg:height="1.587cm" svg:x="9.35cm" svg:y="16.241cm" svg:viewBox="0 0 1588 1588" svg:d="M0 0c529 529 1059 1059 1588 1588">
              <text:p/>
            </draw:path>
            <draw:path draw:style-name="gr14" draw:text-style-name="P4" draw:layer="layout" svg:width="0.2cm" svg:height="0.203cm" svg:x="10.063cm" svg:y="16.721cm" svg:viewBox="0 0 201 204" svg:d="M20 69l19 16c-7 8-11 16-12 23-2 8-1 16 3 26 3 9 9 17 17 25 7 8 14 13 22 16s15 4 21 3 12-4 16-8 7-9 8-15c0-6-1-13-4-21-3-5-9-16-18-31-10-16-16-28-18-36-4-11-4-20-2-29 1-9 6-16 12-23 7-7 16-12 26-14 11-2 21-1 33 4 11 4 21 11 30 21 11 10 19 21 23 33 5 11 6 22 4 33-3 11-8 21-16 30l-19-19c7-9 11-19 10-29s-7-20-18-30c-11-11-21-17-30-18s-17 1-23 7c-5 5-7 11-7 18s6 19 17 38c12 18 19 31 22 40 5 12 6 23 5 33-2 10-7 18-15 26-7 7-16 12-27 15-11 2-23 1-35-3-12-5-22-12-33-22-13-13-21-26-26-38-5-13-6-25-4-38 3-12 9-24 19-33z">
              <text:p/>
            </draw:path>
            <draw:path draw:style-name="gr14" draw:text-style-name="P4" draw:layer="layout" svg:width="0.226cm" svg:height="0.167cm" svg:x="10.178cm" svg:y="16.835cm" svg:viewBox="0 0 227 168" svg:d="M0 143l143-143 53 53c9 9 16 17 20 23 6 8 9 16 11 24 1 8 0 16-3 25s-8 17-15 24c-12 12-26 18-42 19s-34-8-54-28l-36-36-58 58zM94 87l36 36c12 12 23 18 33 19 9 0 18-3 26-12 6-6 10-12 11-19 1-8 0-14-3-21-2-3-8-10-16-18l-36-36z">
              <text:p/>
            </draw:path>
            <draw:path draw:style-name="gr14" draw:text-style-name="P4" draw:layer="layout" svg:width="0.161cm" svg:height="0.161cm" svg:x="10.313cm" svg:y="16.971cm" svg:viewBox="0 0 162 162" svg:d="M0 143c48-48 95-95 143-143 6 6 13 13 19 19-48 48-95 95-143 143-6-6-13-13-19-19z">
              <text:p/>
            </draw:path>
          </draw:g>
          <draw:g>
            <draw:path draw:style-name="gr2" draw:text-style-name="P3" draw:layer="layout" svg:width="1.778cm" svg:height="1.745cm" svg:x="17.129cm" svg:y="16.241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24cm" svg:height="0.302cm" svg:x="17.674cm" svg:y="16.481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176cm" svg:height="0.224cm" svg:x="17.953cm" svg:y="16.55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9cm" svg:height="0.307cm" svg:x="18.175cm" svg:y="16.481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39cm" svg:height="0.312cm" svg:x="17.6cm" svg:y="16.95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7.872cm" svg:y="16.961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3cm" svg:height="0.229cm" svg:x="17.997cm" svg:y="17.03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9cm" svg:height="0.308cm" svg:x="18.247cm" svg:y="17.033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3cm" svg:height="0.219cm" svg:x="17.799cm" svg:y="17.512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8.019cm" svg:y="17.428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2.381cm" svg:height="1.269cm" svg:x="14.747cm" svg:y="17.193cm" svg:viewBox="0 0 2382 1270" svg:d="M0 1270c794-423 1588-847 2382-1270">
              <text:p/>
            </draw:path>
            <draw:path draw:style-name="gr11" draw:text-style-name="P4" draw:layer="layout" svg:width="0.212cm" svg:height="0.208cm" svg:x="15.51cm" svg:y="17.71cm" svg:viewBox="0 0 213 209" svg:d="M114 124l-11-21 75-40 35 65c-7 16-15 29-25 40s-21 20-34 27c-17 10-35 14-53 14-19 1-35-5-50-15s-27-24-36-41c-9-18-14-36-15-54-1-19 4-36 13-50 10-15 24-27 41-36 13-7 26-11 39-13 12-1 23 1 33 5s20 12 29 22l-18 18c-8-8-15-13-21-16-7-3-15-4-24-3s-18 3-27 8c-10 6-19 12-25 20-6 7-10 15-12 23-2 7-2 15-2 23 2 13 6 26 12 39 9 16 18 27 30 35 11 8 23 11 36 11s25-4 37-10c10-5 19-13 26-22 8-9 13-17 16-24l-18-33z">
              <text:p/>
            </draw:path>
            <draw:path draw:style-name="gr11" draw:text-style-name="P4" draw:layer="layout" svg:width="0.169cm" svg:height="0.229cm" svg:x="15.678cm" svg:y="17.614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  <draw:path draw:style-name="gr11" draw:text-style-name="P4" draw:layer="layout" svg:width="0.118cm" svg:height="0.19cm" svg:x="15.848cm" svg:y="17.562cm" svg:viewBox="0 0 119 191" svg:d="M95 191c-32-59-63-119-95-178 8-5 16-9 24-13 32 59 63 119 95 178-8 4-16 9-24 13z">
              <text:p/>
            </draw:path>
            <draw:path draw:style-name="gr11" draw:text-style-name="P4" draw:layer="layout" svg:width="0.199cm" svg:height="0.207cm" svg:x="15.941cm" svg:y="17.482cm" svg:viewBox="0 0 200 208" svg:d="M16 152c-15-30-20-57-13-82s23-45 48-58c17-9 34-13 51-12s33 6 48 17c14 10 26 24 35 42 10 18 15 36 15 54 1 18-4 34-13 49-10 14-22 25-38 34-17 9-34 13-51 12-18-1-34-7-48-17-14-11-25-24-34-39zM40 139c11 21 26 35 44 41s36 4 54-5c18-10 29-24 34-42 5-19 2-39-10-62-8-14-17-25-28-33-10-8-22-12-35-13-12-1-24 2-36 8-17 9-28 22-35 40-6 18-2 40 12 66z">
              <text:p/>
            </draw:path>
            <draw:path draw:style-name="gr11" draw:text-style-name="P4" draw:layer="layout" svg:width="0.062cm" svg:height="0.22cm" svg:x="16.141cm" svg:y="17.405cm" svg:viewBox="0 0 63 221" svg:d="M46 221c-15-71-31-141-46-212 6-3 12-6 18-9 15 70 30 141 45 211-5 3-11 7-17 10z">
              <text:p/>
            </draw:path>
            <draw:path draw:style-name="gr11" draw:text-style-name="P4" draw:layer="layout" svg:width="0.193cm" svg:height="0.227cm" svg:x="15.454cm" svg:y="18.131cm" svg:viewBox="0 0 194 228" svg:d="M28 228l-28-214 27-14 167 140-27 14-49-43-75 40 10 64zM39 128l62-33-45-39c-14-12-25-22-33-30 3 13 6 26 8 39z">
              <text:p/>
            </draw:path>
            <draw:path draw:style-name="gr11" draw:text-style-name="P4" draw:layer="layout" svg:width="0.209cm" svg:height="0.227cm" svg:x="15.576cm" svg:y="18.031cm" svg:viewBox="0 0 210 228" svg:d="M95 228l-95-179 61-32c14-7 25-12 33-14 11-3 22-4 33-1 13 2 26 9 37 19s21 23 29 38c8 14 13 27 15 39s3 23 2 32c-2 10-4 18-8 25s-9 14-16 20c-7 7-16 13-27 19zM108 194l37-20c12-7 21-13 26-18 6-6 9-12 11-18 3-9 3-18 1-29-2-12-6-24-14-37-9-19-20-31-32-38-11-7-22-10-32-8-8 0-19 5-33 12l-37 20z">
              <text:p/>
            </draw:path>
            <draw:path draw:style-name="gr11" draw:text-style-name="P4" draw:layer="layout" svg:width="0.194cm" svg:height="0.207cm" svg:x="15.778cm" svg:y="17.931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062cm" svg:height="0.22cm" svg:x="15.965cm" svg:y="17.86cm" svg:viewBox="0 0 63 221" svg:d="M46 221c-15-71-31-141-46-212 6-3 12-6 18-9 15 70 30 141 45 211-5 3-11 7-17 10z">
              <text:p/>
            </draw:path>
            <draw:path draw:style-name="gr11" draw:text-style-name="P4" draw:layer="layout" svg:width="0.194cm" svg:height="0.207cm" svg:x="16.028cm" svg:y="17.797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266cm" svg:height="0.269cm" svg:x="16.182cm" svg:y="17.665cm" svg:viewBox="0 0 267 270" svg:d="M95 270l-95-178 36-19 110 103c10 10 17 17 22 22-1-8-3-19-5-34l-23-147 32-17 95 178-24 13-79-149 27 177-21 11-132-124 81 151z">
              <text:p/>
            </draw:path>
            <draw:path draw:style-name="gr11" draw:text-style-name="P4" draw:layer="layout" svg:width="0.169cm" svg:height="0.229cm" svg:x="16.39cm" svg:y="17.595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</draw:g>
          <draw:g>
            <draw:path draw:style-name="gr2" draw:text-style-name="P3" draw:layer="layout" svg:width="1.745cm" svg:height="1.745cm" svg:x="10.462cm" svg:y="14.178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1.003cm" svg:y="14.418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1.242cm" svg:y="14.496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1.493cm" svg:y="14.496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cm" svg:height="0.302cm" svg:x="10.841cm" svg:y="14.892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387cm" svg:height="0.302cm" svg:x="11.097cm" svg:y="14.892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0" draw:text-style-name="P3" draw:layer="layout" svg:width="0.289cm" svg:height="0.302cm" svg:x="11.542cm" svg:y="14.892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203cm" svg:height="0.219cm" svg:x="11.116cm" svg:y="15.449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1.331cm" svg:y="15.365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2" draw:text-style-name="P3" draw:layer="layout" svg:width="1.745cm" svg:height="1.745cm" svg:x="14.589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8cm" svg:height="0.302cm" svg:x="15.058cm" svg:y="14.417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239cm" svg:height="0.302cm" svg:x="15.341cm" svg:y="14.417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66cm" svg:height="0.312cm" svg:x="15.614cm" svg:y="14.412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0" draw:text-style-name="P3" draw:layer="layout" svg:width="0.239cm" svg:height="0.302cm" svg:x="14.737cm" svg:y="14.891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176cm" svg:height="0.302cm" svg:x="15.018cm" svg:y="14.891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1cm" svg:height="0.229cm" svg:x="15.242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5.491cm" svg:y="14.96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96cm" svg:height="0.224cm" svg:x="15.631cm" svg:y="14.969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203cm" svg:height="0.229cm" svg:x="15.973cm" svg:y="14.96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5.242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5cm" svg:height="0.298cm" svg:x="15.466cm" svg:y="15.369cm" svg:viewBox="0 0 196 299" svg:d="M0 36v-36h196v29c-19 21-39 48-58 82s-33 69-44 105c-7 25-12 53-14 83h-38c0-24 5-53 14-86 9-34 22-67 39-98 16-31 34-58 53-79z">
              <text:p/>
            </draw:path>
          </draw:g>
          <draw:g>
            <draw:path draw:style-name="gr3" draw:text-style-name="P4" draw:layer="layout" svg:width="0.633cm" svg:height="1.904cm" svg:x="14.272cm" svg:y="15.924cm" svg:viewBox="0 0 634 1905" svg:d="M0 1905c211-635 423-1270 634-1905">
              <text:p/>
            </draw:path>
            <draw:path draw:style-name="gr11" draw:text-style-name="P4" draw:layer="layout" svg:width="0.226cm" svg:height="0.177cm" svg:x="14.266cm" svg:y="16.962cm" svg:viewBox="0 0 227 178" svg:d="M168 178l-168-136 10-28 217-14-10 29-65 2-27 81 52 39zM107 98l22-66-60 2c-18 1-33 1-44 1 11 7 22 14 33 23z">
              <text:p/>
            </draw:path>
            <draw:path draw:style-name="gr11" draw:text-style-name="P4" draw:layer="layout" svg:width="0.221cm" svg:height="0.197cm" svg:x="14.31cm" svg:y="16.739cm" svg:viewBox="0 0 222 198" svg:d="M192 198l-192-64 22-66c5-15 9-26 14-33 6-10 14-18 23-23 12-7 25-11 40-12 15 0 31 2 48 8 15 5 27 11 37 18s18 14 24 22c5 8 9 15 11 23 3 8 3 16 2 26 0 10-3 20-6 32zM177 164l14-40c4-13 6-23 6-31s-1-15-4-20c-4-8-11-16-20-22-9-7-20-13-35-18-20-6-36-8-49-5s-23 8-30 16c-4 6-9 17-14 32l-14 40z">
              <text:p/>
            </draw:path>
            <draw:path draw:style-name="gr11" draw:text-style-name="P4" draw:layer="layout" svg:width="0.207cm" svg:height="0.186cm" svg:x="14.393cm" svg:y="16.541cm" svg:viewBox="0 0 208 187" svg:d="M150 44l15-23c19 12 32 27 39 45 6 17 6 36-1 56-7 21-17 37-29 47-13 10-29 16-47 18-18 1-36-1-54-7-20-7-36-16-49-29-12-13-19-27-22-44-3-16-2-33 4-50 6-19 16-34 30-43 15-10 31-15 51-14l-3 28c-15 0-27 3-36 9s-16 16-20 29c-5 14-6 28-2 40s11 22 21 30 22 14 34 18c16 5 31 8 44 7 14-1 25-6 35-14 9-8 15-18 19-30 5-14 5-28 1-40-5-13-15-24-30-33z">
              <text:p/>
            </draw:path>
          </draw:g>
          <draw:g>
            <draw:path draw:style-name="gr2" draw:text-style-name="P3" draw:layer="layout" svg:width="1.745cm" svg:height="1.745cm" svg:x="12.525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3.066cm" svg:y="14.41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3.305cm" svg:y="14.495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3.556cm" svg:y="14.495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9cm" svg:height="0.302cm" svg:x="12.839cm" svg:y="14.891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02cm" svg:height="0.229cm" svg:x="13.06cm" svg:y="14.969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1cm" svg:height="0.229cm" svg:x="13.299cm" svg:y="14.969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13.523cm" svg:y="14.891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3cm" svg:height="0.229cm" svg:x="13.745cm" svg:y="14.96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3.179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3.399cm" svg:y="15.364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0.158cm" svg:height="1.905cm" svg:x="13.161cm" svg:y="15.923cm" svg:viewBox="0 0 159 1906" svg:d="M0 1906c53-635 106-1271 159-1906">
              <text:p/>
            </draw:path>
            <draw:path draw:style-name="gr11" draw:text-style-name="P4" draw:layer="layout" svg:width="0.207cm" svg:height="0.185cm" svg:x="12.952cm" svg:y="17.016cm" svg:viewBox="0 0 208 186" svg:d="M126 87l-24-2 7-85 75 7c9 13 16 28 20 42s5 29 4 43c-2 20-7 37-17 53-10 15-23 26-40 33-16 7-35 10-54 8-20-2-38-7-54-17-16-9-28-22-35-38s-9-34-8-54c2-15 5-27 11-39 6-11 13-20 22-26s21-10 34-12l5 25c-10 2-19 5-25 9s-11 10-15 18-7 17-8 27c-1 13 0 23 3 32s7 17 13 23c5 6 12 10 19 14 11 6 25 10 39 11 18 1 33 0 45-6 13-5 22-13 29-24s11-23 12-37c1-11 0-22-4-34-3-11-7-20-12-26l-37-3z">
              <text:p/>
            </draw:path>
            <draw:path draw:style-name="gr11" draw:text-style-name="P4" draw:layer="layout" svg:width="0.203cm" svg:height="0.163cm" svg:x="12.966cm" svg:y="16.82cm" svg:viewBox="0 0 204 164" svg:d="M201 164l-201-17 6-75c1-13 3-23 5-30 2-10 6-18 11-24s12-11 21-14 18-5 28-4c17 2 31 8 42 20s15 31 13 59l-4 51 82 7zM98 128l4-51c2-17-1-29-6-37-6-8-15-12-27-13-8 0-15 1-22 5-6 3-10 9-13 15-1 5-3 13-4 24l-4 51z">
              <text:p/>
            </draw:path>
            <draw:path draw:style-name="gr11" draw:text-style-name="P4" draw:layer="layout" svg:width="0.203cm" svg:height="0.043cm" svg:x="12.982cm" svg:y="16.747cm" svg:viewBox="0 0 204 44" svg:d="M201 44c-67-6-134-11-201-17 1-9 1-18 2-27 67 6 134 11 202 17-1 9-2 18-3 27z">
              <text:p/>
            </draw:path>
            <draw:path draw:style-name="gr11" draw:text-style-name="P4" draw:layer="layout" svg:width="0.207cm" svg:height="0.192cm" svg:x="12.992cm" svg:y="16.522cm" svg:viewBox="0 0 208 193" svg:d="M99 193c-34-3-59-14-76-33-17-20-25-44-23-72 2-19 8-35 18-49s23-25 40-31c16-7 34-9 54-7 21 1 39 7 54 16 15 10 26 23 33 38 7 16 10 33 9 50-2 19-8 36-18 50-11 14-24 24-40 31-17 6-34 9-51 7zM101 166c24 2 43-3 58-15s23-28 25-48c1-20-4-37-17-51s-32-22-57-25c-16-1-30 1-43 5-12 5-22 12-30 22-7 11-12 22-13 36-1 19 4 36 15 50 12 15 33 24 62 26z">
              <text:p/>
            </draw:path>
          </draw:g>
          <draw:g>
            <draw:path draw:style-name="gr2" draw:text-style-name="P3" draw:layer="layout" svg:width="1.778cm" svg:height="1.745cm" svg:x="17.129cm" svg:y="18.304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36cm" svg:height="0.302cm" svg:x="17.416cm" svg:y="18.781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7.702cm" svg:y="18.85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939cm" svg:y="18.859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06cm" svg:height="0.299cm" svg:x="18.168cm" svg:y="18.78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8.294cm" svg:y="18.85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8.544cm" svg:y="18.85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19cm" svg:x="17.799cm" svg:y="19.33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7cm" svg:height="0.308cm" svg:x="18.021cm" svg:y="19.254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</draw:g>
          <draw:g>
            <draw:path draw:style-name="gr7" draw:text-style-name="P4" draw:layer="layout" svg:width="2.38cm" svg:height="0cm" svg:x="14.748cm" svg:y="19.257cm" svg:viewBox="0 0 2381 0" svg:d="M0 0c794 0 1587 0 2381 0">
              <text:p/>
            </draw:path>
            <draw:path draw:style-name="gr15" draw:text-style-name="P4" draw:layer="layout" svg:width="0.192cm" svg:height="0.207cm" svg:x="15.74cm" svg:y="18.988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15" draw:text-style-name="P4" draw:layer="layout" svg:width="0.179cm" svg:height="0.207cm" svg:x="15.96cm" svg:y="18.988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2" draw:text-style-name="P3" draw:layer="layout" svg:width="1.745cm" svg:height="1.745cm" svg:x="16.653cm" svg:y="14.178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cm" svg:height="0.302cm" svg:x="16.862cm" svg:y="14.418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9cm" svg:height="0.312cm" svg:x="17.132cm" svg:y="14.41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75cm" svg:height="0.302cm" svg:x="17.518cm" svg:y="14.418cm" svg:viewBox="0 0 276 303" svg:d="M117 303l-117-303h42l79 220c6 18 12 34 16 50 5-17 10-34 16-50l82-220h41l-118 303z">
              <text:p/>
            </draw:path>
            <draw:path draw:style-name="gr10" draw:text-style-name="P3" draw:layer="layout" svg:width="0.203cm" svg:height="0.229cm" svg:x="17.787cm" svg:y="14.496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036cm" svg:height="0.302cm" svg:x="18.037cm" svg:y="14.418cm" svg:viewBox="0 0 37 303" svg:d="M0 303c0-101 0-202 0-303 12 0 25 0 37 0 0 101 0 202 0 303-12 0-25 0-37 0z">
              <text:p/>
            </draw:path>
            <draw:path draw:style-name="gr10" draw:text-style-name="P3" draw:layer="layout" svg:width="0.106cm" svg:height="0.299cm" svg:x="18.11cm" svg:y="14.42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39cm" svg:height="0.312cm" svg:x="16.941cm" svg:y="14.887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01cm" svg:height="0.229cm" svg:x="17.221cm" svg:y="14.97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76cm" svg:height="0.224cm" svg:x="17.472cm" svg:y="14.9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694cm" svg:y="14.9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201cm" svg:height="0.229cm" svg:x="17.906cm" svg:y="14.97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3cm" svg:height="0.219cm" svg:x="17.306cm" svg:y="15.449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1cm" svg:height="0.302cm" svg:x="17.515cm" svg:y="15.366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</draw:g>
          <draw:g>
            <draw:path draw:style-name="gr3" draw:text-style-name="P4" draw:layer="layout" svg:width="2.221cm" svg:height="1.904cm" svg:x="14.748cm" svg:y="15.924cm" svg:viewBox="0 0 2222 1905" svg:d="M0 1905c741-635 1481-1270 2222-1905">
              <text:p/>
            </draw:path>
            <draw:path draw:style-name="gr11" draw:text-style-name="P4" draw:layer="layout" svg:width="0.215cm" svg:height="0.221cm" svg:x="15.516cm" svg:y="16.8cm" svg:viewBox="0 0 216 222" svg:d="M74 222l-74-202 23-20 193 100-23 20-56-32-65 56 23 60zM63 122l53-45-53-28c-15-9-28-17-38-23 6 12 12 24 17 36z">
              <text:p/>
            </draw:path>
            <draw:path draw:style-name="gr11" draw:text-style-name="P4" draw:layer="layout" svg:width="0.222cm" svg:height="0.227cm" svg:x="15.621cm" svg:y="16.656cm" svg:viewBox="0 0 223 228" svg:d="M131 228l-131-154 53-45c11-10 21-17 29-21 10-5 21-8 31-8 14 0 28 4 41 11s25 17 37 31c10 12 18 23 23 35 5 11 7 21 8 31 1 9 0 18-2 26-2 7-6 15-11 23-6 8-13 16-23 23zM136 192l33-28c10-9 17-16 21-23s7-13 7-20c1-9-1-18-5-29-5-10-12-21-22-33-13-16-27-26-39-30-13-4-24-4-34-1-7 3-17 9-29 19l-32 28z">
              <text:p/>
            </draw:path>
            <draw:path draw:style-name="gr11" draw:text-style-name="P4" draw:layer="layout" svg:width="0.2cm" svg:height="0.204cm" svg:x="15.804cm" svg:y="16.518cm" svg:viewBox="0 0 201 205" svg:d="M165 85l25-12c10 20 13 40 10 58-4 18-14 34-30 48s-33 23-49 25-32-1-49-9c-16-8-31-19-43-34-14-16-22-32-27-49-4-17-3-34 3-49 6-16 16-30 30-41 15-14 31-21 48-22 18-1 34 4 51 15l-17 22c-13-8-25-12-36-11s-21 6-32 15c-11 10-19 21-22 33s-2 25 2 37c5 12 12 23 20 33 11 12 23 22 35 28s24 8 36 6 23-7 33-15c11-10 18-22 21-35 2-13-1-28-9-43z">
              <text:p/>
            </draw:path>
          </draw:g>
          <draw:g>
            <draw:path draw:style-name="gr2" draw:text-style-name="P3" draw:layer="layout" svg:width="2.507cm" svg:height="1.586cm" svg:x="16.017cm" svg:y="22.432cm" svg:viewBox="0 0 2508 1587" svg:d="M0 1587c0-529 0-1058 0-1587 836 0 1672 0 2508 0 0 529 0 1058 0 1587-836 0-1672 0-2508 0z">
              <text:p/>
            </draw:path>
            <draw:path draw:style-name="gr10" draw:text-style-name="P3" draw:layer="layout" svg:width="0.224cm" svg:height="0.302cm" svg:x="16.315cm" svg:y="22.83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6.568cm" svg:y="22.913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6.799cm" svg:y="22.90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024cm" svg:y="22.90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7.275cm" svg:y="22.90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497cm" svg:y="22.908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7.724cm" svg:y="22.83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7.802cm" svg:y="22.90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8.054cm" svg:y="22.90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6cm" svg:height="0.302cm" svg:x="16.609cm" svg:y="23.304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6.895cm" svg:y="23.38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132cm" svg:y="23.38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cm" svg:height="0.307cm" svg:x="17.368cm" svg:y="23.304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01cm" svg:height="0.229cm" svg:x="17.606cm" svg:y="23.38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7.855cm" svg:y="23.382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7" draw:text-style-name="P4" draw:layer="layout" svg:width="1.269cm" svg:height="0.793cm" svg:x="14.747cm" svg:y="21.638cm" svg:viewBox="0 0 1270 794" svg:d="M0 0c423 265 847 529 1270 794">
              <text:p/>
            </draw:path>
            <draw:path draw:style-name="gr15" draw:text-style-name="P4" draw:layer="layout" svg:width="0.201cm" svg:height="0.213cm" svg:x="14.957cm" svg:y="21.534cm" svg:viewBox="0 0 202 214" svg:d="M93 125l13-20 72 45-40 63c-17 2-32 1-47-2-14-3-28-8-40-16-17-10-30-23-39-39s-13-33-12-50c2-18 8-36 18-53 11-16 24-29 40-39 16-11 32-15 50-14 17 1 34 7 51 18 13 8 22 17 30 27 7 10 12 21 13 31 1 11-1 23-5 37l-25-8c3-10 4-19 4-26-1-7-4-15-9-22s-12-14-21-19c-10-7-20-11-29-12-10-2-19-1-26 1-8 2-15 5-21 10-11 8-21 18-28 30-10 15-15 29-16 43-1 13 2 25 8 37 7 11 16 20 28 27 9 6 20 10 32 12 11 2 21 2 28 1l20-31z">
              <text:p/>
            </draw:path>
            <draw:path draw:style-name="gr15" draw:text-style-name="P4" draw:layer="layout" svg:width="0.214cm" svg:height="0.185cm" svg:x="15.115cm" svg:y="21.622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279cm" svg:y="21.724cm" svg:viewBox="0 0 130 186" svg:d="M0 171c36-57 71-114 107-171 8 5 15 10 23 14-36 57-71 115-107 172-8-5-15-10-23-15z">
              <text:p/>
            </draw:path>
            <draw:path draw:style-name="gr15" draw:text-style-name="P4" draw:layer="layout" svg:width="0.2cm" svg:height="0.207cm" svg:x="15.371cm" svg:y="21.793cm" svg:viewBox="0 0 201 208" svg:d="M17 55c18-28 39-46 65-52 25-7 50-2 74 13 16 10 28 22 35 38 8 15 12 32 10 49-2 18-8 35-19 52-11 18-24 31-39 40-16 9-32 14-49 13-18-1-34-7-49-16-16-10-28-23-35-39-8-15-11-32-9-49 1-18 7-34 16-49zM40 70c-13 20-17 39-13 58s14 33 31 44c17 10 35 13 53 9 19-5 35-18 48-40 9-14 14-27 16-40 1-14-1-26-6-37-6-11-14-21-26-28-16-10-33-13-52-10-18 4-35 18-51 44z">
              <text:p/>
            </draw:path>
            <draw:path draw:style-name="gr15" draw:text-style-name="P4" draw:layer="layout" svg:width="0.053cm" svg:height="0.059cm" svg:x="15.518cm" svg:y="22.03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6cm" svg:height="0.23cm" svg:x="14.525cm" svg:y="21.668cm" svg:viewBox="0 0 197 231" svg:d="M0 131l172-131 25 16-38 215-25-17 13-63-73-46-50 41zM92 91l60 37 11-59c4-18 7-32 10-43-9 9-19 18-30 27z">
              <text:p/>
            </draw:path>
            <draw:path draw:style-name="gr15" draw:text-style-name="P4" draw:layer="layout" svg:width="0.215cm" svg:height="0.227cm" svg:x="14.707cm" svg:y="21.741cm" svg:viewBox="0 0 216 228" svg:d="M0 171l107-171 59 37c13 8 23 15 29 21 8 8 14 18 17 28 4 13 5 27 2 42-3 14-10 29-19 45-8 13-17 23-26 31-10 9-19 15-27 18-9 4-18 6-26 6s-16-1-25-4c-10-3-19-8-30-14zM36 165l36 23c11 7 21 11 28 13 8 2 15 2 21 1 9-2 18-7 26-14 9-7 17-17 25-30 11-18 17-33 17-47 0-13-3-24-9-32-5-6-14-14-27-22l-36-22z">
              <text:p/>
            </draw:path>
            <draw:path draw:style-name="gr15" draw:text-style-name="P4" draw:layer="layout" svg:width="0.195cm" svg:height="0.206cm" svg:x="14.904cm" svg:y="21.876cm" svg:viewBox="0 0 196 207" svg:d="M134 160l19 20c-16 15-34 24-52 26-19 2-37-2-55-14-19-11-32-24-39-39-6-15-9-31-6-49s9-36 20-52c11-18 24-31 39-40s31-13 48-12 33 6 48 16c17 11 29 24 35 40s6 34 1 52l-26-9c4-15 3-27-1-37-4-11-12-19-23-26-13-9-26-12-39-12-12 1-24 5-34 14-10 8-18 17-25 28-9 15-15 29-17 42-3 13-1 25 5 36s14 20 24 27c13 8 26 11 40 9 13-1 26-8 38-20z">
              <text:p/>
            </draw:path>
            <draw:path draw:style-name="gr15" draw:text-style-name="P4" draw:layer="layout" svg:width="0.053cm" svg:height="0.059cm" svg:x="15.037cm" svg:y="22.105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cm" svg:height="0.208cm" svg:x="15.204cm" svg:y="22.061cm" svg:viewBox="0 0 191 209" svg:d="M10 91l22 11c-4 10-6 18-6 26s3 16 9 24c5 8 13 15 22 21s17 9 25 10c8 2 15 1 21-1 6-3 11-6 14-12 3-5 5-10 4-16 0-6-3-13-9-20-3-4-11-13-24-26s-21-24-25-31c-6-10-9-19-9-28s2-17 7-25c6-8 13-15 23-19 9-5 20-6 32-4 11 2 23 6 34 14 13 7 23 16 30 27 7 10 11 20 11 31 0 12-3 22-8 32l-24-13c5-11 7-21 3-31-3-9-11-18-23-25-14-9-25-12-34-11s-16 5-20 12c-4 6-5 13-3 19 2 7 10 18 25 33s25 27 30 34c8 11 11 21 12 31 0 10-2 20-8 29s-14 16-24 21-21 6-34 5c-12-2-25-7-37-14-15-10-27-20-34-31-8-11-12-23-12-36s3-25 10-37z">
              <text:p/>
            </draw:path>
            <draw:path draw:style-name="gr15" draw:text-style-name="P4" draw:layer="layout" svg:width="0.214cm" svg:height="0.185cm" svg:x="15.349cm" svg:y="22.142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512cm" svg:y="22.245cm" svg:viewBox="0 0 130 186" svg:d="M0 171c36-57 71-114 107-171 8 5 15 10 23 14-36 57-71 115-107 172-8-5-15-10-23-15z">
              <text:p/>
            </draw:path>
          </draw:g>
          <draw:g>
            <draw:path draw:style-name="gr3" draw:text-style-name="P4" draw:layer="layout" svg:width="0.476cm" svg:height="1.904cm" svg:x="11.414cm" svg:y="15.924cm" svg:viewBox="0 0 477 1905" svg:d="M0 0c159 635 318 1270 477 1905">
              <text:p/>
            </draw:path>
            <draw:path draw:style-name="gr11" draw:text-style-name="P4" draw:layer="layout" svg:width="0.207cm" svg:height="0.194cm" svg:x="11.684cm" svg:y="16.64cm" svg:viewBox="0 0 208 195" svg:d="M78 5c32-8 60-6 83 7 22 13 37 33 44 61 5 18 4 35-1 52-5 16-14 30-27 42-14 11-30 19-50 24s-38 6-56 2c-17-4-32-13-44-26-12-12-19-27-24-44-4-19-4-36 1-53s15-31 28-42c14-11 29-19 46-23zM84 31c-23 6-39 17-50 33-10 16-12 34-8 53 5 20 16 34 33 43 16 10 37 11 62 5 16-4 28-10 39-18 10-9 17-19 21-31s4-24 1-38c-5-18-15-32-31-43-15-10-38-11-67-4z">
              <text:p/>
            </draw:path>
            <draw:path draw:style-name="gr11" draw:text-style-name="P4" draw:layer="layout" svg:width="0.208cm" svg:height="0.187cm" svg:x="11.736cm" svg:y="16.853cm" svg:viewBox="0 0 209 188" svg:d="M90 160v28c-22 0-41-6-56-17-15-12-25-28-30-48-5-22-5-40 0-55 5-16 15-29 29-40 15-11 32-19 50-24 20-5 39-5 56-1s32 12 43 24c11 13 19 28 24 45 5 19 4 37-3 53s-19 29-35 39l-13-25c13-8 22-17 26-28 4-10 4-21 1-35-4-15-10-26-20-35-10-8-21-13-34-14s-26 0-38 3c-17 5-30 11-41 19s-18 17-22 29c-3 12-3 24 0 36 3 15 11 27 21 35 11 8 25 12 42 11z">
              <text:p/>
            </draw:path>
          </draw:g>
          <draw:g>
            <draw:path draw:style-name="gr8" draw:text-style-name="P5" draw:layer="layout" svg:width="2.444cm" svg:height="1.745cm" svg:x="17.605cm" svg:y="24.654cm" svg:viewBox="0 0 2445 1746" svg:d="M0 1746c0-582 0-1164 0-1746 815 0 1630 0 2445 0 0 582 0 1164 0 1746-815 0-1630 0-2445 0z">
              <text:p/>
            </draw:path>
            <draw:path draw:style-name="gr16" draw:text-style-name="P5" draw:layer="layout" svg:width="0.188cm" svg:height="0.302cm" svg:x="18.177cm" svg:y="24.894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01cm" svg:height="0.229cm" svg:x="18.398cm" svg:y="24.97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92cm" svg:height="0.313cm" svg:x="18.634cm" svg:y="24.972cm" svg:viewBox="0 0 193 314" svg:d="M7 242l37 5c2 12 6 20 13 25 9 7 21 11 37 11 18 0 31-3 40-10 10-7 16-16 19-28 2-8 3-23 3-47-16 18-37 27-61 27-30 0-54-11-70-33-17-22-25-48-25-78 0-21 4-41 11-58 8-18 19-32 34-41 14-10 31-15 51-15 26 0 47 11 64 32v-27h33v190c0 34-3 58-10 73-7 14-18 25-34 34-15 8-33 12-55 12-26 0-48-6-64-18s-24-30-23-54zM38 111c0 29 6 50 17 63 12 13 26 20 43 20 18 0 32-7 44-20 11-13 17-34 17-62 0-27-6-47-18-61-12-13-26-20-43-20s-31 7-43 20c-11 14-17 34-17 60z">
              <text:p/>
            </draw:path>
            <draw:path draw:style-name="gr16" draw:text-style-name="P5" draw:layer="layout" svg:width="0.202cm" svg:height="0.229cm" svg:x="18.868cm" svg:y="24.97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6" draw:text-style-name="P5" draw:layer="layout" svg:width="0.191cm" svg:height="0.229cm" svg:x="19.107cm" svg:y="24.972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2cm" svg:height="0.308cm" svg:x="19.309cm" svg:y="24.977cm" svg:viewBox="0 0 201 309" svg:d="M20 304l-5-34c8 2 15 3 22 3 8 0 15-1 20-4s9-7 12-12c2-3 6-13 12-27 0-3 1-6 3-10l-84-220h40l46 127c6 16 11 33 16 50 4-16 9-32 15-48l47-129h37l-82 224c-9 24-16 41-21 50-7 12-15 21-23 26-9 6-19 9-31 9-7 0-15-2-24-5z">
              <text:p/>
            </draw:path>
            <draw:path draw:style-name="gr16" draw:text-style-name="P5" draw:layer="layout" svg:width="0.188cm" svg:height="0.302cm" svg:x="18.435cm" svg:y="25.368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66cm" svg:height="0.312cm" svg:x="18.662cm" svg:y="25.363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48cm" svg:height="0.302cm" svg:x="18.979cm" svg:y="25.368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6" draw:text-style-name="P5" draw:layer="layout" svg:width="0.266cm" svg:height="0.312cm" svg:x="17.93cm" svg:y="25.837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03cm" svg:height="0.229cm" svg:x="18.228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6cm" svg:height="0.224cm" svg:x="18.48cm" svg:y="25.9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6" draw:text-style-name="P5" draw:layer="layout" svg:width="0.106cm" svg:height="0.299cm" svg:x="18.695cm" svg:y="25.848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118cm" svg:height="0.224cm" svg:x="18.833cm" svg:y="25.92cm" svg:viewBox="0 0 119 225" svg:d="M0 225v-220h32v33c9-16 17-26 24-31s15-7 24-7c13 0 26 4 39 12l-13 34c-9-5-18-8-27-8-8 0-15 2-22 7-6 5-11 12-14 21-4 13-6 28-6 43v116z">
              <text:p/>
            </draw:path>
            <draw:path draw:style-name="gr16" draw:text-style-name="P5" draw:layer="layout" svg:width="0.203cm" svg:height="0.229cm" svg:x="18.96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036cm" svg:height="0.302cm" svg:x="19.21cm" svg:y="25.842cm" svg:viewBox="0 0 37 303" svg:d="M0 303c0-101 0-202 0-303 12 0 25 0 37 0 0 101 0 202 0 303-12 0-25 0-37 0z">
              <text:p/>
            </draw:path>
            <draw:path draw:style-name="gr16" draw:text-style-name="P5" draw:layer="layout" svg:width="0.036cm" svg:height="0.302cm" svg:x="19.303cm" svg:y="25.842cm" svg:viewBox="0 0 37 303" svg:d="M0 303c0-101 0-202 0-303 12 0 25 0 37 0 0 101 0 202 0 303-12 0-25 0-37 0z">
              <text:p/>
            </draw:path>
            <draw:path draw:style-name="gr16" draw:text-style-name="P5" draw:layer="layout" svg:width="0.201cm" svg:height="0.229cm" svg:x="19.385cm" svg:y="25.9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18cm" svg:height="0.224cm" svg:x="19.634cm" svg:y="25.92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8" draw:text-style-name="P5" draw:layer="layout" svg:width="2.222cm" svg:height="1.745cm" svg:x="14.747cm" svg:y="24.654cm" svg:viewBox="0 0 2223 1746" svg:d="M0 1746c0-582 0-1164 0-1746 741 0 1482 0 2223 0 0 582 0 1164 0 1746-741 0-1482 0-2223 0z">
              <text:p/>
            </draw:path>
            <draw:path draw:style-name="gr16" draw:text-style-name="P5" draw:layer="layout" svg:width="0.236cm" svg:height="0.302cm" svg:x="15.247cm" svg:y="24.894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6" draw:text-style-name="P5" draw:layer="layout" svg:width="0.036cm" svg:height="0.302cm" svg:x="15.547cm" svg:y="24.894cm" svg:viewBox="0 0 37 303" svg:d="M0 42c0-14 0-28 0-42 12 0 25 0 37 0 0 14 0 28 0 42-12 0-25 0-37 0zM0 303c0-73 0-147 0-220 12 0 25 0 37 0 0 73 0 147 0 220-12 0-25 0-37 0z">
              <text:p/>
            </draw:path>
            <draw:path draw:style-name="gr16" draw:text-style-name="P5" draw:layer="layout" svg:width="0.114cm" svg:height="0.036cm" svg:x="15.624cm" svg:y="25.069cm" svg:viewBox="0 0 115 37" svg:d="M0 37c0-12 0-25 0-37 38 0 77 0 115 0 0 12 0 25 0 37-38 0-77 0-115 0z">
              <text:p/>
            </draw:path>
            <draw:path draw:style-name="gr16" draw:text-style-name="P5" draw:layer="layout" svg:width="0.264cm" svg:height="0.302cm" svg:x="15.785cm" svg:y="24.894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6" draw:text-style-name="P5" draw:layer="layout" svg:width="0.201cm" svg:height="0.229cm" svg:x="16.07cm" svg:y="24.97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81cm" svg:height="0.229cm" svg:x="16.307cm" svg:y="24.972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6" draw:text-style-name="P5" draw:layer="layout" svg:width="0.239cm" svg:height="0.302cm" svg:x="15.477cm" svg:y="25.368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03cm" svg:height="0.302cm" svg:x="15.763cm" svg:y="25.368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6" draw:text-style-name="P5" draw:layer="layout" svg:width="0.239cm" svg:height="0.302cm" svg:x="15.998cm" svg:y="25.368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99cm" svg:height="0.219cm" svg:x="15.128cm" svg:y="25.925cm" svg:viewBox="0 0 300 220" svg:d="M67 220l-67-220h39l35 127 12 47c1-2 5-17 12-45l34-129h38l33 128 10 42 13-43 38-127h36l-70 220h-38l-34-131-8-38-45 169z">
              <text:p/>
            </draw:path>
            <draw:path draw:style-name="gr16" draw:text-style-name="P5" draw:layer="layout" svg:width="0.117cm" svg:height="0.312cm" svg:x="15.429cm" svg:y="25.837cm" svg:viewBox="0 0 118 313" svg:d="M0 313c29-104 59-209 88-313 10 0 20 0 30 0-29 104-59 209-88 313-10 0-20 0-30 0z">
              <text:p/>
            </draw:path>
            <draw:path draw:style-name="gr16" draw:text-style-name="P5" draw:layer="layout" svg:width="0.106cm" svg:height="0.299cm" svg:x="15.554cm" svg:y="25.848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203cm" svg:height="0.229cm" svg:x="15.68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8cm" svg:height="0.224cm" svg:x="15.93cm" svg:y="25.925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6" draw:text-style-name="P5" draw:layer="layout" svg:width="0.191cm" svg:height="0.229cm" svg:x="16.157cm" svg:y="25.92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176cm" svg:height="0.302cm" svg:x="16.38cm" svg:y="25.842cm" svg:viewBox="0 0 177 303" svg:d="M0 303v-303h37v108c17-20 39-30 65-30 16 0 30 3 42 10 12 6 20 15 25 26 5 12 8 28 8 50v139h-37v-140c0-18-4-32-12-40-8-9-19-13-34-13-11 0-21 3-30 9-10 5-17 13-21 23s-6 23-6 41v120z">
              <text:p/>
            </draw:path>
          </draw:g>
          <draw:path draw:style-name="gr9" draw:text-style-name="P1" draw:layer="layout" svg:width="0.33cm" svg:height="0.651cm" svg:x="16.494cm" svg:y="24.002cm" svg:viewBox="0 0 331 652" svg:d="M331 0c-110 217-221 435-331 652">
            <text:p/>
          </draw:path>
          <draw:path draw:style-name="gr9" draw:text-style-name="P1" draw:layer="layout" svg:width="0.303cm" svg:height="0.651cm" svg:x="17.777cm" svg:y="24.002cm" svg:viewBox="0 0 304 652" svg:d="M0 0c101 217 203 435 304 652">
            <text:p/>
          </draw:path>
          <draw:g>
            <draw:path draw:style-name="gr2" draw:text-style-name="P3" draw:layer="layout" svg:width="2.222cm" svg:height="1.745cm" svg:x="17.128cm" svg:y="20.368cm" svg:viewBox="0 0 2223 1746" svg:d="M0 1746c0-582 0-1164 0-1746 741 0 1482 0 2223 0 0 582 0 1164 0 1746-741 0-1482 0-2223 0z">
              <text:p/>
            </draw:path>
            <draw:path draw:style-name="gr10" draw:text-style-name="P3" draw:layer="layout" svg:width="0.224cm" svg:height="0.302cm" svg:x="17.283cm" svg:y="20.845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7.536cm" svg:y="20.92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7.767cm" svg:y="20.923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992cm" svg:y="20.923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8.243cm" svg:y="20.923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8.465cm" svg:y="20.923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8.692cm" svg:y="20.84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8.77cm" svg:y="20.92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9.022cm" svg:y="20.923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27cm" svg:height="0.302cm" svg:x="17.905cm" svg:y="21.319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78cm" svg:height="0.224cm" svg:x="18.185cm" svg:y="21.402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0" draw:text-style-name="P3" draw:layer="layout" svg:width="0.181cm" svg:height="0.229cm" svg:x="18.409cm" svg:y="21.39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</draw:g>
          <draw:g>
            <draw:path draw:style-name="gr4" draw:text-style-name="P4" draw:layer="layout" svg:width="2.381cm" svg:height="0.634cm" svg:x="14.747cm" svg:y="20.527cm" svg:viewBox="0 0 2382 635" svg:d="M0 0c794 212 1588 423 2382 635">
              <text:p/>
            </draw:path>
            <draw:path draw:style-name="gr12" draw:text-style-name="P4" draw:layer="layout" svg:width="0.188cm" svg:height="0.222cm" svg:x="15.622cm" svg:y="20.495cm" svg:viewBox="0 0 189 223" svg:d="M163 34l26 7-30 112c-5 20-12 35-19 45-8 10-18 18-32 22-13 4-29 4-48-1-18-5-32-12-42-22-10-9-16-20-17-34-2-13 0-30 5-50l30-113 26 7-29 112c-5 17-7 29-6 38s5 17 11 23c7 6 15 11 26 14 19 5 34 4 44-2 10-7 19-22 25-46z">
              <text:p/>
            </draw:path>
            <draw:path draw:style-name="gr12" draw:text-style-name="P4" draw:layer="layout" svg:width="0.181cm" svg:height="0.223cm" svg:x="15.78cm" svg:y="20.561cm" svg:viewBox="0 0 182 224" svg:d="M0 176l126-176 29 8 27 216-30-8-6-65-82-22-36 54zM77 110l67 18-6-59c-2-18-3-33-3-45-7 12-14 23-21 35z">
              <text:p/>
            </draw:path>
            <draw:path draw:style-name="gr12" draw:text-style-name="P4" draw:layer="layout" svg:width="0.195cm" svg:height="0.239cm" svg:x="15.987cm" svg:y="20.596cm" svg:viewBox="0 0 196 240" svg:d="M0 195l52-195 86 23c18 5 30 10 39 16 8 6 13 14 16 24s3 21 0 32c-3 14-11 24-22 31-12 7-27 10-46 7 5 5 9 10 12 14 5 9 10 20 14 31l19 62-31-8-15-47c-4-14-8-25-11-32-3-8-6-13-10-17-3-3-6-6-10-8-3-2-7-3-14-5l-30-8-23 87zM55 92l56 15c11 3 21 4 28 3 8 0 14-3 19-7s8-10 10-16c2-9 1-17-5-25-5-8-15-14-29-17l-62-17z">
              <text:p/>
            </draw:path>
            <draw:path draw:style-name="gr12" draw:text-style-name="P4" draw:layer="layout" svg:width="0.161cm" svg:height="0.218cm" svg:x="16.209cm" svg:y="20.643cm" svg:viewBox="0 0 162 219" svg:d="M19 212c15-57 30-114 46-172-22-5-43-11-65-17 2-8 4-15 6-23 52 14 104 28 156 41-2 8-4 16-6 24-22-6-44-12-65-18-15 58-31 115-46 172-9-2-17-4-26-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14316 </meta:initial-creator>
    <meta:creation-date>2015-02-20T10:36:04.76</meta:creation-date>
    <dc:date>2015-02-24T11:20:35.55</dc:date>
    <meta:editing-duration>PT1H9M1S</meta:editing-duration>
    <meta:editing-cycles>13</meta:editing-cycles>
    <meta:generator>OpenOffice/4.1.1$Win32 OpenOffice.org_project/411m6$Build-9775</meta:generator>
    <dc:creator>C14316 </dc:creator>
    <meta:document-statistic meta:object-count="814"/>
  </office:meta>
</office:document-meta>
</file>